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78cm"/>
    </style:style>
    <style:style style:name="co2" style:family="table-column">
      <style:table-column-properties fo:break-before="auto" style:column-width="1.316cm"/>
    </style:style>
    <style:style style:name="co3" style:family="table-column">
      <style:table-column-properties fo:break-before="auto" style:column-width="2.78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xp1p1" table:style-name="ta1">
        <table:shapes>
          <draw:frame draw:z-index="0" draw:style-name="gr1" draw:text-style-name="P1" svg:width="19.673cm" svg:height="10.53cm" svg:x="8.16cm" svg:y="2.186cm">
            <draw:object draw:notify-on-update-of-ranges="exp1p1.B1:exp1p1.B1 exp1p1.B2:exp1p1.B119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Timestamp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6" calcext:value-type="float">
            <text:p>1,96</text:p>
          </table:table-cell>
          <table:table-cell office:value-type="float" office:value="1693529724034" calcext:value-type="float">
            <text:p>169352972403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4" calcext:value-type="float">
            <text:p>1,94</text:p>
          </table:table-cell>
          <table:table-cell office:value-type="float" office:value="1693529724060" calcext:value-type="float">
            <text:p>16935297240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9" calcext:value-type="float">
            <text:p>1,89</text:p>
          </table:table-cell>
          <table:table-cell office:value-type="float" office:value="1693529724160" calcext:value-type="float">
            <text:p>16935297241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5" calcext:value-type="float">
            <text:p>1,95</text:p>
          </table:table-cell>
          <table:table-cell office:value-type="float" office:value="1693529724260" calcext:value-type="float">
            <text:p>16935297242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2" calcext:value-type="float">
            <text:p>1,92</text:p>
          </table:table-cell>
          <table:table-cell office:value-type="float" office:value="1693529724360" calcext:value-type="float">
            <text:p>16935297243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1" calcext:value-type="float">
            <text:p>1,91</text:p>
          </table:table-cell>
          <table:table-cell office:value-type="float" office:value="1693529724460" calcext:value-type="float">
            <text:p>16935297244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6" calcext:value-type="float">
            <text:p>1,96</text:p>
          </table:table-cell>
          <table:table-cell office:value-type="float" office:value="1693529724560" calcext:value-type="float">
            <text:p>16935297245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724660" calcext:value-type="float">
            <text:p>16935297246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1" calcext:value-type="float">
            <text:p>1,91</text:p>
          </table:table-cell>
          <table:table-cell office:value-type="float" office:value="1693529724760" calcext:value-type="float">
            <text:p>16935297247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1" calcext:value-type="float">
            <text:p>1,91</text:p>
          </table:table-cell>
          <table:table-cell office:value-type="float" office:value="1693529724860" calcext:value-type="float">
            <text:p>16935297248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724960" calcext:value-type="float">
            <text:p>16935297249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4" calcext:value-type="float">
            <text:p>1,94</text:p>
          </table:table-cell>
          <table:table-cell office:value-type="float" office:value="1693529725060" calcext:value-type="float">
            <text:p>16935297250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2" calcext:value-type="float">
            <text:p>1,92</text:p>
          </table:table-cell>
          <table:table-cell office:value-type="float" office:value="1693529725160" calcext:value-type="float">
            <text:p>16935297251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5" calcext:value-type="float">
            <text:p>1,95</text:p>
          </table:table-cell>
          <table:table-cell office:value-type="float" office:value="1693529725260" calcext:value-type="float">
            <text:p>16935297252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1" calcext:value-type="float">
            <text:p>1,91</text:p>
          </table:table-cell>
          <table:table-cell office:value-type="float" office:value="1693529725360" calcext:value-type="float">
            <text:p>16935297253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725460" calcext:value-type="float">
            <text:p>16935297254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725560" calcext:value-type="float">
            <text:p>16935297255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725660" calcext:value-type="float">
            <text:p>16935297256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2" calcext:value-type="float">
            <text:p>1,92</text:p>
          </table:table-cell>
          <table:table-cell office:value-type="float" office:value="1693529725760" calcext:value-type="float">
            <text:p>16935297257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4" calcext:value-type="float">
            <text:p>1,94</text:p>
          </table:table-cell>
          <table:table-cell office:value-type="float" office:value="1693529725860" calcext:value-type="float">
            <text:p>16935297258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2" calcext:value-type="float">
            <text:p>1,92</text:p>
          </table:table-cell>
          <table:table-cell office:value-type="float" office:value="1693529725960" calcext:value-type="float">
            <text:p>16935297259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726060" calcext:value-type="float">
            <text:p>16935297260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2" calcext:value-type="float">
            <text:p>1,92</text:p>
          </table:table-cell>
          <table:table-cell office:value-type="float" office:value="1693529726160" calcext:value-type="float">
            <text:p>16935297261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2" calcext:value-type="float">
            <text:p>1,92</text:p>
          </table:table-cell>
          <table:table-cell office:value-type="float" office:value="1693529726260" calcext:value-type="float">
            <text:p>16935297262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4" calcext:value-type="float">
            <text:p>1,94</text:p>
          </table:table-cell>
          <table:table-cell office:value-type="float" office:value="1693529726360" calcext:value-type="float">
            <text:p>16935297263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2" calcext:value-type="float">
            <text:p>1,92</text:p>
          </table:table-cell>
          <table:table-cell office:value-type="float" office:value="1693529726460" calcext:value-type="float">
            <text:p>16935297264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726560" calcext:value-type="float">
            <text:p>16935297265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2" calcext:value-type="float">
            <text:p>1,92</text:p>
          </table:table-cell>
          <table:table-cell office:value-type="float" office:value="1693529726660" calcext:value-type="float">
            <text:p>16935297266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6" calcext:value-type="float">
            <text:p>1,96</text:p>
          </table:table-cell>
          <table:table-cell office:value-type="float" office:value="1693529726760" calcext:value-type="float">
            <text:p>16935297267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5" calcext:value-type="float">
            <text:p>1,95</text:p>
          </table:table-cell>
          <table:table-cell office:value-type="float" office:value="1693529726860" calcext:value-type="float">
            <text:p>16935297268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" calcext:value-type="float">
            <text:p>1,9</text:p>
          </table:table-cell>
          <table:table-cell office:value-type="float" office:value="1693529726960" calcext:value-type="float">
            <text:p>16935297269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1" calcext:value-type="float">
            <text:p>1,91</text:p>
          </table:table-cell>
          <table:table-cell office:value-type="float" office:value="1693529727060" calcext:value-type="float">
            <text:p>16935297270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4" calcext:value-type="float">
            <text:p>1,94</text:p>
          </table:table-cell>
          <table:table-cell office:value-type="float" office:value="1693529727160" calcext:value-type="float">
            <text:p>16935297271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1" calcext:value-type="float">
            <text:p>1,91</text:p>
          </table:table-cell>
          <table:table-cell office:value-type="float" office:value="1693529727260" calcext:value-type="float">
            <text:p>16935297272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5" calcext:value-type="float">
            <text:p>1,95</text:p>
          </table:table-cell>
          <table:table-cell office:value-type="float" office:value="1693529727360" calcext:value-type="float">
            <text:p>16935297273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6" calcext:value-type="float">
            <text:p>1,96</text:p>
          </table:table-cell>
          <table:table-cell office:value-type="float" office:value="1693529727460" calcext:value-type="float">
            <text:p>16935297274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727560" calcext:value-type="float">
            <text:p>16935297275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727660" calcext:value-type="float">
            <text:p>16935297276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2" calcext:value-type="float">
            <text:p>1,92</text:p>
          </table:table-cell>
          <table:table-cell office:value-type="float" office:value="1693529727760" calcext:value-type="float">
            <text:p>16935297277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1" calcext:value-type="float">
            <text:p>1,91</text:p>
          </table:table-cell>
          <table:table-cell office:value-type="float" office:value="1693529727860" calcext:value-type="float">
            <text:p>16935297278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2" calcext:value-type="float">
            <text:p>1,92</text:p>
          </table:table-cell>
          <table:table-cell office:value-type="float" office:value="1693529727960" calcext:value-type="float">
            <text:p>16935297279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5" calcext:value-type="float">
            <text:p>1,95</text:p>
          </table:table-cell>
          <table:table-cell office:value-type="float" office:value="1693529728060" calcext:value-type="float">
            <text:p>16935297280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4" calcext:value-type="float">
            <text:p>1,94</text:p>
          </table:table-cell>
          <table:table-cell office:value-type="float" office:value="1693529728160" calcext:value-type="float">
            <text:p>16935297281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2" calcext:value-type="float">
            <text:p>1,92</text:p>
          </table:table-cell>
          <table:table-cell office:value-type="float" office:value="1693529728260" calcext:value-type="float">
            <text:p>16935297282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5" calcext:value-type="float">
            <text:p>1,95</text:p>
          </table:table-cell>
          <table:table-cell office:value-type="float" office:value="1693529728360" calcext:value-type="float">
            <text:p>16935297283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728460" calcext:value-type="float">
            <text:p>16935297284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5" calcext:value-type="float">
            <text:p>1,95</text:p>
          </table:table-cell>
          <table:table-cell office:value-type="float" office:value="1693529728560" calcext:value-type="float">
            <text:p>16935297285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2" calcext:value-type="float">
            <text:p>1,92</text:p>
          </table:table-cell>
          <table:table-cell office:value-type="float" office:value="1693529728660" calcext:value-type="float">
            <text:p>16935297286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728760" calcext:value-type="float">
            <text:p>16935297287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5" calcext:value-type="float">
            <text:p>1,95</text:p>
          </table:table-cell>
          <table:table-cell office:value-type="float" office:value="1693529728860" calcext:value-type="float">
            <text:p>16935297288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728960" calcext:value-type="float">
            <text:p>16935297289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1" calcext:value-type="float">
            <text:p>1,91</text:p>
          </table:table-cell>
          <table:table-cell office:value-type="float" office:value="1693529729060" calcext:value-type="float">
            <text:p>16935297290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4" calcext:value-type="float">
            <text:p>1,94</text:p>
          </table:table-cell>
          <table:table-cell office:value-type="float" office:value="1693529729160" calcext:value-type="float">
            <text:p>16935297291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5" calcext:value-type="float">
            <text:p>1,95</text:p>
          </table:table-cell>
          <table:table-cell office:value-type="float" office:value="1693529729260" calcext:value-type="float">
            <text:p>16935297292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2" calcext:value-type="float">
            <text:p>1,92</text:p>
          </table:table-cell>
          <table:table-cell office:value-type="float" office:value="1693529729360" calcext:value-type="float">
            <text:p>16935297293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2" calcext:value-type="float">
            <text:p>1,92</text:p>
          </table:table-cell>
          <table:table-cell office:value-type="float" office:value="1693529729560" calcext:value-type="float">
            <text:p>16935297295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729660" calcext:value-type="float">
            <text:p>16935297296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4" calcext:value-type="float">
            <text:p>1,94</text:p>
          </table:table-cell>
          <table:table-cell office:value-type="float" office:value="1693529729760" calcext:value-type="float">
            <text:p>16935297297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6" calcext:value-type="float">
            <text:p>1,96</text:p>
          </table:table-cell>
          <table:table-cell office:value-type="float" office:value="1693529729860" calcext:value-type="float">
            <text:p>16935297298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729960" calcext:value-type="float">
            <text:p>16935297299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6" calcext:value-type="float">
            <text:p>1,96</text:p>
          </table:table-cell>
          <table:table-cell office:value-type="float" office:value="1693529730060" calcext:value-type="float">
            <text:p>16935297300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5" calcext:value-type="float">
            <text:p>1,95</text:p>
          </table:table-cell>
          <table:table-cell office:value-type="float" office:value="1693529730160" calcext:value-type="float">
            <text:p>16935297301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4" calcext:value-type="float">
            <text:p>1,94</text:p>
          </table:table-cell>
          <table:table-cell office:value-type="float" office:value="1693529730260" calcext:value-type="float">
            <text:p>16935297302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2" calcext:value-type="float">
            <text:p>1,92</text:p>
          </table:table-cell>
          <table:table-cell office:value-type="float" office:value="1693529730360" calcext:value-type="float">
            <text:p>16935297303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730460" calcext:value-type="float">
            <text:p>16935297304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4" calcext:value-type="float">
            <text:p>1,94</text:p>
          </table:table-cell>
          <table:table-cell office:value-type="float" office:value="1693529730560" calcext:value-type="float">
            <text:p>16935297305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4" calcext:value-type="float">
            <text:p>1,94</text:p>
          </table:table-cell>
          <table:table-cell office:value-type="float" office:value="1693529730660" calcext:value-type="float">
            <text:p>16935297306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5" calcext:value-type="float">
            <text:p>1,95</text:p>
          </table:table-cell>
          <table:table-cell office:value-type="float" office:value="1693529730760" calcext:value-type="float">
            <text:p>16935297307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730860" calcext:value-type="float">
            <text:p>16935297308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4" calcext:value-type="float">
            <text:p>1,94</text:p>
          </table:table-cell>
          <table:table-cell office:value-type="float" office:value="1693529730960" calcext:value-type="float">
            <text:p>16935297309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5" calcext:value-type="float">
            <text:p>1,95</text:p>
          </table:table-cell>
          <table:table-cell office:value-type="float" office:value="1693529731060" calcext:value-type="float">
            <text:p>16935297310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4" calcext:value-type="float">
            <text:p>1,94</text:p>
          </table:table-cell>
          <table:table-cell office:value-type="float" office:value="1693529731160" calcext:value-type="float">
            <text:p>16935297311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731260" calcext:value-type="float">
            <text:p>16935297312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6" calcext:value-type="float">
            <text:p>1,96</text:p>
          </table:table-cell>
          <table:table-cell office:value-type="float" office:value="1693529731360" calcext:value-type="float">
            <text:p>16935297313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4" calcext:value-type="float">
            <text:p>1,94</text:p>
          </table:table-cell>
          <table:table-cell office:value-type="float" office:value="1693529731460" calcext:value-type="float">
            <text:p>16935297314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4" calcext:value-type="float">
            <text:p>1,94</text:p>
          </table:table-cell>
          <table:table-cell office:value-type="float" office:value="1693529731560" calcext:value-type="float">
            <text:p>16935297315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5" calcext:value-type="float">
            <text:p>1,95</text:p>
          </table:table-cell>
          <table:table-cell office:value-type="float" office:value="1693529731660" calcext:value-type="float">
            <text:p>16935297316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1" calcext:value-type="float">
            <text:p>1,91</text:p>
          </table:table-cell>
          <table:table-cell office:value-type="float" office:value="1693529731760" calcext:value-type="float">
            <text:p>16935297317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5" calcext:value-type="float">
            <text:p>1,95</text:p>
          </table:table-cell>
          <table:table-cell office:value-type="float" office:value="1693529731860" calcext:value-type="float">
            <text:p>16935297318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5" calcext:value-type="float">
            <text:p>1,95</text:p>
          </table:table-cell>
          <table:table-cell office:value-type="float" office:value="1693529731960" calcext:value-type="float">
            <text:p>16935297319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5" calcext:value-type="float">
            <text:p>1,95</text:p>
          </table:table-cell>
          <table:table-cell office:value-type="float" office:value="1693529732060" calcext:value-type="float">
            <text:p>16935297320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9" calcext:value-type="float">
            <text:p>1,89</text:p>
          </table:table-cell>
          <table:table-cell office:value-type="float" office:value="1693529732160" calcext:value-type="float">
            <text:p>16935297321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6" calcext:value-type="float">
            <text:p>1,96</text:p>
          </table:table-cell>
          <table:table-cell office:value-type="float" office:value="1693529732260" calcext:value-type="float">
            <text:p>16935297322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5" calcext:value-type="float">
            <text:p>1,95</text:p>
          </table:table-cell>
          <table:table-cell office:value-type="float" office:value="1693529732360" calcext:value-type="float">
            <text:p>16935297323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4" calcext:value-type="float">
            <text:p>1,94</text:p>
          </table:table-cell>
          <table:table-cell office:value-type="float" office:value="1693529732460" calcext:value-type="float">
            <text:p>16935297324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" calcext:value-type="float">
            <text:p>1,9</text:p>
          </table:table-cell>
          <table:table-cell office:value-type="float" office:value="1693529732560" calcext:value-type="float">
            <text:p>16935297325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732660" calcext:value-type="float">
            <text:p>16935297326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732760" calcext:value-type="float">
            <text:p>16935297327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5" calcext:value-type="float">
            <text:p>1,95</text:p>
          </table:table-cell>
          <table:table-cell office:value-type="float" office:value="1693529732860" calcext:value-type="float">
            <text:p>16935297328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732960" calcext:value-type="float">
            <text:p>16935297329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733060" calcext:value-type="float">
            <text:p>16935297330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4" calcext:value-type="float">
            <text:p>1,94</text:p>
          </table:table-cell>
          <table:table-cell office:value-type="float" office:value="1693529733160" calcext:value-type="float">
            <text:p>16935297331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733260" calcext:value-type="float">
            <text:p>16935297332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4" calcext:value-type="float">
            <text:p>1,94</text:p>
          </table:table-cell>
          <table:table-cell office:value-type="float" office:value="1693529733360" calcext:value-type="float">
            <text:p>16935297333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733460" calcext:value-type="float">
            <text:p>16935297334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5" calcext:value-type="float">
            <text:p>1,95</text:p>
          </table:table-cell>
          <table:table-cell office:value-type="float" office:value="1693529733560" calcext:value-type="float">
            <text:p>16935297335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733660" calcext:value-type="float">
            <text:p>16935297336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733760" calcext:value-type="float">
            <text:p>16935297337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4" calcext:value-type="float">
            <text:p>1,94</text:p>
          </table:table-cell>
          <table:table-cell office:value-type="float" office:value="1693529733860" calcext:value-type="float">
            <text:p>16935297338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6" calcext:value-type="float">
            <text:p>1,96</text:p>
          </table:table-cell>
          <table:table-cell office:value-type="float" office:value="1693529733960" calcext:value-type="float">
            <text:p>16935297339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4" calcext:value-type="float">
            <text:p>1,94</text:p>
          </table:table-cell>
          <table:table-cell office:value-type="float" office:value="1693529734060" calcext:value-type="float">
            <text:p>16935297340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4" calcext:value-type="float">
            <text:p>1,94</text:p>
          </table:table-cell>
          <table:table-cell office:value-type="float" office:value="1693529734160" calcext:value-type="float">
            <text:p>16935297341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1" calcext:value-type="float">
            <text:p>1,91</text:p>
          </table:table-cell>
          <table:table-cell office:value-type="float" office:value="1693529734260" calcext:value-type="float">
            <text:p>16935297342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4" calcext:value-type="float">
            <text:p>1,94</text:p>
          </table:table-cell>
          <table:table-cell office:value-type="float" office:value="1693529734360" calcext:value-type="float">
            <text:p>16935297343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734460" calcext:value-type="float">
            <text:p>16935297344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2" calcext:value-type="float">
            <text:p>1,92</text:p>
          </table:table-cell>
          <table:table-cell office:value-type="float" office:value="1693529734560" calcext:value-type="float">
            <text:p>16935297345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4" calcext:value-type="float">
            <text:p>1,94</text:p>
          </table:table-cell>
          <table:table-cell office:value-type="float" office:value="1693529734660" calcext:value-type="float">
            <text:p>16935297346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734760" calcext:value-type="float">
            <text:p>16935297347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4" calcext:value-type="float">
            <text:p>1,94</text:p>
          </table:table-cell>
          <table:table-cell office:value-type="float" office:value="1693529734860" calcext:value-type="float">
            <text:p>16935297348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4" calcext:value-type="float">
            <text:p>1,94</text:p>
          </table:table-cell>
          <table:table-cell office:value-type="float" office:value="1693529734960" calcext:value-type="float">
            <text:p>16935297349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735060" calcext:value-type="float">
            <text:p>16935297350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2" calcext:value-type="float">
            <text:p>1,92</text:p>
          </table:table-cell>
          <table:table-cell office:value-type="float" office:value="1693529735160" calcext:value-type="float">
            <text:p>16935297351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1" calcext:value-type="float">
            <text:p>1,91</text:p>
          </table:table-cell>
          <table:table-cell office:value-type="float" office:value="1693529735260" calcext:value-type="float">
            <text:p>16935297352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735360" calcext:value-type="float">
            <text:p>16935297353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735460" calcext:value-type="float">
            <text:p>16935297354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735560" calcext:value-type="float">
            <text:p>16935297355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735660" calcext:value-type="float">
            <text:p>16935297356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1" calcext:value-type="float">
            <text:p>1,91</text:p>
          </table:table-cell>
          <table:table-cell office:value-type="float" office:value="1693529735760" calcext:value-type="float">
            <text:p>16935297357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4" calcext:value-type="float">
            <text:p>1,94</text:p>
          </table:table-cell>
          <table:table-cell office:value-type="float" office:value="1693529735860" calcext:value-type="float">
            <text:p>16935297358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4" calcext:value-type="float">
            <text:p>1,94</text:p>
          </table:table-cell>
          <table:table-cell office:value-type="float" office:value="1693529735960" calcext:value-type="float">
            <text:p>16935297359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1" calcext:value-type="float">
            <text:p>1,91</text:p>
          </table:table-cell>
          <table:table-cell office:value-type="float" office:value="1693529736060" calcext:value-type="float">
            <text:p>16935297360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736160" calcext:value-type="float">
            <text:p>16935297361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4" calcext:value-type="float">
            <text:p>1,94</text:p>
          </table:table-cell>
          <table:table-cell office:value-type="float" office:value="1693529736260" calcext:value-type="float">
            <text:p>16935297362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4" calcext:value-type="float">
            <text:p>1,94</text:p>
          </table:table-cell>
          <table:table-cell office:value-type="float" office:value="1693529736360" calcext:value-type="float">
            <text:p>16935297363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736460" calcext:value-type="float">
            <text:p>16935297364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4" calcext:value-type="float">
            <text:p>1,94</text:p>
          </table:table-cell>
          <table:table-cell office:value-type="float" office:value="1693529736560" calcext:value-type="float">
            <text:p>16935297365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736660" calcext:value-type="float">
            <text:p>16935297366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736760" calcext:value-type="float">
            <text:p>16935297367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4" calcext:value-type="float">
            <text:p>1,94</text:p>
          </table:table-cell>
          <table:table-cell office:value-type="float" office:value="1693529736860" calcext:value-type="float">
            <text:p>16935297368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7" calcext:value-type="float">
            <text:p>1,97</text:p>
          </table:table-cell>
          <table:table-cell office:value-type="float" office:value="1693529736960" calcext:value-type="float">
            <text:p>16935297369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737060" calcext:value-type="float">
            <text:p>16935297370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6" calcext:value-type="float">
            <text:p>1,96</text:p>
          </table:table-cell>
          <table:table-cell office:value-type="float" office:value="1693529737160" calcext:value-type="float">
            <text:p>16935297371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5" calcext:value-type="float">
            <text:p>1,95</text:p>
          </table:table-cell>
          <table:table-cell office:value-type="float" office:value="1693529737260" calcext:value-type="float">
            <text:p>16935297372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6" calcext:value-type="float">
            <text:p>1,96</text:p>
          </table:table-cell>
          <table:table-cell office:value-type="float" office:value="1693529737360" calcext:value-type="float">
            <text:p>16935297373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737460" calcext:value-type="float">
            <text:p>16935297374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2" calcext:value-type="float">
            <text:p>1,92</text:p>
          </table:table-cell>
          <table:table-cell office:value-type="float" office:value="1693529737560" calcext:value-type="float">
            <text:p>16935297375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7" calcext:value-type="float">
            <text:p>1,97</text:p>
          </table:table-cell>
          <table:table-cell office:value-type="float" office:value="1693529737660" calcext:value-type="float">
            <text:p>16935297376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737760" calcext:value-type="float">
            <text:p>16935297377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6" calcext:value-type="float">
            <text:p>1,96</text:p>
          </table:table-cell>
          <table:table-cell office:value-type="float" office:value="1693529737860" calcext:value-type="float">
            <text:p>16935297378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4" calcext:value-type="float">
            <text:p>1,94</text:p>
          </table:table-cell>
          <table:table-cell office:value-type="float" office:value="1693529737960" calcext:value-type="float">
            <text:p>16935297379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5" calcext:value-type="float">
            <text:p>1,95</text:p>
          </table:table-cell>
          <table:table-cell office:value-type="float" office:value="1693529738060" calcext:value-type="float">
            <text:p>16935297380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" calcext:value-type="float">
            <text:p>1,9</text:p>
          </table:table-cell>
          <table:table-cell office:value-type="float" office:value="1693529738160" calcext:value-type="float">
            <text:p>16935297381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738260" calcext:value-type="float">
            <text:p>16935297382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6" calcext:value-type="float">
            <text:p>1,96</text:p>
          </table:table-cell>
          <table:table-cell office:value-type="float" office:value="1693529738360" calcext:value-type="float">
            <text:p>16935297383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738460" calcext:value-type="float">
            <text:p>16935297384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4" calcext:value-type="float">
            <text:p>1,94</text:p>
          </table:table-cell>
          <table:table-cell office:value-type="float" office:value="1693529738560" calcext:value-type="float">
            <text:p>16935297385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5" calcext:value-type="float">
            <text:p>1,95</text:p>
          </table:table-cell>
          <table:table-cell office:value-type="float" office:value="1693529738660" calcext:value-type="float">
            <text:p>16935297386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4" calcext:value-type="float">
            <text:p>1,94</text:p>
          </table:table-cell>
          <table:table-cell office:value-type="float" office:value="1693529738760" calcext:value-type="float">
            <text:p>16935297387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2" calcext:value-type="float">
            <text:p>1,92</text:p>
          </table:table-cell>
          <table:table-cell office:value-type="float" office:value="1693529738860" calcext:value-type="float">
            <text:p>16935297388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5" calcext:value-type="float">
            <text:p>1,95</text:p>
          </table:table-cell>
          <table:table-cell office:value-type="float" office:value="1693529738960" calcext:value-type="float">
            <text:p>16935297389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739060" calcext:value-type="float">
            <text:p>16935297390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2" calcext:value-type="float">
            <text:p>1,92</text:p>
          </table:table-cell>
          <table:table-cell office:value-type="float" office:value="1693529739160" calcext:value-type="float">
            <text:p>16935297391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739260" calcext:value-type="float">
            <text:p>16935297392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739360" calcext:value-type="float">
            <text:p>16935297393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2" calcext:value-type="float">
            <text:p>1,92</text:p>
          </table:table-cell>
          <table:table-cell office:value-type="float" office:value="1693529739460" calcext:value-type="float">
            <text:p>16935297394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5" calcext:value-type="float">
            <text:p>1,95</text:p>
          </table:table-cell>
          <table:table-cell office:value-type="float" office:value="1693529739560" calcext:value-type="float">
            <text:p>16935297395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1" calcext:value-type="float">
            <text:p>1,91</text:p>
          </table:table-cell>
          <table:table-cell office:value-type="float" office:value="1693529739660" calcext:value-type="float">
            <text:p>16935297396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739760" calcext:value-type="float">
            <text:p>16935297397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2" calcext:value-type="float">
            <text:p>1,92</text:p>
          </table:table-cell>
          <table:table-cell office:value-type="float" office:value="1693529739860" calcext:value-type="float">
            <text:p>16935297398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2" calcext:value-type="float">
            <text:p>1,92</text:p>
          </table:table-cell>
          <table:table-cell office:value-type="float" office:value="1693529739960" calcext:value-type="float">
            <text:p>16935297399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4" calcext:value-type="float">
            <text:p>1,94</text:p>
          </table:table-cell>
          <table:table-cell office:value-type="float" office:value="1693529740060" calcext:value-type="float">
            <text:p>16935297400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740160" calcext:value-type="float">
            <text:p>16935297401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1" calcext:value-type="float">
            <text:p>1,91</text:p>
          </table:table-cell>
          <table:table-cell office:value-type="float" office:value="1693529740260" calcext:value-type="float">
            <text:p>16935297402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2" calcext:value-type="float">
            <text:p>1,92</text:p>
          </table:table-cell>
          <table:table-cell office:value-type="float" office:value="1693529740360" calcext:value-type="float">
            <text:p>16935297403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1" calcext:value-type="float">
            <text:p>1,91</text:p>
          </table:table-cell>
          <table:table-cell office:value-type="float" office:value="1693529740460" calcext:value-type="float">
            <text:p>16935297404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740560" calcext:value-type="float">
            <text:p>16935297405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4" calcext:value-type="float">
            <text:p>1,94</text:p>
          </table:table-cell>
          <table:table-cell office:value-type="float" office:value="1693529740660" calcext:value-type="float">
            <text:p>16935297406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740760" calcext:value-type="float">
            <text:p>16935297407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4" calcext:value-type="float">
            <text:p>1,94</text:p>
          </table:table-cell>
          <table:table-cell office:value-type="float" office:value="1693529740860" calcext:value-type="float">
            <text:p>16935297408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4" calcext:value-type="float">
            <text:p>1,94</text:p>
          </table:table-cell>
          <table:table-cell office:value-type="float" office:value="1693529740960" calcext:value-type="float">
            <text:p>16935297409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741060" calcext:value-type="float">
            <text:p>16935297410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741160" calcext:value-type="float">
            <text:p>16935297411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741260" calcext:value-type="float">
            <text:p>16935297412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741360" calcext:value-type="float">
            <text:p>16935297413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741460" calcext:value-type="float">
            <text:p>16935297414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4" calcext:value-type="float">
            <text:p>1,94</text:p>
          </table:table-cell>
          <table:table-cell office:value-type="float" office:value="1693529741560" calcext:value-type="float">
            <text:p>16935297415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2" calcext:value-type="float">
            <text:p>1,92</text:p>
          </table:table-cell>
          <table:table-cell office:value-type="float" office:value="1693529741660" calcext:value-type="float">
            <text:p>16935297416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4" calcext:value-type="float">
            <text:p>1,94</text:p>
          </table:table-cell>
          <table:table-cell office:value-type="float" office:value="1693529741760" calcext:value-type="float">
            <text:p>16935297417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741860" calcext:value-type="float">
            <text:p>16935297418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741960" calcext:value-type="float">
            <text:p>16935297419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2" calcext:value-type="float">
            <text:p>1,92</text:p>
          </table:table-cell>
          <table:table-cell office:value-type="float" office:value="1693529742060" calcext:value-type="float">
            <text:p>16935297420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5" calcext:value-type="float">
            <text:p>1,95</text:p>
          </table:table-cell>
          <table:table-cell office:value-type="float" office:value="1693529742160" calcext:value-type="float">
            <text:p>16935297421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4" calcext:value-type="float">
            <text:p>1,94</text:p>
          </table:table-cell>
          <table:table-cell office:value-type="float" office:value="1693529742260" calcext:value-type="float">
            <text:p>16935297422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742360" calcext:value-type="float">
            <text:p>16935297423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742460" calcext:value-type="float">
            <text:p>16935297424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742560" calcext:value-type="float">
            <text:p>16935297425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2" calcext:value-type="float">
            <text:p>1,92</text:p>
          </table:table-cell>
          <table:table-cell office:value-type="float" office:value="1693529742660" calcext:value-type="float">
            <text:p>16935297426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5" calcext:value-type="float">
            <text:p>1,95</text:p>
          </table:table-cell>
          <table:table-cell office:value-type="float" office:value="1693529742760" calcext:value-type="float">
            <text:p>16935297427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742860" calcext:value-type="float">
            <text:p>16935297428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742960" calcext:value-type="float">
            <text:p>16935297429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1" calcext:value-type="float">
            <text:p>1,91</text:p>
          </table:table-cell>
          <table:table-cell office:value-type="float" office:value="1693529743061" calcext:value-type="float">
            <text:p>16935297430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5" calcext:value-type="float">
            <text:p>1,95</text:p>
          </table:table-cell>
          <table:table-cell office:value-type="float" office:value="1693529743160" calcext:value-type="float">
            <text:p>16935297431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1" calcext:value-type="float">
            <text:p>1,91</text:p>
          </table:table-cell>
          <table:table-cell office:value-type="float" office:value="1693529743260" calcext:value-type="float">
            <text:p>16935297432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1" calcext:value-type="float">
            <text:p>1,91</text:p>
          </table:table-cell>
          <table:table-cell office:value-type="float" office:value="1693529743360" calcext:value-type="float">
            <text:p>16935297433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4" calcext:value-type="float">
            <text:p>1,94</text:p>
          </table:table-cell>
          <table:table-cell office:value-type="float" office:value="1693529743460" calcext:value-type="float">
            <text:p>16935297434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743560" calcext:value-type="float">
            <text:p>16935297435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5" calcext:value-type="float">
            <text:p>1,95</text:p>
          </table:table-cell>
          <table:table-cell office:value-type="float" office:value="1693529743660" calcext:value-type="float">
            <text:p>16935297436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6" calcext:value-type="float">
            <text:p>1,96</text:p>
          </table:table-cell>
          <table:table-cell office:value-type="float" office:value="1693529743760" calcext:value-type="float">
            <text:p>16935297437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1" calcext:value-type="float">
            <text:p>1,91</text:p>
          </table:table-cell>
          <table:table-cell office:value-type="float" office:value="1693529743860" calcext:value-type="float">
            <text:p>16935297438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5" calcext:value-type="float">
            <text:p>1,95</text:p>
          </table:table-cell>
          <table:table-cell office:value-type="float" office:value="1693529743960" calcext:value-type="float">
            <text:p>16935297439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4" calcext:value-type="float">
            <text:p>1,94</text:p>
          </table:table-cell>
          <table:table-cell office:value-type="float" office:value="1693529744060" calcext:value-type="float">
            <text:p>16935297440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5" calcext:value-type="float">
            <text:p>1,95</text:p>
          </table:table-cell>
          <table:table-cell office:value-type="float" office:value="1693529744160" calcext:value-type="float">
            <text:p>16935297441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6" calcext:value-type="float">
            <text:p>1,96</text:p>
          </table:table-cell>
          <table:table-cell office:value-type="float" office:value="1693529744260" calcext:value-type="float">
            <text:p>16935297442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6" calcext:value-type="float">
            <text:p>1,96</text:p>
          </table:table-cell>
          <table:table-cell office:value-type="float" office:value="1693529744360" calcext:value-type="float">
            <text:p>16935297443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744460" calcext:value-type="float">
            <text:p>16935297444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8" calcext:value-type="float">
            <text:p>1,88</text:p>
          </table:table-cell>
          <table:table-cell office:value-type="float" office:value="1693529744560" calcext:value-type="float">
            <text:p>16935297445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744660" calcext:value-type="float">
            <text:p>16935297446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744760" calcext:value-type="float">
            <text:p>16935297447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5" calcext:value-type="float">
            <text:p>1,95</text:p>
          </table:table-cell>
          <table:table-cell office:value-type="float" office:value="1693529744860" calcext:value-type="float">
            <text:p>16935297448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1" calcext:value-type="float">
            <text:p>1,91</text:p>
          </table:table-cell>
          <table:table-cell office:value-type="float" office:value="1693529744960" calcext:value-type="float">
            <text:p>16935297449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5" calcext:value-type="float">
            <text:p>1,95</text:p>
          </table:table-cell>
          <table:table-cell office:value-type="float" office:value="1693529745060" calcext:value-type="float">
            <text:p>16935297450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9" calcext:value-type="float">
            <text:p>1,89</text:p>
          </table:table-cell>
          <table:table-cell office:value-type="float" office:value="1693529745160" calcext:value-type="float">
            <text:p>16935297451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4" calcext:value-type="float">
            <text:p>1,94</text:p>
          </table:table-cell>
          <table:table-cell office:value-type="float" office:value="1693529745260" calcext:value-type="float">
            <text:p>16935297452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4" calcext:value-type="float">
            <text:p>1,94</text:p>
          </table:table-cell>
          <table:table-cell office:value-type="float" office:value="1693529745360" calcext:value-type="float">
            <text:p>16935297453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1" calcext:value-type="float">
            <text:p>1,91</text:p>
          </table:table-cell>
          <table:table-cell office:value-type="float" office:value="1693529745461" calcext:value-type="float">
            <text:p>16935297454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4" calcext:value-type="float">
            <text:p>1,94</text:p>
          </table:table-cell>
          <table:table-cell office:value-type="float" office:value="1693529745561" calcext:value-type="float">
            <text:p>16935297455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745660" calcext:value-type="float">
            <text:p>16935297456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6" calcext:value-type="float">
            <text:p>1,96</text:p>
          </table:table-cell>
          <table:table-cell office:value-type="float" office:value="1693529745760" calcext:value-type="float">
            <text:p>16935297457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745860" calcext:value-type="float">
            <text:p>16935297458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4" calcext:value-type="float">
            <text:p>1,94</text:p>
          </table:table-cell>
          <table:table-cell office:value-type="float" office:value="1693529745960" calcext:value-type="float">
            <text:p>16935297459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746060" calcext:value-type="float">
            <text:p>16935297460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6" calcext:value-type="float">
            <text:p>1,96</text:p>
          </table:table-cell>
          <table:table-cell office:value-type="float" office:value="1693529746160" calcext:value-type="float">
            <text:p>16935297461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6" calcext:value-type="float">
            <text:p>1,96</text:p>
          </table:table-cell>
          <table:table-cell office:value-type="float" office:value="1693529746260" calcext:value-type="float">
            <text:p>16935297462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6" calcext:value-type="float">
            <text:p>1,96</text:p>
          </table:table-cell>
          <table:table-cell office:value-type="float" office:value="1693529746360" calcext:value-type="float">
            <text:p>16935297463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4" calcext:value-type="float">
            <text:p>1,94</text:p>
          </table:table-cell>
          <table:table-cell office:value-type="float" office:value="1693529746460" calcext:value-type="float">
            <text:p>16935297464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746560" calcext:value-type="float">
            <text:p>16935297465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746660" calcext:value-type="float">
            <text:p>16935297466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2" calcext:value-type="float">
            <text:p>1,92</text:p>
          </table:table-cell>
          <table:table-cell office:value-type="float" office:value="1693529746760" calcext:value-type="float">
            <text:p>16935297467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6" calcext:value-type="float">
            <text:p>1,96</text:p>
          </table:table-cell>
          <table:table-cell office:value-type="float" office:value="1693529746860" calcext:value-type="float">
            <text:p>16935297468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4" calcext:value-type="float">
            <text:p>1,94</text:p>
          </table:table-cell>
          <table:table-cell office:value-type="float" office:value="1693529746960" calcext:value-type="float">
            <text:p>16935297469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4" calcext:value-type="float">
            <text:p>1,94</text:p>
          </table:table-cell>
          <table:table-cell office:value-type="float" office:value="1693529747060" calcext:value-type="float">
            <text:p>16935297470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5" calcext:value-type="float">
            <text:p>1,95</text:p>
          </table:table-cell>
          <table:table-cell office:value-type="float" office:value="1693529747160" calcext:value-type="float">
            <text:p>16935297471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5" calcext:value-type="float">
            <text:p>1,95</text:p>
          </table:table-cell>
          <table:table-cell office:value-type="float" office:value="1693529747260" calcext:value-type="float">
            <text:p>16935297472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747360" calcext:value-type="float">
            <text:p>16935297473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4" calcext:value-type="float">
            <text:p>1,94</text:p>
          </table:table-cell>
          <table:table-cell office:value-type="float" office:value="1693529747460" calcext:value-type="float">
            <text:p>16935297474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747560" calcext:value-type="float">
            <text:p>16935297475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4" calcext:value-type="float">
            <text:p>1,94</text:p>
          </table:table-cell>
          <table:table-cell office:value-type="float" office:value="1693529747660" calcext:value-type="float">
            <text:p>16935297476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747760" calcext:value-type="float">
            <text:p>16935297477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2" calcext:value-type="float">
            <text:p>1,92</text:p>
          </table:table-cell>
          <table:table-cell office:value-type="float" office:value="1693529747860" calcext:value-type="float">
            <text:p>16935297478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4" calcext:value-type="float">
            <text:p>1,94</text:p>
          </table:table-cell>
          <table:table-cell office:value-type="float" office:value="1693529747960" calcext:value-type="float">
            <text:p>16935297479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5" calcext:value-type="float">
            <text:p>1,95</text:p>
          </table:table-cell>
          <table:table-cell office:value-type="float" office:value="1693529748060" calcext:value-type="float">
            <text:p>16935297480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2" calcext:value-type="float">
            <text:p>1,92</text:p>
          </table:table-cell>
          <table:table-cell office:value-type="float" office:value="1693529748161" calcext:value-type="float">
            <text:p>16935297481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" calcext:value-type="float">
            <text:p>1,9</text:p>
          </table:table-cell>
          <table:table-cell office:value-type="float" office:value="1693529748260" calcext:value-type="float">
            <text:p>16935297482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4" calcext:value-type="float">
            <text:p>1,94</text:p>
          </table:table-cell>
          <table:table-cell office:value-type="float" office:value="1693529748361" calcext:value-type="float">
            <text:p>16935297483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4" calcext:value-type="float">
            <text:p>1,94</text:p>
          </table:table-cell>
          <table:table-cell office:value-type="float" office:value="1693529748460" calcext:value-type="float">
            <text:p>16935297484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748560" calcext:value-type="float">
            <text:p>16935297485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748660" calcext:value-type="float">
            <text:p>16935297486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748760" calcext:value-type="float">
            <text:p>16935297487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748860" calcext:value-type="float">
            <text:p>16935297488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748960" calcext:value-type="float">
            <text:p>16935297489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2" calcext:value-type="float">
            <text:p>1,92</text:p>
          </table:table-cell>
          <table:table-cell office:value-type="float" office:value="1693529749060" calcext:value-type="float">
            <text:p>16935297490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2" calcext:value-type="float">
            <text:p>1,92</text:p>
          </table:table-cell>
          <table:table-cell office:value-type="float" office:value="1693529749160" calcext:value-type="float">
            <text:p>16935297491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5" calcext:value-type="float">
            <text:p>1,95</text:p>
          </table:table-cell>
          <table:table-cell office:value-type="float" office:value="1693529749260" calcext:value-type="float">
            <text:p>16935297492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749360" calcext:value-type="float">
            <text:p>16935297493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2" calcext:value-type="float">
            <text:p>1,92</text:p>
          </table:table-cell>
          <table:table-cell office:value-type="float" office:value="1693529749460" calcext:value-type="float">
            <text:p>16935297494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" calcext:value-type="float">
            <text:p>1,9</text:p>
          </table:table-cell>
          <table:table-cell office:value-type="float" office:value="1693529749560" calcext:value-type="float">
            <text:p>16935297495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4" calcext:value-type="float">
            <text:p>1,94</text:p>
          </table:table-cell>
          <table:table-cell office:value-type="float" office:value="1693529749660" calcext:value-type="float">
            <text:p>16935297496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4" calcext:value-type="float">
            <text:p>1,94</text:p>
          </table:table-cell>
          <table:table-cell office:value-type="float" office:value="1693529749760" calcext:value-type="float">
            <text:p>16935297497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749860" calcext:value-type="float">
            <text:p>16935297498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2" calcext:value-type="float">
            <text:p>1,92</text:p>
          </table:table-cell>
          <table:table-cell office:value-type="float" office:value="1693529749960" calcext:value-type="float">
            <text:p>16935297499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" calcext:value-type="float">
            <text:p>1,9</text:p>
          </table:table-cell>
          <table:table-cell office:value-type="float" office:value="1693529750060" calcext:value-type="float">
            <text:p>16935297500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7" calcext:value-type="float">
            <text:p>1,97</text:p>
          </table:table-cell>
          <table:table-cell office:value-type="float" office:value="1693529750160" calcext:value-type="float">
            <text:p>16935297501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4" calcext:value-type="float">
            <text:p>1,94</text:p>
          </table:table-cell>
          <table:table-cell office:value-type="float" office:value="1693529750260" calcext:value-type="float">
            <text:p>16935297502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1" calcext:value-type="float">
            <text:p>1,91</text:p>
          </table:table-cell>
          <table:table-cell office:value-type="float" office:value="1693529750360" calcext:value-type="float">
            <text:p>16935297503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2" calcext:value-type="float">
            <text:p>1,92</text:p>
          </table:table-cell>
          <table:table-cell office:value-type="float" office:value="1693529750461" calcext:value-type="float">
            <text:p>16935297504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6" calcext:value-type="float">
            <text:p>1,96</text:p>
          </table:table-cell>
          <table:table-cell office:value-type="float" office:value="1693529750560" calcext:value-type="float">
            <text:p>16935297505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6" calcext:value-type="float">
            <text:p>1,96</text:p>
          </table:table-cell>
          <table:table-cell office:value-type="float" office:value="1693529750661" calcext:value-type="float">
            <text:p>16935297506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750760" calcext:value-type="float">
            <text:p>16935297507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750860" calcext:value-type="float">
            <text:p>16935297508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750960" calcext:value-type="float">
            <text:p>16935297509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751060" calcext:value-type="float">
            <text:p>16935297510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4" calcext:value-type="float">
            <text:p>1,94</text:p>
          </table:table-cell>
          <table:table-cell office:value-type="float" office:value="1693529751161" calcext:value-type="float">
            <text:p>16935297511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4" calcext:value-type="float">
            <text:p>1,94</text:p>
          </table:table-cell>
          <table:table-cell office:value-type="float" office:value="1693529751260" calcext:value-type="float">
            <text:p>16935297512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751360" calcext:value-type="float">
            <text:p>16935297513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751460" calcext:value-type="float">
            <text:p>16935297514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" calcext:value-type="float">
            <text:p>1,9</text:p>
          </table:table-cell>
          <table:table-cell office:value-type="float" office:value="1693529751561" calcext:value-type="float">
            <text:p>16935297515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2" calcext:value-type="float">
            <text:p>1,92</text:p>
          </table:table-cell>
          <table:table-cell office:value-type="float" office:value="1693529751660" calcext:value-type="float">
            <text:p>16935297516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1" calcext:value-type="float">
            <text:p>1,91</text:p>
          </table:table-cell>
          <table:table-cell office:value-type="float" office:value="1693529751760" calcext:value-type="float">
            <text:p>16935297517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751860" calcext:value-type="float">
            <text:p>16935297518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2" calcext:value-type="float">
            <text:p>1,92</text:p>
          </table:table-cell>
          <table:table-cell office:value-type="float" office:value="1693529751960" calcext:value-type="float">
            <text:p>16935297519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9" calcext:value-type="float">
            <text:p>1,89</text:p>
          </table:table-cell>
          <table:table-cell office:value-type="float" office:value="1693529752060" calcext:value-type="float">
            <text:p>16935297520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752160" calcext:value-type="float">
            <text:p>16935297521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752260" calcext:value-type="float">
            <text:p>16935297522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6" calcext:value-type="float">
            <text:p>1,96</text:p>
          </table:table-cell>
          <table:table-cell office:value-type="float" office:value="1693529752361" calcext:value-type="float">
            <text:p>16935297523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2" calcext:value-type="float">
            <text:p>1,92</text:p>
          </table:table-cell>
          <table:table-cell office:value-type="float" office:value="1693529752460" calcext:value-type="float">
            <text:p>16935297524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5" calcext:value-type="float">
            <text:p>1,95</text:p>
          </table:table-cell>
          <table:table-cell office:value-type="float" office:value="1693529752561" calcext:value-type="float">
            <text:p>16935297525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4" calcext:value-type="float">
            <text:p>1,94</text:p>
          </table:table-cell>
          <table:table-cell office:value-type="float" office:value="1693529752661" calcext:value-type="float">
            <text:p>16935297526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2" calcext:value-type="float">
            <text:p>1,92</text:p>
          </table:table-cell>
          <table:table-cell office:value-type="float" office:value="1693529752760" calcext:value-type="float">
            <text:p>16935297527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752860" calcext:value-type="float">
            <text:p>16935297528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2" calcext:value-type="float">
            <text:p>1,92</text:p>
          </table:table-cell>
          <table:table-cell office:value-type="float" office:value="1693529752960" calcext:value-type="float">
            <text:p>16935297529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4" calcext:value-type="float">
            <text:p>1,94</text:p>
          </table:table-cell>
          <table:table-cell office:value-type="float" office:value="1693529753061" calcext:value-type="float">
            <text:p>16935297530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753160" calcext:value-type="float">
            <text:p>16935297531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753260" calcext:value-type="float">
            <text:p>16935297532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1" calcext:value-type="float">
            <text:p>1,91</text:p>
          </table:table-cell>
          <table:table-cell office:value-type="float" office:value="1693529753360" calcext:value-type="float">
            <text:p>16935297533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5" calcext:value-type="float">
            <text:p>1,95</text:p>
          </table:table-cell>
          <table:table-cell office:value-type="float" office:value="1693529753460" calcext:value-type="float">
            <text:p>16935297534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1" calcext:value-type="float">
            <text:p>1,91</text:p>
          </table:table-cell>
          <table:table-cell office:value-type="float" office:value="1693529753561" calcext:value-type="float">
            <text:p>16935297535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2" calcext:value-type="float">
            <text:p>1,92</text:p>
          </table:table-cell>
          <table:table-cell office:value-type="float" office:value="1693529753661" calcext:value-type="float">
            <text:p>16935297536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" calcext:value-type="float">
            <text:p>1,9</text:p>
          </table:table-cell>
          <table:table-cell office:value-type="float" office:value="1693529753760" calcext:value-type="float">
            <text:p>16935297537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753861" calcext:value-type="float">
            <text:p>16935297538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5" calcext:value-type="float">
            <text:p>1,95</text:p>
          </table:table-cell>
          <table:table-cell office:value-type="float" office:value="1693529753960" calcext:value-type="float">
            <text:p>16935297539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2" calcext:value-type="float">
            <text:p>1,92</text:p>
          </table:table-cell>
          <table:table-cell office:value-type="float" office:value="1693529754061" calcext:value-type="float">
            <text:p>16935297540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754161" calcext:value-type="float">
            <text:p>16935297541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5" calcext:value-type="float">
            <text:p>1,95</text:p>
          </table:table-cell>
          <table:table-cell office:value-type="float" office:value="1693529754261" calcext:value-type="float">
            <text:p>16935297542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2" calcext:value-type="float">
            <text:p>1,92</text:p>
          </table:table-cell>
          <table:table-cell office:value-type="float" office:value="1693529754361" calcext:value-type="float">
            <text:p>16935297543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5" calcext:value-type="float">
            <text:p>1,95</text:p>
          </table:table-cell>
          <table:table-cell office:value-type="float" office:value="1693529754460" calcext:value-type="float">
            <text:p>16935297544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4" calcext:value-type="float">
            <text:p>1,94</text:p>
          </table:table-cell>
          <table:table-cell office:value-type="float" office:value="1693529754560" calcext:value-type="float">
            <text:p>16935297545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754660" calcext:value-type="float">
            <text:p>16935297546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4" calcext:value-type="float">
            <text:p>1,94</text:p>
          </table:table-cell>
          <table:table-cell office:value-type="float" office:value="1693529754760" calcext:value-type="float">
            <text:p>16935297547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9" calcext:value-type="float">
            <text:p>1,89</text:p>
          </table:table-cell>
          <table:table-cell office:value-type="float" office:value="1693529754860" calcext:value-type="float">
            <text:p>16935297548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2" calcext:value-type="float">
            <text:p>1,92</text:p>
          </table:table-cell>
          <table:table-cell office:value-type="float" office:value="1693529754961" calcext:value-type="float">
            <text:p>16935297549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755061" calcext:value-type="float">
            <text:p>16935297550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4" calcext:value-type="float">
            <text:p>1,94</text:p>
          </table:table-cell>
          <table:table-cell office:value-type="float" office:value="1693529755160" calcext:value-type="float">
            <text:p>16935297551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" calcext:value-type="float">
            <text:p>1,9</text:p>
          </table:table-cell>
          <table:table-cell office:value-type="float" office:value="1693529755261" calcext:value-type="float">
            <text:p>16935297552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755361" calcext:value-type="float">
            <text:p>16935297553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5" calcext:value-type="float">
            <text:p>1,95</text:p>
          </table:table-cell>
          <table:table-cell office:value-type="float" office:value="1693529755461" calcext:value-type="float">
            <text:p>16935297554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755561" calcext:value-type="float">
            <text:p>16935297555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1" calcext:value-type="float">
            <text:p>1,91</text:p>
          </table:table-cell>
          <table:table-cell office:value-type="float" office:value="1693529755661" calcext:value-type="float">
            <text:p>16935297556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4" calcext:value-type="float">
            <text:p>1,94</text:p>
          </table:table-cell>
          <table:table-cell office:value-type="float" office:value="1693529755761" calcext:value-type="float">
            <text:p>16935297557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755861" calcext:value-type="float">
            <text:p>16935297558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5" calcext:value-type="float">
            <text:p>1,95</text:p>
          </table:table-cell>
          <table:table-cell office:value-type="float" office:value="1693529755961" calcext:value-type="float">
            <text:p>16935297559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5" calcext:value-type="float">
            <text:p>1,95</text:p>
          </table:table-cell>
          <table:table-cell office:value-type="float" office:value="1693529756061" calcext:value-type="float">
            <text:p>16935297560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756161" calcext:value-type="float">
            <text:p>16935297561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4" calcext:value-type="float">
            <text:p>1,94</text:p>
          </table:table-cell>
          <table:table-cell office:value-type="float" office:value="1693529756260" calcext:value-type="float">
            <text:p>16935297562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756360" calcext:value-type="float">
            <text:p>169352975636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756461" calcext:value-type="float">
            <text:p>16935297564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756561" calcext:value-type="float">
            <text:p>16935297565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2" calcext:value-type="float">
            <text:p>1,92</text:p>
          </table:table-cell>
          <table:table-cell office:value-type="float" office:value="1693529756661" calcext:value-type="float">
            <text:p>16935297566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2" calcext:value-type="float">
            <text:p>1,92</text:p>
          </table:table-cell>
          <table:table-cell office:value-type="float" office:value="1693529756761" calcext:value-type="float">
            <text:p>16935297567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756861" calcext:value-type="float">
            <text:p>16935297568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756961" calcext:value-type="float">
            <text:p>16935297569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757061" calcext:value-type="float">
            <text:p>16935297570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6" calcext:value-type="float">
            <text:p>1,96</text:p>
          </table:table-cell>
          <table:table-cell office:value-type="float" office:value="1693529757161" calcext:value-type="float">
            <text:p>16935297571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757261" calcext:value-type="float">
            <text:p>16935297572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757361" calcext:value-type="float">
            <text:p>16935297573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2" calcext:value-type="float">
            <text:p>1,92</text:p>
          </table:table-cell>
          <table:table-cell office:value-type="float" office:value="1693529757461" calcext:value-type="float">
            <text:p>16935297574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7" calcext:value-type="float">
            <text:p>1,97</text:p>
          </table:table-cell>
          <table:table-cell office:value-type="float" office:value="1693529757561" calcext:value-type="float">
            <text:p>16935297575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2" calcext:value-type="float">
            <text:p>1,92</text:p>
          </table:table-cell>
          <table:table-cell office:value-type="float" office:value="1693529757661" calcext:value-type="float">
            <text:p>16935297576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757761" calcext:value-type="float">
            <text:p>16935297577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4" calcext:value-type="float">
            <text:p>1,94</text:p>
          </table:table-cell>
          <table:table-cell office:value-type="float" office:value="1693529757861" calcext:value-type="float">
            <text:p>16935297578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6" calcext:value-type="float">
            <text:p>1,96</text:p>
          </table:table-cell>
          <table:table-cell office:value-type="float" office:value="1693529757961" calcext:value-type="float">
            <text:p>16935297579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9" calcext:value-type="float">
            <text:p>1,89</text:p>
          </table:table-cell>
          <table:table-cell office:value-type="float" office:value="1693529758061" calcext:value-type="float">
            <text:p>16935297580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758161" calcext:value-type="float">
            <text:p>16935297581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6" calcext:value-type="float">
            <text:p>1,96</text:p>
          </table:table-cell>
          <table:table-cell office:value-type="float" office:value="1693529758261" calcext:value-type="float">
            <text:p>16935297582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4" calcext:value-type="float">
            <text:p>1,94</text:p>
          </table:table-cell>
          <table:table-cell office:value-type="float" office:value="1693529758361" calcext:value-type="float">
            <text:p>16935297583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758461" calcext:value-type="float">
            <text:p>16935297584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758561" calcext:value-type="float">
            <text:p>16935297585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5" calcext:value-type="float">
            <text:p>1,95</text:p>
          </table:table-cell>
          <table:table-cell office:value-type="float" office:value="1693529758661" calcext:value-type="float">
            <text:p>16935297586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758761" calcext:value-type="float">
            <text:p>16935297587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758861" calcext:value-type="float">
            <text:p>16935297588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1" calcext:value-type="float">
            <text:p>1,91</text:p>
          </table:table-cell>
          <table:table-cell office:value-type="float" office:value="1693529758961" calcext:value-type="float">
            <text:p>16935297589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6" calcext:value-type="float">
            <text:p>1,96</text:p>
          </table:table-cell>
          <table:table-cell office:value-type="float" office:value="1693529759061" calcext:value-type="float">
            <text:p>16935297590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4" calcext:value-type="float">
            <text:p>1,94</text:p>
          </table:table-cell>
          <table:table-cell office:value-type="float" office:value="1693529759161" calcext:value-type="float">
            <text:p>16935297591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" calcext:value-type="float">
            <text:p>2</text:p>
          </table:table-cell>
          <table:table-cell office:value-type="float" office:value="1693529759261" calcext:value-type="float">
            <text:p>16935297592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5" calcext:value-type="float">
            <text:p>1,95</text:p>
          </table:table-cell>
          <table:table-cell office:value-type="float" office:value="1693529759361" calcext:value-type="float">
            <text:p>16935297593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5" calcext:value-type="float">
            <text:p>1,95</text:p>
          </table:table-cell>
          <table:table-cell office:value-type="float" office:value="1693529759461" calcext:value-type="float">
            <text:p>16935297594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759561" calcext:value-type="float">
            <text:p>16935297595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6" calcext:value-type="float">
            <text:p>1,96</text:p>
          </table:table-cell>
          <table:table-cell office:value-type="float" office:value="1693529759661" calcext:value-type="float">
            <text:p>16935297596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4" calcext:value-type="float">
            <text:p>1,94</text:p>
          </table:table-cell>
          <table:table-cell office:value-type="float" office:value="1693529759761" calcext:value-type="float">
            <text:p>16935297597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4" calcext:value-type="float">
            <text:p>1,94</text:p>
          </table:table-cell>
          <table:table-cell office:value-type="float" office:value="1693529759861" calcext:value-type="float">
            <text:p>16935297598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5" calcext:value-type="float">
            <text:p>1,95</text:p>
          </table:table-cell>
          <table:table-cell office:value-type="float" office:value="1693529759961" calcext:value-type="float">
            <text:p>16935297599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2" calcext:value-type="float">
            <text:p>1,92</text:p>
          </table:table-cell>
          <table:table-cell office:value-type="float" office:value="1693529760061" calcext:value-type="float">
            <text:p>16935297600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5" calcext:value-type="float">
            <text:p>1,95</text:p>
          </table:table-cell>
          <table:table-cell office:value-type="float" office:value="1693529760161" calcext:value-type="float">
            <text:p>16935297601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2" calcext:value-type="float">
            <text:p>1,92</text:p>
          </table:table-cell>
          <table:table-cell office:value-type="float" office:value="1693529760261" calcext:value-type="float">
            <text:p>16935297602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5" calcext:value-type="float">
            <text:p>1,95</text:p>
          </table:table-cell>
          <table:table-cell office:value-type="float" office:value="1693529760361" calcext:value-type="float">
            <text:p>16935297603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2" calcext:value-type="float">
            <text:p>1,92</text:p>
          </table:table-cell>
          <table:table-cell office:value-type="float" office:value="1693529760461" calcext:value-type="float">
            <text:p>16935297604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760561" calcext:value-type="float">
            <text:p>16935297605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5" calcext:value-type="float">
            <text:p>1,95</text:p>
          </table:table-cell>
          <table:table-cell office:value-type="float" office:value="1693529760661" calcext:value-type="float">
            <text:p>16935297606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1" calcext:value-type="float">
            <text:p>1,91</text:p>
          </table:table-cell>
          <table:table-cell office:value-type="float" office:value="1693529760761" calcext:value-type="float">
            <text:p>16935297607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760861" calcext:value-type="float">
            <text:p>16935297608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5" calcext:value-type="float">
            <text:p>1,95</text:p>
          </table:table-cell>
          <table:table-cell office:value-type="float" office:value="1693529760961" calcext:value-type="float">
            <text:p>16935297609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5" calcext:value-type="float">
            <text:p>1,95</text:p>
          </table:table-cell>
          <table:table-cell office:value-type="float" office:value="1693529761061" calcext:value-type="float">
            <text:p>16935297610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2" calcext:value-type="float">
            <text:p>1,92</text:p>
          </table:table-cell>
          <table:table-cell office:value-type="float" office:value="1693529761161" calcext:value-type="float">
            <text:p>16935297611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1" calcext:value-type="float">
            <text:p>1,91</text:p>
          </table:table-cell>
          <table:table-cell office:value-type="float" office:value="1693529761261" calcext:value-type="float">
            <text:p>16935297612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2" calcext:value-type="float">
            <text:p>1,92</text:p>
          </table:table-cell>
          <table:table-cell office:value-type="float" office:value="1693529761361" calcext:value-type="float">
            <text:p>16935297613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761461" calcext:value-type="float">
            <text:p>16935297614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761561" calcext:value-type="float">
            <text:p>16935297615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9" calcext:value-type="float">
            <text:p>1,89</text:p>
          </table:table-cell>
          <table:table-cell office:value-type="float" office:value="1693529761661" calcext:value-type="float">
            <text:p>16935297616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6" calcext:value-type="float">
            <text:p>1,96</text:p>
          </table:table-cell>
          <table:table-cell office:value-type="float" office:value="1693529761761" calcext:value-type="float">
            <text:p>16935297617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" calcext:value-type="float">
            <text:p>1,9</text:p>
          </table:table-cell>
          <table:table-cell office:value-type="float" office:value="1693529761861" calcext:value-type="float">
            <text:p>16935297618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4" calcext:value-type="float">
            <text:p>1,94</text:p>
          </table:table-cell>
          <table:table-cell office:value-type="float" office:value="1693529761961" calcext:value-type="float">
            <text:p>16935297619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6" calcext:value-type="float">
            <text:p>1,96</text:p>
          </table:table-cell>
          <table:table-cell office:value-type="float" office:value="1693529762161" calcext:value-type="float">
            <text:p>16935297621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4" calcext:value-type="float">
            <text:p>1,94</text:p>
          </table:table-cell>
          <table:table-cell office:value-type="float" office:value="1693529762261" calcext:value-type="float">
            <text:p>16935297622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1" calcext:value-type="float">
            <text:p>1,91</text:p>
          </table:table-cell>
          <table:table-cell office:value-type="float" office:value="1693529762361" calcext:value-type="float">
            <text:p>16935297623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5" calcext:value-type="float">
            <text:p>1,95</text:p>
          </table:table-cell>
          <table:table-cell office:value-type="float" office:value="1693529762461" calcext:value-type="float">
            <text:p>16935297624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2" calcext:value-type="float">
            <text:p>1,92</text:p>
          </table:table-cell>
          <table:table-cell office:value-type="float" office:value="1693529762561" calcext:value-type="float">
            <text:p>16935297625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4" calcext:value-type="float">
            <text:p>1,94</text:p>
          </table:table-cell>
          <table:table-cell office:value-type="float" office:value="1693529762661" calcext:value-type="float">
            <text:p>16935297626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762761" calcext:value-type="float">
            <text:p>16935297627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5" calcext:value-type="float">
            <text:p>1,95</text:p>
          </table:table-cell>
          <table:table-cell office:value-type="float" office:value="1693529762861" calcext:value-type="float">
            <text:p>16935297628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4" calcext:value-type="float">
            <text:p>1,94</text:p>
          </table:table-cell>
          <table:table-cell office:value-type="float" office:value="1693529762961" calcext:value-type="float">
            <text:p>16935297629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1" calcext:value-type="float">
            <text:p>1,91</text:p>
          </table:table-cell>
          <table:table-cell office:value-type="float" office:value="1693529763061" calcext:value-type="float">
            <text:p>16935297630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2" calcext:value-type="float">
            <text:p>1,92</text:p>
          </table:table-cell>
          <table:table-cell office:value-type="float" office:value="1693529763161" calcext:value-type="float">
            <text:p>16935297631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763261" calcext:value-type="float">
            <text:p>16935297632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763361" calcext:value-type="float">
            <text:p>16935297633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763461" calcext:value-type="float">
            <text:p>16935297634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763561" calcext:value-type="float">
            <text:p>16935297635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6" calcext:value-type="float">
            <text:p>1,96</text:p>
          </table:table-cell>
          <table:table-cell office:value-type="float" office:value="1693529763661" calcext:value-type="float">
            <text:p>16935297636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763761" calcext:value-type="float">
            <text:p>16935297637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763861" calcext:value-type="float">
            <text:p>16935297638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7" calcext:value-type="float">
            <text:p>1,97</text:p>
          </table:table-cell>
          <table:table-cell office:value-type="float" office:value="1693529763961" calcext:value-type="float">
            <text:p>16935297639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4" calcext:value-type="float">
            <text:p>1,94</text:p>
          </table:table-cell>
          <table:table-cell office:value-type="float" office:value="1693529764061" calcext:value-type="float">
            <text:p>16935297640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764161" calcext:value-type="float">
            <text:p>16935297641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764261" calcext:value-type="float">
            <text:p>16935297642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4" calcext:value-type="float">
            <text:p>1,94</text:p>
          </table:table-cell>
          <table:table-cell office:value-type="float" office:value="1693529764361" calcext:value-type="float">
            <text:p>16935297643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6" calcext:value-type="float">
            <text:p>1,96</text:p>
          </table:table-cell>
          <table:table-cell office:value-type="float" office:value="1693529764461" calcext:value-type="float">
            <text:p>16935297644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" calcext:value-type="float">
            <text:p>1,9</text:p>
          </table:table-cell>
          <table:table-cell office:value-type="float" office:value="1693529764561" calcext:value-type="float">
            <text:p>16935297645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1" calcext:value-type="float">
            <text:p>1,91</text:p>
          </table:table-cell>
          <table:table-cell office:value-type="float" office:value="1693529764661" calcext:value-type="float">
            <text:p>16935297646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4" calcext:value-type="float">
            <text:p>1,94</text:p>
          </table:table-cell>
          <table:table-cell office:value-type="float" office:value="1693529764761" calcext:value-type="float">
            <text:p>16935297647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764861" calcext:value-type="float">
            <text:p>16935297648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5" calcext:value-type="float">
            <text:p>1,95</text:p>
          </table:table-cell>
          <table:table-cell office:value-type="float" office:value="1693529764961" calcext:value-type="float">
            <text:p>16935297649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6" calcext:value-type="float">
            <text:p>1,96</text:p>
          </table:table-cell>
          <table:table-cell office:value-type="float" office:value="1693529765061" calcext:value-type="float">
            <text:p>16935297650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2" calcext:value-type="float">
            <text:p>1,92</text:p>
          </table:table-cell>
          <table:table-cell office:value-type="float" office:value="1693529765161" calcext:value-type="float">
            <text:p>16935297651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765261" calcext:value-type="float">
            <text:p>16935297652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5" calcext:value-type="float">
            <text:p>1,95</text:p>
          </table:table-cell>
          <table:table-cell office:value-type="float" office:value="1693529765361" calcext:value-type="float">
            <text:p>16935297653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6" calcext:value-type="float">
            <text:p>1,96</text:p>
          </table:table-cell>
          <table:table-cell office:value-type="float" office:value="1693529765461" calcext:value-type="float">
            <text:p>16935297654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4" calcext:value-type="float">
            <text:p>1,94</text:p>
          </table:table-cell>
          <table:table-cell office:value-type="float" office:value="1693529765561" calcext:value-type="float">
            <text:p>16935297655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4" calcext:value-type="float">
            <text:p>1,94</text:p>
          </table:table-cell>
          <table:table-cell office:value-type="float" office:value="1693529765661" calcext:value-type="float">
            <text:p>16935297656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765761" calcext:value-type="float">
            <text:p>16935297657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2" calcext:value-type="float">
            <text:p>1,92</text:p>
          </table:table-cell>
          <table:table-cell office:value-type="float" office:value="1693529765861" calcext:value-type="float">
            <text:p>16935297658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765961" calcext:value-type="float">
            <text:p>16935297659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5" calcext:value-type="float">
            <text:p>1,95</text:p>
          </table:table-cell>
          <table:table-cell office:value-type="float" office:value="1693529766061" calcext:value-type="float">
            <text:p>16935297660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766161" calcext:value-type="float">
            <text:p>16935297661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4" calcext:value-type="float">
            <text:p>1,94</text:p>
          </table:table-cell>
          <table:table-cell office:value-type="float" office:value="1693529766261" calcext:value-type="float">
            <text:p>16935297662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1" calcext:value-type="float">
            <text:p>1,91</text:p>
          </table:table-cell>
          <table:table-cell office:value-type="float" office:value="1693529766361" calcext:value-type="float">
            <text:p>16935297663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1" calcext:value-type="float">
            <text:p>1,91</text:p>
          </table:table-cell>
          <table:table-cell office:value-type="float" office:value="1693529766461" calcext:value-type="float">
            <text:p>16935297664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6" calcext:value-type="float">
            <text:p>1,96</text:p>
          </table:table-cell>
          <table:table-cell office:value-type="float" office:value="1693529766561" calcext:value-type="float">
            <text:p>16935297665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5" calcext:value-type="float">
            <text:p>1,95</text:p>
          </table:table-cell>
          <table:table-cell office:value-type="float" office:value="1693529766661" calcext:value-type="float">
            <text:p>16935297666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766761" calcext:value-type="float">
            <text:p>16935297667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4" calcext:value-type="float">
            <text:p>1,94</text:p>
          </table:table-cell>
          <table:table-cell office:value-type="float" office:value="1693529766861" calcext:value-type="float">
            <text:p>16935297668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766961" calcext:value-type="float">
            <text:p>16935297669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4" calcext:value-type="float">
            <text:p>1,94</text:p>
          </table:table-cell>
          <table:table-cell office:value-type="float" office:value="1693529767061" calcext:value-type="float">
            <text:p>16935297670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1" calcext:value-type="float">
            <text:p>1,91</text:p>
          </table:table-cell>
          <table:table-cell office:value-type="float" office:value="1693529767161" calcext:value-type="float">
            <text:p>16935297671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767261" calcext:value-type="float">
            <text:p>16935297672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4" calcext:value-type="float">
            <text:p>1,94</text:p>
          </table:table-cell>
          <table:table-cell office:value-type="float" office:value="1693529767361" calcext:value-type="float">
            <text:p>16935297673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767461" calcext:value-type="float">
            <text:p>16935297674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6" calcext:value-type="float">
            <text:p>1,96</text:p>
          </table:table-cell>
          <table:table-cell office:value-type="float" office:value="1693529767561" calcext:value-type="float">
            <text:p>16935297675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6" calcext:value-type="float">
            <text:p>1,96</text:p>
          </table:table-cell>
          <table:table-cell office:value-type="float" office:value="1693529767661" calcext:value-type="float">
            <text:p>16935297676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767761" calcext:value-type="float">
            <text:p>16935297677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" calcext:value-type="float">
            <text:p>1,9</text:p>
          </table:table-cell>
          <table:table-cell office:value-type="float" office:value="1693529767861" calcext:value-type="float">
            <text:p>16935297678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6" calcext:value-type="float">
            <text:p>1,96</text:p>
          </table:table-cell>
          <table:table-cell office:value-type="float" office:value="1693529767961" calcext:value-type="float">
            <text:p>16935297679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5" calcext:value-type="float">
            <text:p>1,95</text:p>
          </table:table-cell>
          <table:table-cell office:value-type="float" office:value="1693529768061" calcext:value-type="float">
            <text:p>16935297680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5" calcext:value-type="float">
            <text:p>1,95</text:p>
          </table:table-cell>
          <table:table-cell office:value-type="float" office:value="1693529768161" calcext:value-type="float">
            <text:p>16935297681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5" calcext:value-type="float">
            <text:p>1,95</text:p>
          </table:table-cell>
          <table:table-cell office:value-type="float" office:value="1693529768261" calcext:value-type="float">
            <text:p>16935297682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4" calcext:value-type="float">
            <text:p>1,94</text:p>
          </table:table-cell>
          <table:table-cell office:value-type="float" office:value="1693529768361" calcext:value-type="float">
            <text:p>16935297683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768461" calcext:value-type="float">
            <text:p>16935297684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768561" calcext:value-type="float">
            <text:p>16935297685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1" calcext:value-type="float">
            <text:p>1,91</text:p>
          </table:table-cell>
          <table:table-cell office:value-type="float" office:value="1693529768661" calcext:value-type="float">
            <text:p>16935297686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2" calcext:value-type="float">
            <text:p>1,92</text:p>
          </table:table-cell>
          <table:table-cell office:value-type="float" office:value="1693529768761" calcext:value-type="float">
            <text:p>16935297687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768861" calcext:value-type="float">
            <text:p>16935297688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4" calcext:value-type="float">
            <text:p>1,94</text:p>
          </table:table-cell>
          <table:table-cell office:value-type="float" office:value="1693529768961" calcext:value-type="float">
            <text:p>16935297689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4" calcext:value-type="float">
            <text:p>1,94</text:p>
          </table:table-cell>
          <table:table-cell office:value-type="float" office:value="1693529769061" calcext:value-type="float">
            <text:p>16935297690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5" calcext:value-type="float">
            <text:p>1,95</text:p>
          </table:table-cell>
          <table:table-cell office:value-type="float" office:value="1693529769161" calcext:value-type="float">
            <text:p>16935297691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769261" calcext:value-type="float">
            <text:p>16935297692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2" calcext:value-type="float">
            <text:p>1,92</text:p>
          </table:table-cell>
          <table:table-cell office:value-type="float" office:value="1693529769361" calcext:value-type="float">
            <text:p>16935297693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4" calcext:value-type="float">
            <text:p>1,94</text:p>
          </table:table-cell>
          <table:table-cell office:value-type="float" office:value="1693529769461" calcext:value-type="float">
            <text:p>16935297694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4" calcext:value-type="float">
            <text:p>1,94</text:p>
          </table:table-cell>
          <table:table-cell office:value-type="float" office:value="1693529769561" calcext:value-type="float">
            <text:p>16935297695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2" calcext:value-type="float">
            <text:p>1,92</text:p>
          </table:table-cell>
          <table:table-cell office:value-type="float" office:value="1693529769661" calcext:value-type="float">
            <text:p>16935297696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769761" calcext:value-type="float">
            <text:p>16935297697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2" calcext:value-type="float">
            <text:p>1,92</text:p>
          </table:table-cell>
          <table:table-cell office:value-type="float" office:value="1693529769861" calcext:value-type="float">
            <text:p>16935297698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4" calcext:value-type="float">
            <text:p>1,94</text:p>
          </table:table-cell>
          <table:table-cell office:value-type="float" office:value="1693529769961" calcext:value-type="float">
            <text:p>16935297699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770061" calcext:value-type="float">
            <text:p>16935297700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770161" calcext:value-type="float">
            <text:p>16935297701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1" calcext:value-type="float">
            <text:p>1,91</text:p>
          </table:table-cell>
          <table:table-cell office:value-type="float" office:value="1693529770261" calcext:value-type="float">
            <text:p>16935297702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" calcext:value-type="float">
            <text:p>1,9</text:p>
          </table:table-cell>
          <table:table-cell office:value-type="float" office:value="1693529770361" calcext:value-type="float">
            <text:p>16935297703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770461" calcext:value-type="float">
            <text:p>16935297704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770561" calcext:value-type="float">
            <text:p>16935297705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7" calcext:value-type="float">
            <text:p>1,87</text:p>
          </table:table-cell>
          <table:table-cell office:value-type="float" office:value="1693529770661" calcext:value-type="float">
            <text:p>16935297706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770761" calcext:value-type="float">
            <text:p>16935297707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770861" calcext:value-type="float">
            <text:p>16935297708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5" calcext:value-type="float">
            <text:p>1,95</text:p>
          </table:table-cell>
          <table:table-cell office:value-type="float" office:value="1693529770961" calcext:value-type="float">
            <text:p>16935297709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4" calcext:value-type="float">
            <text:p>1,94</text:p>
          </table:table-cell>
          <table:table-cell office:value-type="float" office:value="1693529771061" calcext:value-type="float">
            <text:p>16935297710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771161" calcext:value-type="float">
            <text:p>16935297711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5" calcext:value-type="float">
            <text:p>1,95</text:p>
          </table:table-cell>
          <table:table-cell office:value-type="float" office:value="1693529771261" calcext:value-type="float">
            <text:p>16935297712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5" calcext:value-type="float">
            <text:p>1,95</text:p>
          </table:table-cell>
          <table:table-cell office:value-type="float" office:value="1693529771361" calcext:value-type="float">
            <text:p>16935297713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771461" calcext:value-type="float">
            <text:p>16935297714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5" calcext:value-type="float">
            <text:p>1,95</text:p>
          </table:table-cell>
          <table:table-cell office:value-type="float" office:value="1693529771561" calcext:value-type="float">
            <text:p>16935297715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4" calcext:value-type="float">
            <text:p>1,94</text:p>
          </table:table-cell>
          <table:table-cell office:value-type="float" office:value="1693529771661" calcext:value-type="float">
            <text:p>16935297716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5" calcext:value-type="float">
            <text:p>1,95</text:p>
          </table:table-cell>
          <table:table-cell office:value-type="float" office:value="1693529771761" calcext:value-type="float">
            <text:p>16935297717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7" calcext:value-type="float">
            <text:p>1,97</text:p>
          </table:table-cell>
          <table:table-cell office:value-type="float" office:value="1693529771861" calcext:value-type="float">
            <text:p>16935297718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2" calcext:value-type="float">
            <text:p>1,92</text:p>
          </table:table-cell>
          <table:table-cell office:value-type="float" office:value="1693529771961" calcext:value-type="float">
            <text:p>16935297719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9" calcext:value-type="float">
            <text:p>1,89</text:p>
          </table:table-cell>
          <table:table-cell office:value-type="float" office:value="1693529772061" calcext:value-type="float">
            <text:p>16935297720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772161" calcext:value-type="float">
            <text:p>16935297721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2" calcext:value-type="float">
            <text:p>1,92</text:p>
          </table:table-cell>
          <table:table-cell office:value-type="float" office:value="1693529772261" calcext:value-type="float">
            <text:p>16935297722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772361" calcext:value-type="float">
            <text:p>16935297723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1" calcext:value-type="float">
            <text:p>1,91</text:p>
          </table:table-cell>
          <table:table-cell office:value-type="float" office:value="1693529772461" calcext:value-type="float">
            <text:p>16935297724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" calcext:value-type="float">
            <text:p>1,9</text:p>
          </table:table-cell>
          <table:table-cell office:value-type="float" office:value="1693529772561" calcext:value-type="float">
            <text:p>16935297725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2" calcext:value-type="float">
            <text:p>1,92</text:p>
          </table:table-cell>
          <table:table-cell office:value-type="float" office:value="1693529772661" calcext:value-type="float">
            <text:p>16935297726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1" calcext:value-type="float">
            <text:p>1,91</text:p>
          </table:table-cell>
          <table:table-cell office:value-type="float" office:value="1693529772761" calcext:value-type="float">
            <text:p>16935297727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772861" calcext:value-type="float">
            <text:p>16935297728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4" calcext:value-type="float">
            <text:p>1,94</text:p>
          </table:table-cell>
          <table:table-cell office:value-type="float" office:value="1693529772961" calcext:value-type="float">
            <text:p>16935297729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4" calcext:value-type="float">
            <text:p>1,94</text:p>
          </table:table-cell>
          <table:table-cell office:value-type="float" office:value="1693529773061" calcext:value-type="float">
            <text:p>16935297730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" calcext:value-type="float">
            <text:p>1,9</text:p>
          </table:table-cell>
          <table:table-cell office:value-type="float" office:value="1693529773161" calcext:value-type="float">
            <text:p>16935297731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6" calcext:value-type="float">
            <text:p>1,96</text:p>
          </table:table-cell>
          <table:table-cell office:value-type="float" office:value="1693529773261" calcext:value-type="float">
            <text:p>16935297732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4" calcext:value-type="float">
            <text:p>1,94</text:p>
          </table:table-cell>
          <table:table-cell office:value-type="float" office:value="1693529773361" calcext:value-type="float">
            <text:p>16935297733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773461" calcext:value-type="float">
            <text:p>16935297734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4" calcext:value-type="float">
            <text:p>1,94</text:p>
          </table:table-cell>
          <table:table-cell office:value-type="float" office:value="1693529773561" calcext:value-type="float">
            <text:p>16935297735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4" calcext:value-type="float">
            <text:p>1,94</text:p>
          </table:table-cell>
          <table:table-cell office:value-type="float" office:value="1693529773661" calcext:value-type="float">
            <text:p>16935297736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1" calcext:value-type="float">
            <text:p>1,91</text:p>
          </table:table-cell>
          <table:table-cell office:value-type="float" office:value="1693529773761" calcext:value-type="float">
            <text:p>16935297737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5" calcext:value-type="float">
            <text:p>1,95</text:p>
          </table:table-cell>
          <table:table-cell office:value-type="float" office:value="1693529773861" calcext:value-type="float">
            <text:p>16935297738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4" calcext:value-type="float">
            <text:p>1,94</text:p>
          </table:table-cell>
          <table:table-cell office:value-type="float" office:value="1693529773961" calcext:value-type="float">
            <text:p>16935297739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5" calcext:value-type="float">
            <text:p>1,95</text:p>
          </table:table-cell>
          <table:table-cell office:value-type="float" office:value="1693529774061" calcext:value-type="float">
            <text:p>16935297740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774161" calcext:value-type="float">
            <text:p>16935297741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774261" calcext:value-type="float">
            <text:p>16935297742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4" calcext:value-type="float">
            <text:p>1,94</text:p>
          </table:table-cell>
          <table:table-cell office:value-type="float" office:value="1693529774361" calcext:value-type="float">
            <text:p>16935297743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774461" calcext:value-type="float">
            <text:p>16935297744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5" calcext:value-type="float">
            <text:p>1,95</text:p>
          </table:table-cell>
          <table:table-cell office:value-type="float" office:value="1693529774561" calcext:value-type="float">
            <text:p>16935297745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" calcext:value-type="float">
            <text:p>1,9</text:p>
          </table:table-cell>
          <table:table-cell office:value-type="float" office:value="1693529774661" calcext:value-type="float">
            <text:p>16935297746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4" calcext:value-type="float">
            <text:p>1,94</text:p>
          </table:table-cell>
          <table:table-cell office:value-type="float" office:value="1693529774761" calcext:value-type="float">
            <text:p>16935297747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2" calcext:value-type="float">
            <text:p>1,92</text:p>
          </table:table-cell>
          <table:table-cell office:value-type="float" office:value="1693529774861" calcext:value-type="float">
            <text:p>16935297748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774961" calcext:value-type="float">
            <text:p>16935297749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2" calcext:value-type="float">
            <text:p>1,92</text:p>
          </table:table-cell>
          <table:table-cell office:value-type="float" office:value="1693529775061" calcext:value-type="float">
            <text:p>16935297750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1" calcext:value-type="float">
            <text:p>1,91</text:p>
          </table:table-cell>
          <table:table-cell office:value-type="float" office:value="1693529775161" calcext:value-type="float">
            <text:p>16935297751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4" calcext:value-type="float">
            <text:p>1,94</text:p>
          </table:table-cell>
          <table:table-cell office:value-type="float" office:value="1693529775261" calcext:value-type="float">
            <text:p>16935297752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6" calcext:value-type="float">
            <text:p>1,96</text:p>
          </table:table-cell>
          <table:table-cell office:value-type="float" office:value="1693529775361" calcext:value-type="float">
            <text:p>16935297753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2" calcext:value-type="float">
            <text:p>1,92</text:p>
          </table:table-cell>
          <table:table-cell office:value-type="float" office:value="1693529775461" calcext:value-type="float">
            <text:p>16935297754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5" calcext:value-type="float">
            <text:p>1,95</text:p>
          </table:table-cell>
          <table:table-cell office:value-type="float" office:value="1693529775561" calcext:value-type="float">
            <text:p>16935297755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2" calcext:value-type="float">
            <text:p>1,92</text:p>
          </table:table-cell>
          <table:table-cell office:value-type="float" office:value="1693529775661" calcext:value-type="float">
            <text:p>16935297756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4" calcext:value-type="float">
            <text:p>1,94</text:p>
          </table:table-cell>
          <table:table-cell office:value-type="float" office:value="1693529775761" calcext:value-type="float">
            <text:p>16935297757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775861" calcext:value-type="float">
            <text:p>16935297758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2" calcext:value-type="float">
            <text:p>1,92</text:p>
          </table:table-cell>
          <table:table-cell office:value-type="float" office:value="1693529775961" calcext:value-type="float">
            <text:p>16935297759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6" calcext:value-type="float">
            <text:p>1,96</text:p>
          </table:table-cell>
          <table:table-cell office:value-type="float" office:value="1693529776061" calcext:value-type="float">
            <text:p>16935297760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776161" calcext:value-type="float">
            <text:p>16935297761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4" calcext:value-type="float">
            <text:p>1,94</text:p>
          </table:table-cell>
          <table:table-cell office:value-type="float" office:value="1693529776261" calcext:value-type="float">
            <text:p>16935297762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776361" calcext:value-type="float">
            <text:p>16935297763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7" calcext:value-type="float">
            <text:p>1,97</text:p>
          </table:table-cell>
          <table:table-cell office:value-type="float" office:value="1693529776461" calcext:value-type="float">
            <text:p>16935297764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776561" calcext:value-type="float">
            <text:p>16935297765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776661" calcext:value-type="float">
            <text:p>16935297766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2" calcext:value-type="float">
            <text:p>1,92</text:p>
          </table:table-cell>
          <table:table-cell office:value-type="float" office:value="1693529776761" calcext:value-type="float">
            <text:p>16935297767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7" calcext:value-type="float">
            <text:p>1,97</text:p>
          </table:table-cell>
          <table:table-cell office:value-type="float" office:value="1693529776861" calcext:value-type="float">
            <text:p>16935297768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1" calcext:value-type="float">
            <text:p>1,91</text:p>
          </table:table-cell>
          <table:table-cell office:value-type="float" office:value="1693529776961" calcext:value-type="float">
            <text:p>16935297769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1" calcext:value-type="float">
            <text:p>1,91</text:p>
          </table:table-cell>
          <table:table-cell office:value-type="float" office:value="1693529777061" calcext:value-type="float">
            <text:p>16935297770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777161" calcext:value-type="float">
            <text:p>16935297771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4" calcext:value-type="float">
            <text:p>1,94</text:p>
          </table:table-cell>
          <table:table-cell office:value-type="float" office:value="1693529777261" calcext:value-type="float">
            <text:p>16935297772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1" calcext:value-type="float">
            <text:p>1,91</text:p>
          </table:table-cell>
          <table:table-cell office:value-type="float" office:value="1693529777361" calcext:value-type="float">
            <text:p>16935297773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5" calcext:value-type="float">
            <text:p>1,95</text:p>
          </table:table-cell>
          <table:table-cell office:value-type="float" office:value="1693529777461" calcext:value-type="float">
            <text:p>16935297774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777561" calcext:value-type="float">
            <text:p>16935297775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1" calcext:value-type="float">
            <text:p>1,91</text:p>
          </table:table-cell>
          <table:table-cell office:value-type="float" office:value="1693529777661" calcext:value-type="float">
            <text:p>16935297776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4" calcext:value-type="float">
            <text:p>1,94</text:p>
          </table:table-cell>
          <table:table-cell office:value-type="float" office:value="1693529777761" calcext:value-type="float">
            <text:p>16935297777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777861" calcext:value-type="float">
            <text:p>16935297778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777961" calcext:value-type="float">
            <text:p>16935297779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1" calcext:value-type="float">
            <text:p>1,91</text:p>
          </table:table-cell>
          <table:table-cell office:value-type="float" office:value="1693529778061" calcext:value-type="float">
            <text:p>16935297780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5" calcext:value-type="float">
            <text:p>1,95</text:p>
          </table:table-cell>
          <table:table-cell office:value-type="float" office:value="1693529778161" calcext:value-type="float">
            <text:p>16935297781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4" calcext:value-type="float">
            <text:p>1,94</text:p>
          </table:table-cell>
          <table:table-cell office:value-type="float" office:value="1693529778261" calcext:value-type="float">
            <text:p>16935297782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4" calcext:value-type="float">
            <text:p>1,94</text:p>
          </table:table-cell>
          <table:table-cell office:value-type="float" office:value="1693529778361" calcext:value-type="float">
            <text:p>16935297783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5" calcext:value-type="float">
            <text:p>1,95</text:p>
          </table:table-cell>
          <table:table-cell office:value-type="float" office:value="1693529778461" calcext:value-type="float">
            <text:p>16935297784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" calcext:value-type="float">
            <text:p>1,9</text:p>
          </table:table-cell>
          <table:table-cell office:value-type="float" office:value="1693529778561" calcext:value-type="float">
            <text:p>16935297785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5" calcext:value-type="float">
            <text:p>1,95</text:p>
          </table:table-cell>
          <table:table-cell office:value-type="float" office:value="1693529778661" calcext:value-type="float">
            <text:p>16935297786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5" calcext:value-type="float">
            <text:p>1,95</text:p>
          </table:table-cell>
          <table:table-cell office:value-type="float" office:value="1693529778761" calcext:value-type="float">
            <text:p>16935297787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778861" calcext:value-type="float">
            <text:p>16935297788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778961" calcext:value-type="float">
            <text:p>16935297789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6" calcext:value-type="float">
            <text:p>1,96</text:p>
          </table:table-cell>
          <table:table-cell office:value-type="float" office:value="1693529779061" calcext:value-type="float">
            <text:p>16935297790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779161" calcext:value-type="float">
            <text:p>16935297791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6" calcext:value-type="float">
            <text:p>1,96</text:p>
          </table:table-cell>
          <table:table-cell office:value-type="float" office:value="1693529779261" calcext:value-type="float">
            <text:p>16935297792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1" calcext:value-type="float">
            <text:p>1,91</text:p>
          </table:table-cell>
          <table:table-cell office:value-type="float" office:value="1693529779361" calcext:value-type="float">
            <text:p>16935297793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5" calcext:value-type="float">
            <text:p>1,95</text:p>
          </table:table-cell>
          <table:table-cell office:value-type="float" office:value="1693529779461" calcext:value-type="float">
            <text:p>16935297794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779561" calcext:value-type="float">
            <text:p>16935297795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4" calcext:value-type="float">
            <text:p>1,94</text:p>
          </table:table-cell>
          <table:table-cell office:value-type="float" office:value="1693529779661" calcext:value-type="float">
            <text:p>16935297796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779761" calcext:value-type="float">
            <text:p>16935297797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779861" calcext:value-type="float">
            <text:p>16935297798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4" calcext:value-type="float">
            <text:p>1,94</text:p>
          </table:table-cell>
          <table:table-cell office:value-type="float" office:value="1693529779961" calcext:value-type="float">
            <text:p>16935297799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4" calcext:value-type="float">
            <text:p>1,94</text:p>
          </table:table-cell>
          <table:table-cell office:value-type="float" office:value="1693529780061" calcext:value-type="float">
            <text:p>16935297800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780161" calcext:value-type="float">
            <text:p>16935297801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780261" calcext:value-type="float">
            <text:p>16935297802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4" calcext:value-type="float">
            <text:p>1,94</text:p>
          </table:table-cell>
          <table:table-cell office:value-type="float" office:value="1693529780361" calcext:value-type="float">
            <text:p>16935297803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780461" calcext:value-type="float">
            <text:p>16935297804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7" calcext:value-type="float">
            <text:p>1,97</text:p>
          </table:table-cell>
          <table:table-cell office:value-type="float" office:value="1693529780561" calcext:value-type="float">
            <text:p>16935297805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5" calcext:value-type="float">
            <text:p>1,95</text:p>
          </table:table-cell>
          <table:table-cell office:value-type="float" office:value="1693529780661" calcext:value-type="float">
            <text:p>16935297806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780761" calcext:value-type="float">
            <text:p>16935297807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2" calcext:value-type="float">
            <text:p>1,92</text:p>
          </table:table-cell>
          <table:table-cell office:value-type="float" office:value="1693529780861" calcext:value-type="float">
            <text:p>16935297808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6" calcext:value-type="float">
            <text:p>1,96</text:p>
          </table:table-cell>
          <table:table-cell office:value-type="float" office:value="1693529780961" calcext:value-type="float">
            <text:p>16935297809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1" calcext:value-type="float">
            <text:p>1,91</text:p>
          </table:table-cell>
          <table:table-cell office:value-type="float" office:value="1693529781061" calcext:value-type="float">
            <text:p>16935297810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9" calcext:value-type="float">
            <text:p>1,89</text:p>
          </table:table-cell>
          <table:table-cell office:value-type="float" office:value="1693529781161" calcext:value-type="float">
            <text:p>16935297811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1" calcext:value-type="float">
            <text:p>1,91</text:p>
          </table:table-cell>
          <table:table-cell office:value-type="float" office:value="1693529781261" calcext:value-type="float">
            <text:p>16935297812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4" calcext:value-type="float">
            <text:p>1,94</text:p>
          </table:table-cell>
          <table:table-cell office:value-type="float" office:value="1693529781361" calcext:value-type="float">
            <text:p>16935297813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4" calcext:value-type="float">
            <text:p>1,94</text:p>
          </table:table-cell>
          <table:table-cell office:value-type="float" office:value="1693529781461" calcext:value-type="float">
            <text:p>16935297814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781561" calcext:value-type="float">
            <text:p>16935297815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4" calcext:value-type="float">
            <text:p>1,94</text:p>
          </table:table-cell>
          <table:table-cell office:value-type="float" office:value="1693529781661" calcext:value-type="float">
            <text:p>16935297816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" calcext:value-type="float">
            <text:p>1,9</text:p>
          </table:table-cell>
          <table:table-cell office:value-type="float" office:value="1693529781761" calcext:value-type="float">
            <text:p>16935297817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781861" calcext:value-type="float">
            <text:p>16935297818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4" calcext:value-type="float">
            <text:p>1,94</text:p>
          </table:table-cell>
          <table:table-cell office:value-type="float" office:value="1693529781961" calcext:value-type="float">
            <text:p>16935297819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" calcext:value-type="float">
            <text:p>1,9</text:p>
          </table:table-cell>
          <table:table-cell office:value-type="float" office:value="1693529782061" calcext:value-type="float">
            <text:p>16935297820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4" calcext:value-type="float">
            <text:p>1,94</text:p>
          </table:table-cell>
          <table:table-cell office:value-type="float" office:value="1693529782161" calcext:value-type="float">
            <text:p>16935297821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5" calcext:value-type="float">
            <text:p>1,95</text:p>
          </table:table-cell>
          <table:table-cell office:value-type="float" office:value="1693529782261" calcext:value-type="float">
            <text:p>16935297822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782361" calcext:value-type="float">
            <text:p>16935297823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4" calcext:value-type="float">
            <text:p>1,94</text:p>
          </table:table-cell>
          <table:table-cell office:value-type="float" office:value="1693529782461" calcext:value-type="float">
            <text:p>16935297824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6" calcext:value-type="float">
            <text:p>1,96</text:p>
          </table:table-cell>
          <table:table-cell office:value-type="float" office:value="1693529782561" calcext:value-type="float">
            <text:p>16935297825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782661" calcext:value-type="float">
            <text:p>16935297826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" calcext:value-type="float">
            <text:p>1,9</text:p>
          </table:table-cell>
          <table:table-cell office:value-type="float" office:value="1693529782761" calcext:value-type="float">
            <text:p>16935297827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5" calcext:value-type="float">
            <text:p>1,95</text:p>
          </table:table-cell>
          <table:table-cell office:value-type="float" office:value="1693529782861" calcext:value-type="float">
            <text:p>16935297828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5" calcext:value-type="float">
            <text:p>1,95</text:p>
          </table:table-cell>
          <table:table-cell office:value-type="float" office:value="1693529782961" calcext:value-type="float">
            <text:p>16935297829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4" calcext:value-type="float">
            <text:p>1,94</text:p>
          </table:table-cell>
          <table:table-cell office:value-type="float" office:value="1693529783061" calcext:value-type="float">
            <text:p>16935297830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783161" calcext:value-type="float">
            <text:p>16935297831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4" calcext:value-type="float">
            <text:p>1,94</text:p>
          </table:table-cell>
          <table:table-cell office:value-type="float" office:value="1693529783261" calcext:value-type="float">
            <text:p>16935297832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4" calcext:value-type="float">
            <text:p>1,94</text:p>
          </table:table-cell>
          <table:table-cell office:value-type="float" office:value="1693529783361" calcext:value-type="float">
            <text:p>16935297833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2" calcext:value-type="float">
            <text:p>1,92</text:p>
          </table:table-cell>
          <table:table-cell office:value-type="float" office:value="1693529783461" calcext:value-type="float">
            <text:p>16935297834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2" calcext:value-type="float">
            <text:p>1,92</text:p>
          </table:table-cell>
          <table:table-cell office:value-type="float" office:value="1693529783561" calcext:value-type="float">
            <text:p>16935297835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5" calcext:value-type="float">
            <text:p>1,95</text:p>
          </table:table-cell>
          <table:table-cell office:value-type="float" office:value="1693529783661" calcext:value-type="float">
            <text:p>16935297836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" calcext:value-type="float">
            <text:p>1,9</text:p>
          </table:table-cell>
          <table:table-cell office:value-type="float" office:value="1693529783761" calcext:value-type="float">
            <text:p>16935297837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6" calcext:value-type="float">
            <text:p>1,96</text:p>
          </table:table-cell>
          <table:table-cell office:value-type="float" office:value="1693529783861" calcext:value-type="float">
            <text:p>16935297838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783961" calcext:value-type="float">
            <text:p>16935297839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2" calcext:value-type="float">
            <text:p>1,92</text:p>
          </table:table-cell>
          <table:table-cell office:value-type="float" office:value="1693529784061" calcext:value-type="float">
            <text:p>16935297840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4" calcext:value-type="float">
            <text:p>1,94</text:p>
          </table:table-cell>
          <table:table-cell office:value-type="float" office:value="1693529784161" calcext:value-type="float">
            <text:p>16935297841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1" calcext:value-type="float">
            <text:p>1,91</text:p>
          </table:table-cell>
          <table:table-cell office:value-type="float" office:value="1693529784261" calcext:value-type="float">
            <text:p>16935297842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784361" calcext:value-type="float">
            <text:p>16935297843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2" calcext:value-type="float">
            <text:p>1,92</text:p>
          </table:table-cell>
          <table:table-cell office:value-type="float" office:value="1693529784461" calcext:value-type="float">
            <text:p>16935297844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2" calcext:value-type="float">
            <text:p>1,92</text:p>
          </table:table-cell>
          <table:table-cell office:value-type="float" office:value="1693529784561" calcext:value-type="float">
            <text:p>16935297845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5" calcext:value-type="float">
            <text:p>1,95</text:p>
          </table:table-cell>
          <table:table-cell office:value-type="float" office:value="1693529784661" calcext:value-type="float">
            <text:p>16935297846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2" calcext:value-type="float">
            <text:p>1,92</text:p>
          </table:table-cell>
          <table:table-cell office:value-type="float" office:value="1693529784761" calcext:value-type="float">
            <text:p>16935297847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784861" calcext:value-type="float">
            <text:p>16935297848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6" calcext:value-type="float">
            <text:p>1,96</text:p>
          </table:table-cell>
          <table:table-cell office:value-type="float" office:value="1693529784961" calcext:value-type="float">
            <text:p>16935297849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5" calcext:value-type="float">
            <text:p>1,95</text:p>
          </table:table-cell>
          <table:table-cell office:value-type="float" office:value="1693529785061" calcext:value-type="float">
            <text:p>16935297850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785161" calcext:value-type="float">
            <text:p>16935297851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2" calcext:value-type="float">
            <text:p>1,92</text:p>
          </table:table-cell>
          <table:table-cell office:value-type="float" office:value="1693529785261" calcext:value-type="float">
            <text:p>16935297852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4" calcext:value-type="float">
            <text:p>1,94</text:p>
          </table:table-cell>
          <table:table-cell office:value-type="float" office:value="1693529785361" calcext:value-type="float">
            <text:p>16935297853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6" calcext:value-type="float">
            <text:p>1,96</text:p>
          </table:table-cell>
          <table:table-cell office:value-type="float" office:value="1693529785462" calcext:value-type="float">
            <text:p>16935297854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2" calcext:value-type="float">
            <text:p>1,92</text:p>
          </table:table-cell>
          <table:table-cell office:value-type="float" office:value="1693529785561" calcext:value-type="float">
            <text:p>16935297855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785661" calcext:value-type="float">
            <text:p>16935297856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785761" calcext:value-type="float">
            <text:p>16935297857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4" calcext:value-type="float">
            <text:p>1,94</text:p>
          </table:table-cell>
          <table:table-cell office:value-type="float" office:value="1693529785861" calcext:value-type="float">
            <text:p>16935297858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785961" calcext:value-type="float">
            <text:p>16935297859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1" calcext:value-type="float">
            <text:p>1,91</text:p>
          </table:table-cell>
          <table:table-cell office:value-type="float" office:value="1693529786061" calcext:value-type="float">
            <text:p>16935297860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786161" calcext:value-type="float">
            <text:p>16935297861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2" calcext:value-type="float">
            <text:p>1,92</text:p>
          </table:table-cell>
          <table:table-cell office:value-type="float" office:value="1693529786261" calcext:value-type="float">
            <text:p>16935297862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786361" calcext:value-type="float">
            <text:p>16935297863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786461" calcext:value-type="float">
            <text:p>16935297864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5" calcext:value-type="float">
            <text:p>1,95</text:p>
          </table:table-cell>
          <table:table-cell office:value-type="float" office:value="1693529786561" calcext:value-type="float">
            <text:p>16935297865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4" calcext:value-type="float">
            <text:p>1,94</text:p>
          </table:table-cell>
          <table:table-cell office:value-type="float" office:value="1693529786661" calcext:value-type="float">
            <text:p>16935297866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" calcext:value-type="float">
            <text:p>1,9</text:p>
          </table:table-cell>
          <table:table-cell office:value-type="float" office:value="1693529786761" calcext:value-type="float">
            <text:p>16935297867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5" calcext:value-type="float">
            <text:p>1,95</text:p>
          </table:table-cell>
          <table:table-cell office:value-type="float" office:value="1693529786861" calcext:value-type="float">
            <text:p>16935297868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6" calcext:value-type="float">
            <text:p>1,96</text:p>
          </table:table-cell>
          <table:table-cell office:value-type="float" office:value="1693529786961" calcext:value-type="float">
            <text:p>16935297869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5" calcext:value-type="float">
            <text:p>1,95</text:p>
          </table:table-cell>
          <table:table-cell office:value-type="float" office:value="1693529787061" calcext:value-type="float">
            <text:p>16935297870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9" calcext:value-type="float">
            <text:p>1,89</text:p>
          </table:table-cell>
          <table:table-cell office:value-type="float" office:value="1693529787161" calcext:value-type="float">
            <text:p>16935297871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4" calcext:value-type="float">
            <text:p>1,94</text:p>
          </table:table-cell>
          <table:table-cell office:value-type="float" office:value="1693529787261" calcext:value-type="float">
            <text:p>16935297872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2" calcext:value-type="float">
            <text:p>1,92</text:p>
          </table:table-cell>
          <table:table-cell office:value-type="float" office:value="1693529787361" calcext:value-type="float">
            <text:p>16935297873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1" calcext:value-type="float">
            <text:p>1,91</text:p>
          </table:table-cell>
          <table:table-cell office:value-type="float" office:value="1693529787461" calcext:value-type="float">
            <text:p>16935297874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787561" calcext:value-type="float">
            <text:p>16935297875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2" calcext:value-type="float">
            <text:p>1,92</text:p>
          </table:table-cell>
          <table:table-cell office:value-type="float" office:value="1693529787661" calcext:value-type="float">
            <text:p>16935297876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787761" calcext:value-type="float">
            <text:p>16935297877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4" calcext:value-type="float">
            <text:p>1,94</text:p>
          </table:table-cell>
          <table:table-cell office:value-type="float" office:value="1693529787861" calcext:value-type="float">
            <text:p>16935297878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2" calcext:value-type="float">
            <text:p>1,92</text:p>
          </table:table-cell>
          <table:table-cell office:value-type="float" office:value="1693529787961" calcext:value-type="float">
            <text:p>16935297879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5" calcext:value-type="float">
            <text:p>1,95</text:p>
          </table:table-cell>
          <table:table-cell office:value-type="float" office:value="1693529788061" calcext:value-type="float">
            <text:p>16935297880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788161" calcext:value-type="float">
            <text:p>16935297881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788261" calcext:value-type="float">
            <text:p>16935297882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788361" calcext:value-type="float">
            <text:p>16935297883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1" calcext:value-type="float">
            <text:p>1,91</text:p>
          </table:table-cell>
          <table:table-cell office:value-type="float" office:value="1693529788461" calcext:value-type="float">
            <text:p>16935297884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5" calcext:value-type="float">
            <text:p>1,95</text:p>
          </table:table-cell>
          <table:table-cell office:value-type="float" office:value="1693529788561" calcext:value-type="float">
            <text:p>16935297885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2" calcext:value-type="float">
            <text:p>1,92</text:p>
          </table:table-cell>
          <table:table-cell office:value-type="float" office:value="1693529788661" calcext:value-type="float">
            <text:p>16935297886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" calcext:value-type="float">
            <text:p>1,9</text:p>
          </table:table-cell>
          <table:table-cell office:value-type="float" office:value="1693529788761" calcext:value-type="float">
            <text:p>16935297887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5" calcext:value-type="float">
            <text:p>1,95</text:p>
          </table:table-cell>
          <table:table-cell office:value-type="float" office:value="1693529788861" calcext:value-type="float">
            <text:p>16935297888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2" calcext:value-type="float">
            <text:p>1,92</text:p>
          </table:table-cell>
          <table:table-cell office:value-type="float" office:value="1693529788961" calcext:value-type="float">
            <text:p>16935297889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4" calcext:value-type="float">
            <text:p>1,94</text:p>
          </table:table-cell>
          <table:table-cell office:value-type="float" office:value="1693529789061" calcext:value-type="float">
            <text:p>16935297890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789161" calcext:value-type="float">
            <text:p>16935297891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4" calcext:value-type="float">
            <text:p>1,94</text:p>
          </table:table-cell>
          <table:table-cell office:value-type="float" office:value="1693529789261" calcext:value-type="float">
            <text:p>16935297892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4" calcext:value-type="float">
            <text:p>1,94</text:p>
          </table:table-cell>
          <table:table-cell office:value-type="float" office:value="1693529789361" calcext:value-type="float">
            <text:p>16935297893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5" calcext:value-type="float">
            <text:p>1,95</text:p>
          </table:table-cell>
          <table:table-cell office:value-type="float" office:value="1693529789461" calcext:value-type="float">
            <text:p>16935297894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6" calcext:value-type="float">
            <text:p>1,96</text:p>
          </table:table-cell>
          <table:table-cell office:value-type="float" office:value="1693529789561" calcext:value-type="float">
            <text:p>16935297895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7" calcext:value-type="float">
            <text:p>1,97</text:p>
          </table:table-cell>
          <table:table-cell office:value-type="float" office:value="1693529789661" calcext:value-type="float">
            <text:p>16935297896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4" calcext:value-type="float">
            <text:p>1,94</text:p>
          </table:table-cell>
          <table:table-cell office:value-type="float" office:value="1693529789761" calcext:value-type="float">
            <text:p>16935297897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2" calcext:value-type="float">
            <text:p>1,92</text:p>
          </table:table-cell>
          <table:table-cell office:value-type="float" office:value="1693529789861" calcext:value-type="float">
            <text:p>16935297898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4" calcext:value-type="float">
            <text:p>1,94</text:p>
          </table:table-cell>
          <table:table-cell office:value-type="float" office:value="1693529789961" calcext:value-type="float">
            <text:p>16935297899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5" calcext:value-type="float">
            <text:p>1,95</text:p>
          </table:table-cell>
          <table:table-cell office:value-type="float" office:value="1693529790061" calcext:value-type="float">
            <text:p>16935297900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790161" calcext:value-type="float">
            <text:p>16935297901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1" calcext:value-type="float">
            <text:p>1,91</text:p>
          </table:table-cell>
          <table:table-cell office:value-type="float" office:value="1693529790261" calcext:value-type="float">
            <text:p>16935297902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790361" calcext:value-type="float">
            <text:p>16935297903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790462" calcext:value-type="float">
            <text:p>16935297904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2" calcext:value-type="float">
            <text:p>1,92</text:p>
          </table:table-cell>
          <table:table-cell office:value-type="float" office:value="1693529790561" calcext:value-type="float">
            <text:p>16935297905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790661" calcext:value-type="float">
            <text:p>16935297906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4" calcext:value-type="float">
            <text:p>1,94</text:p>
          </table:table-cell>
          <table:table-cell office:value-type="float" office:value="1693529790761" calcext:value-type="float">
            <text:p>16935297907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4" calcext:value-type="float">
            <text:p>1,94</text:p>
          </table:table-cell>
          <table:table-cell office:value-type="float" office:value="1693529790861" calcext:value-type="float">
            <text:p>16935297908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790961" calcext:value-type="float">
            <text:p>16935297909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791061" calcext:value-type="float">
            <text:p>16935297910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791161" calcext:value-type="float">
            <text:p>16935297911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791261" calcext:value-type="float">
            <text:p>16935297912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791361" calcext:value-type="float">
            <text:p>16935297913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791461" calcext:value-type="float">
            <text:p>16935297914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791561" calcext:value-type="float">
            <text:p>16935297915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4" calcext:value-type="float">
            <text:p>1,94</text:p>
          </table:table-cell>
          <table:table-cell office:value-type="float" office:value="1693529791661" calcext:value-type="float">
            <text:p>16935297916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5" calcext:value-type="float">
            <text:p>1,95</text:p>
          </table:table-cell>
          <table:table-cell office:value-type="float" office:value="1693529791761" calcext:value-type="float">
            <text:p>16935297917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6" calcext:value-type="float">
            <text:p>1,96</text:p>
          </table:table-cell>
          <table:table-cell office:value-type="float" office:value="1693529791861" calcext:value-type="float">
            <text:p>16935297918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2" calcext:value-type="float">
            <text:p>1,92</text:p>
          </table:table-cell>
          <table:table-cell office:value-type="float" office:value="1693529791961" calcext:value-type="float">
            <text:p>16935297919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4" calcext:value-type="float">
            <text:p>1,94</text:p>
          </table:table-cell>
          <table:table-cell office:value-type="float" office:value="1693529792061" calcext:value-type="float">
            <text:p>16935297920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792161" calcext:value-type="float">
            <text:p>16935297921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792261" calcext:value-type="float">
            <text:p>16935297922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5" calcext:value-type="float">
            <text:p>1,95</text:p>
          </table:table-cell>
          <table:table-cell office:value-type="float" office:value="1693529792361" calcext:value-type="float">
            <text:p>16935297923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5" calcext:value-type="float">
            <text:p>1,95</text:p>
          </table:table-cell>
          <table:table-cell office:value-type="float" office:value="1693529792461" calcext:value-type="float">
            <text:p>16935297924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" calcext:value-type="float">
            <text:p>1,9</text:p>
          </table:table-cell>
          <table:table-cell office:value-type="float" office:value="1693529792561" calcext:value-type="float">
            <text:p>16935297925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8" calcext:value-type="float">
            <text:p>1,98</text:p>
          </table:table-cell>
          <table:table-cell office:value-type="float" office:value="1693529792661" calcext:value-type="float">
            <text:p>16935297926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792761" calcext:value-type="float">
            <text:p>16935297927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2" calcext:value-type="float">
            <text:p>1,92</text:p>
          </table:table-cell>
          <table:table-cell office:value-type="float" office:value="1693529792861" calcext:value-type="float">
            <text:p>16935297928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4" calcext:value-type="float">
            <text:p>1,94</text:p>
          </table:table-cell>
          <table:table-cell office:value-type="float" office:value="1693529792961" calcext:value-type="float">
            <text:p>16935297929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793061" calcext:value-type="float">
            <text:p>16935297930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793161" calcext:value-type="float">
            <text:p>16935297931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2" calcext:value-type="float">
            <text:p>1,92</text:p>
          </table:table-cell>
          <table:table-cell office:value-type="float" office:value="1693529793261" calcext:value-type="float">
            <text:p>16935297932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5" calcext:value-type="float">
            <text:p>1,95</text:p>
          </table:table-cell>
          <table:table-cell office:value-type="float" office:value="1693529793361" calcext:value-type="float">
            <text:p>16935297933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2" calcext:value-type="float">
            <text:p>1,92</text:p>
          </table:table-cell>
          <table:table-cell office:value-type="float" office:value="1693529793461" calcext:value-type="float">
            <text:p>16935297934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7" calcext:value-type="float">
            <text:p>1,97</text:p>
          </table:table-cell>
          <table:table-cell office:value-type="float" office:value="1693529793561" calcext:value-type="float">
            <text:p>16935297935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2" calcext:value-type="float">
            <text:p>1,92</text:p>
          </table:table-cell>
          <table:table-cell office:value-type="float" office:value="1693529793661" calcext:value-type="float">
            <text:p>16935297936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2" calcext:value-type="float">
            <text:p>1,92</text:p>
          </table:table-cell>
          <table:table-cell office:value-type="float" office:value="1693529793761" calcext:value-type="float">
            <text:p>16935297937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793861" calcext:value-type="float">
            <text:p>16935297938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793961" calcext:value-type="float">
            <text:p>16935297939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4" calcext:value-type="float">
            <text:p>1,94</text:p>
          </table:table-cell>
          <table:table-cell office:value-type="float" office:value="1693529794061" calcext:value-type="float">
            <text:p>16935297940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2" calcext:value-type="float">
            <text:p>1,92</text:p>
          </table:table-cell>
          <table:table-cell office:value-type="float" office:value="1693529794161" calcext:value-type="float">
            <text:p>16935297941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794261" calcext:value-type="float">
            <text:p>16935297942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794361" calcext:value-type="float">
            <text:p>16935297943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2" calcext:value-type="float">
            <text:p>1,92</text:p>
          </table:table-cell>
          <table:table-cell office:value-type="float" office:value="1693529794461" calcext:value-type="float">
            <text:p>16935297944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" calcext:value-type="float">
            <text:p>1,9</text:p>
          </table:table-cell>
          <table:table-cell office:value-type="float" office:value="1693529794561" calcext:value-type="float">
            <text:p>16935297945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1" calcext:value-type="float">
            <text:p>1,91</text:p>
          </table:table-cell>
          <table:table-cell office:value-type="float" office:value="1693529794661" calcext:value-type="float">
            <text:p>16935297946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4" calcext:value-type="float">
            <text:p>1,94</text:p>
          </table:table-cell>
          <table:table-cell office:value-type="float" office:value="1693529794761" calcext:value-type="float">
            <text:p>16935297947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5" calcext:value-type="float">
            <text:p>1,95</text:p>
          </table:table-cell>
          <table:table-cell office:value-type="float" office:value="1693529794861" calcext:value-type="float">
            <text:p>16935297948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1" calcext:value-type="float">
            <text:p>1,91</text:p>
          </table:table-cell>
          <table:table-cell office:value-type="float" office:value="1693529794961" calcext:value-type="float">
            <text:p>16935297949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795061" calcext:value-type="float">
            <text:p>16935297950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4" calcext:value-type="float">
            <text:p>1,94</text:p>
          </table:table-cell>
          <table:table-cell office:value-type="float" office:value="1693529795161" calcext:value-type="float">
            <text:p>16935297951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4" calcext:value-type="float">
            <text:p>1,94</text:p>
          </table:table-cell>
          <table:table-cell office:value-type="float" office:value="1693529795261" calcext:value-type="float">
            <text:p>16935297952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2" calcext:value-type="float">
            <text:p>1,92</text:p>
          </table:table-cell>
          <table:table-cell office:value-type="float" office:value="1693529795361" calcext:value-type="float">
            <text:p>16935297953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4" calcext:value-type="float">
            <text:p>1,94</text:p>
          </table:table-cell>
          <table:table-cell office:value-type="float" office:value="1693529795462" calcext:value-type="float">
            <text:p>16935297954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4" calcext:value-type="float">
            <text:p>1,94</text:p>
          </table:table-cell>
          <table:table-cell office:value-type="float" office:value="1693529795661" calcext:value-type="float">
            <text:p>16935297956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4" calcext:value-type="float">
            <text:p>1,94</text:p>
          </table:table-cell>
          <table:table-cell office:value-type="float" office:value="1693529795761" calcext:value-type="float">
            <text:p>16935297957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4" calcext:value-type="float">
            <text:p>1,94</text:p>
          </table:table-cell>
          <table:table-cell office:value-type="float" office:value="1693529795861" calcext:value-type="float">
            <text:p>16935297958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4" calcext:value-type="float">
            <text:p>1,94</text:p>
          </table:table-cell>
          <table:table-cell office:value-type="float" office:value="1693529795961" calcext:value-type="float">
            <text:p>16935297959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7" calcext:value-type="float">
            <text:p>1,97</text:p>
          </table:table-cell>
          <table:table-cell office:value-type="float" office:value="1693529796061" calcext:value-type="float">
            <text:p>16935297960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796161" calcext:value-type="float">
            <text:p>16935297961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796261" calcext:value-type="float">
            <text:p>16935297962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4" calcext:value-type="float">
            <text:p>1,94</text:p>
          </table:table-cell>
          <table:table-cell office:value-type="float" office:value="1693529796361" calcext:value-type="float">
            <text:p>16935297963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4" calcext:value-type="float">
            <text:p>1,94</text:p>
          </table:table-cell>
          <table:table-cell office:value-type="float" office:value="1693529796461" calcext:value-type="float">
            <text:p>16935297964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5" calcext:value-type="float">
            <text:p>1,95</text:p>
          </table:table-cell>
          <table:table-cell office:value-type="float" office:value="1693529796561" calcext:value-type="float">
            <text:p>16935297965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4" calcext:value-type="float">
            <text:p>1,94</text:p>
          </table:table-cell>
          <table:table-cell office:value-type="float" office:value="1693529796661" calcext:value-type="float">
            <text:p>16935297966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796761" calcext:value-type="float">
            <text:p>16935297967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796861" calcext:value-type="float">
            <text:p>16935297968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5" calcext:value-type="float">
            <text:p>1,95</text:p>
          </table:table-cell>
          <table:table-cell office:value-type="float" office:value="1693529796961" calcext:value-type="float">
            <text:p>16935297969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" calcext:value-type="float">
            <text:p>1,9</text:p>
          </table:table-cell>
          <table:table-cell office:value-type="float" office:value="1693529797061" calcext:value-type="float">
            <text:p>16935297970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797161" calcext:value-type="float">
            <text:p>16935297971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1" calcext:value-type="float">
            <text:p>1,91</text:p>
          </table:table-cell>
          <table:table-cell office:value-type="float" office:value="1693529797261" calcext:value-type="float">
            <text:p>16935297972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4" calcext:value-type="float">
            <text:p>1,94</text:p>
          </table:table-cell>
          <table:table-cell office:value-type="float" office:value="1693529797361" calcext:value-type="float">
            <text:p>16935297973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4" calcext:value-type="float">
            <text:p>1,94</text:p>
          </table:table-cell>
          <table:table-cell office:value-type="float" office:value="1693529797461" calcext:value-type="float">
            <text:p>16935297974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797561" calcext:value-type="float">
            <text:p>16935297975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797661" calcext:value-type="float">
            <text:p>16935297976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2" calcext:value-type="float">
            <text:p>1,92</text:p>
          </table:table-cell>
          <table:table-cell office:value-type="float" office:value="1693529797761" calcext:value-type="float">
            <text:p>16935297977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797861" calcext:value-type="float">
            <text:p>16935297978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5" calcext:value-type="float">
            <text:p>1,95</text:p>
          </table:table-cell>
          <table:table-cell office:value-type="float" office:value="1693529797962" calcext:value-type="float">
            <text:p>16935297979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798061" calcext:value-type="float">
            <text:p>16935297980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5" calcext:value-type="float">
            <text:p>1,95</text:p>
          </table:table-cell>
          <table:table-cell office:value-type="float" office:value="1693529798162" calcext:value-type="float">
            <text:p>16935297981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2" calcext:value-type="float">
            <text:p>1,92</text:p>
          </table:table-cell>
          <table:table-cell office:value-type="float" office:value="1693529798262" calcext:value-type="float">
            <text:p>16935297982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8" calcext:value-type="float">
            <text:p>1,88</text:p>
          </table:table-cell>
          <table:table-cell office:value-type="float" office:value="1693529798362" calcext:value-type="float">
            <text:p>16935297983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4" calcext:value-type="float">
            <text:p>1,94</text:p>
          </table:table-cell>
          <table:table-cell office:value-type="float" office:value="1693529798462" calcext:value-type="float">
            <text:p>16935297984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798561" calcext:value-type="float">
            <text:p>16935297985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4" calcext:value-type="float">
            <text:p>1,94</text:p>
          </table:table-cell>
          <table:table-cell office:value-type="float" office:value="1693529798661" calcext:value-type="float">
            <text:p>16935297986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5" calcext:value-type="float">
            <text:p>1,95</text:p>
          </table:table-cell>
          <table:table-cell office:value-type="float" office:value="1693529798761" calcext:value-type="float">
            <text:p>16935297987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2" calcext:value-type="float">
            <text:p>1,92</text:p>
          </table:table-cell>
          <table:table-cell office:value-type="float" office:value="1693529798862" calcext:value-type="float">
            <text:p>16935297988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798961" calcext:value-type="float">
            <text:p>16935297989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1" calcext:value-type="float">
            <text:p>1,91</text:p>
          </table:table-cell>
          <table:table-cell office:value-type="float" office:value="1693529799061" calcext:value-type="float">
            <text:p>16935297990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1" calcext:value-type="float">
            <text:p>1,91</text:p>
          </table:table-cell>
          <table:table-cell office:value-type="float" office:value="1693529799161" calcext:value-type="float">
            <text:p>16935297991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2" calcext:value-type="float">
            <text:p>1,92</text:p>
          </table:table-cell>
          <table:table-cell office:value-type="float" office:value="1693529799261" calcext:value-type="float">
            <text:p>16935297992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4" calcext:value-type="float">
            <text:p>1,94</text:p>
          </table:table-cell>
          <table:table-cell office:value-type="float" office:value="1693529799361" calcext:value-type="float">
            <text:p>16935297993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799461" calcext:value-type="float">
            <text:p>16935297994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799561" calcext:value-type="float">
            <text:p>16935297995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799661" calcext:value-type="float">
            <text:p>16935297996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5" calcext:value-type="float">
            <text:p>1,95</text:p>
          </table:table-cell>
          <table:table-cell office:value-type="float" office:value="1693529799761" calcext:value-type="float">
            <text:p>16935297997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9" calcext:value-type="float">
            <text:p>1,89</text:p>
          </table:table-cell>
          <table:table-cell office:value-type="float" office:value="1693529799861" calcext:value-type="float">
            <text:p>16935297998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2" calcext:value-type="float">
            <text:p>1,92</text:p>
          </table:table-cell>
          <table:table-cell office:value-type="float" office:value="1693529799961" calcext:value-type="float">
            <text:p>16935297999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2" calcext:value-type="float">
            <text:p>1,92</text:p>
          </table:table-cell>
          <table:table-cell office:value-type="float" office:value="1693529800062" calcext:value-type="float">
            <text:p>16935298000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800161" calcext:value-type="float">
            <text:p>16935298001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6" calcext:value-type="float">
            <text:p>1,96</text:p>
          </table:table-cell>
          <table:table-cell office:value-type="float" office:value="1693529800262" calcext:value-type="float">
            <text:p>16935298002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9" calcext:value-type="float">
            <text:p>1,89</text:p>
          </table:table-cell>
          <table:table-cell office:value-type="float" office:value="1693529800361" calcext:value-type="float">
            <text:p>16935298003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" calcext:value-type="float">
            <text:p>1,9</text:p>
          </table:table-cell>
          <table:table-cell office:value-type="float" office:value="1693529800462" calcext:value-type="float">
            <text:p>16935298004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4" calcext:value-type="float">
            <text:p>1,94</text:p>
          </table:table-cell>
          <table:table-cell office:value-type="float" office:value="1693529800562" calcext:value-type="float">
            <text:p>16935298005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4" calcext:value-type="float">
            <text:p>1,94</text:p>
          </table:table-cell>
          <table:table-cell office:value-type="float" office:value="1693529800662" calcext:value-type="float">
            <text:p>16935298006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4" calcext:value-type="float">
            <text:p>1,94</text:p>
          </table:table-cell>
          <table:table-cell office:value-type="float" office:value="1693529800761" calcext:value-type="float">
            <text:p>16935298007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4" calcext:value-type="float">
            <text:p>1,94</text:p>
          </table:table-cell>
          <table:table-cell office:value-type="float" office:value="1693529800862" calcext:value-type="float">
            <text:p>16935298008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4" calcext:value-type="float">
            <text:p>1,94</text:p>
          </table:table-cell>
          <table:table-cell office:value-type="float" office:value="1693529800962" calcext:value-type="float">
            <text:p>16935298009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4" calcext:value-type="float">
            <text:p>1,94</text:p>
          </table:table-cell>
          <table:table-cell office:value-type="float" office:value="1693529801062" calcext:value-type="float">
            <text:p>16935298010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4" calcext:value-type="float">
            <text:p>1,94</text:p>
          </table:table-cell>
          <table:table-cell office:value-type="float" office:value="1693529801162" calcext:value-type="float">
            <text:p>16935298011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801262" calcext:value-type="float">
            <text:p>16935298012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5" calcext:value-type="float">
            <text:p>1,95</text:p>
          </table:table-cell>
          <table:table-cell office:value-type="float" office:value="1693529801362" calcext:value-type="float">
            <text:p>16935298013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5" calcext:value-type="float">
            <text:p>1,95</text:p>
          </table:table-cell>
          <table:table-cell office:value-type="float" office:value="1693529801461" calcext:value-type="float">
            <text:p>169352980146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9" calcext:value-type="float">
            <text:p>1,89</text:p>
          </table:table-cell>
          <table:table-cell office:value-type="float" office:value="1693529801562" calcext:value-type="float">
            <text:p>16935298015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2" calcext:value-type="float">
            <text:p>1,92</text:p>
          </table:table-cell>
          <table:table-cell office:value-type="float" office:value="1693529801662" calcext:value-type="float">
            <text:p>16935298016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801762" calcext:value-type="float">
            <text:p>16935298017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4" calcext:value-type="float">
            <text:p>1,94</text:p>
          </table:table-cell>
          <table:table-cell office:value-type="float" office:value="1693529801862" calcext:value-type="float">
            <text:p>16935298018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4" calcext:value-type="float">
            <text:p>1,94</text:p>
          </table:table-cell>
          <table:table-cell office:value-type="float" office:value="1693529801962" calcext:value-type="float">
            <text:p>16935298019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5" calcext:value-type="float">
            <text:p>1,95</text:p>
          </table:table-cell>
          <table:table-cell office:value-type="float" office:value="1693529802062" calcext:value-type="float">
            <text:p>16935298020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" calcext:value-type="float">
            <text:p>1,9</text:p>
          </table:table-cell>
          <table:table-cell office:value-type="float" office:value="1693529802162" calcext:value-type="float">
            <text:p>16935298021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802262" calcext:value-type="float">
            <text:p>16935298022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802362" calcext:value-type="float">
            <text:p>16935298023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" calcext:value-type="float">
            <text:p>1,9</text:p>
          </table:table-cell>
          <table:table-cell office:value-type="float" office:value="1693529802462" calcext:value-type="float">
            <text:p>16935298024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802562" calcext:value-type="float">
            <text:p>16935298025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6" calcext:value-type="float">
            <text:p>1,96</text:p>
          </table:table-cell>
          <table:table-cell office:value-type="float" office:value="1693529802662" calcext:value-type="float">
            <text:p>16935298026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6" calcext:value-type="float">
            <text:p>1,96</text:p>
          </table:table-cell>
          <table:table-cell office:value-type="float" office:value="1693529802762" calcext:value-type="float">
            <text:p>16935298027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5" calcext:value-type="float">
            <text:p>1,95</text:p>
          </table:table-cell>
          <table:table-cell office:value-type="float" office:value="1693529802862" calcext:value-type="float">
            <text:p>16935298028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2" calcext:value-type="float">
            <text:p>1,92</text:p>
          </table:table-cell>
          <table:table-cell office:value-type="float" office:value="1693529802962" calcext:value-type="float">
            <text:p>16935298029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4" calcext:value-type="float">
            <text:p>1,94</text:p>
          </table:table-cell>
          <table:table-cell office:value-type="float" office:value="1693529803062" calcext:value-type="float">
            <text:p>16935298030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2" calcext:value-type="float">
            <text:p>1,92</text:p>
          </table:table-cell>
          <table:table-cell office:value-type="float" office:value="1693529803162" calcext:value-type="float">
            <text:p>16935298031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803262" calcext:value-type="float">
            <text:p>16935298032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9" calcext:value-type="float">
            <text:p>1,89</text:p>
          </table:table-cell>
          <table:table-cell office:value-type="float" office:value="1693529803362" calcext:value-type="float">
            <text:p>16935298033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803462" calcext:value-type="float">
            <text:p>16935298034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4" calcext:value-type="float">
            <text:p>1,94</text:p>
          </table:table-cell>
          <table:table-cell office:value-type="float" office:value="1693529803562" calcext:value-type="float">
            <text:p>16935298035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6" calcext:value-type="float">
            <text:p>1,96</text:p>
          </table:table-cell>
          <table:table-cell office:value-type="float" office:value="1693529803662" calcext:value-type="float">
            <text:p>16935298036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4" calcext:value-type="float">
            <text:p>1,94</text:p>
          </table:table-cell>
          <table:table-cell office:value-type="float" office:value="1693529803762" calcext:value-type="float">
            <text:p>16935298037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6" calcext:value-type="float">
            <text:p>1,96</text:p>
          </table:table-cell>
          <table:table-cell office:value-type="float" office:value="1693529803862" calcext:value-type="float">
            <text:p>16935298038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803962" calcext:value-type="float">
            <text:p>16935298039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804062" calcext:value-type="float">
            <text:p>16935298040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5" calcext:value-type="float">
            <text:p>1,95</text:p>
          </table:table-cell>
          <table:table-cell office:value-type="float" office:value="1693529804162" calcext:value-type="float">
            <text:p>16935298041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1" calcext:value-type="float">
            <text:p>1,91</text:p>
          </table:table-cell>
          <table:table-cell office:value-type="float" office:value="1693529804262" calcext:value-type="float">
            <text:p>16935298042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804362" calcext:value-type="float">
            <text:p>16935298043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804462" calcext:value-type="float">
            <text:p>16935298044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5" calcext:value-type="float">
            <text:p>1,95</text:p>
          </table:table-cell>
          <table:table-cell office:value-type="float" office:value="1693529804562" calcext:value-type="float">
            <text:p>16935298045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804662" calcext:value-type="float">
            <text:p>16935298046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" calcext:value-type="float">
            <text:p>1,9</text:p>
          </table:table-cell>
          <table:table-cell office:value-type="float" office:value="1693529804762" calcext:value-type="float">
            <text:p>16935298047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" calcext:value-type="float">
            <text:p>1,9</text:p>
          </table:table-cell>
          <table:table-cell office:value-type="float" office:value="1693529804862" calcext:value-type="float">
            <text:p>16935298048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804962" calcext:value-type="float">
            <text:p>16935298049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1" calcext:value-type="float">
            <text:p>1,91</text:p>
          </table:table-cell>
          <table:table-cell office:value-type="float" office:value="1693529805062" calcext:value-type="float">
            <text:p>16935298050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805162" calcext:value-type="float">
            <text:p>16935298051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5" calcext:value-type="float">
            <text:p>1,95</text:p>
          </table:table-cell>
          <table:table-cell office:value-type="float" office:value="1693529805262" calcext:value-type="float">
            <text:p>16935298052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2" calcext:value-type="float">
            <text:p>1,92</text:p>
          </table:table-cell>
          <table:table-cell office:value-type="float" office:value="1693529805362" calcext:value-type="float">
            <text:p>16935298053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4" calcext:value-type="float">
            <text:p>1,94</text:p>
          </table:table-cell>
          <table:table-cell office:value-type="float" office:value="1693529805462" calcext:value-type="float">
            <text:p>16935298054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805562" calcext:value-type="float">
            <text:p>16935298055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4" calcext:value-type="float">
            <text:p>1,94</text:p>
          </table:table-cell>
          <table:table-cell office:value-type="float" office:value="1693529805662" calcext:value-type="float">
            <text:p>16935298056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805762" calcext:value-type="float">
            <text:p>16935298057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1" calcext:value-type="float">
            <text:p>1,91</text:p>
          </table:table-cell>
          <table:table-cell office:value-type="float" office:value="1693529805862" calcext:value-type="float">
            <text:p>16935298058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1" calcext:value-type="float">
            <text:p>1,91</text:p>
          </table:table-cell>
          <table:table-cell office:value-type="float" office:value="1693529805962" calcext:value-type="float">
            <text:p>16935298059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1" calcext:value-type="float">
            <text:p>1,91</text:p>
          </table:table-cell>
          <table:table-cell office:value-type="float" office:value="1693529806062" calcext:value-type="float">
            <text:p>16935298060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5" calcext:value-type="float">
            <text:p>1,95</text:p>
          </table:table-cell>
          <table:table-cell office:value-type="float" office:value="1693529806162" calcext:value-type="float">
            <text:p>16935298061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4" calcext:value-type="float">
            <text:p>1,94</text:p>
          </table:table-cell>
          <table:table-cell office:value-type="float" office:value="1693529806262" calcext:value-type="float">
            <text:p>16935298062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" calcext:value-type="float">
            <text:p>1,9</text:p>
          </table:table-cell>
          <table:table-cell office:value-type="float" office:value="1693529806362" calcext:value-type="float">
            <text:p>16935298063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4" calcext:value-type="float">
            <text:p>1,94</text:p>
          </table:table-cell>
          <table:table-cell office:value-type="float" office:value="1693529806462" calcext:value-type="float">
            <text:p>16935298064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2" calcext:value-type="float">
            <text:p>1,92</text:p>
          </table:table-cell>
          <table:table-cell office:value-type="float" office:value="1693529806562" calcext:value-type="float">
            <text:p>16935298065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2" calcext:value-type="float">
            <text:p>1,92</text:p>
          </table:table-cell>
          <table:table-cell office:value-type="float" office:value="1693529806662" calcext:value-type="float">
            <text:p>16935298066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4" calcext:value-type="float">
            <text:p>1,94</text:p>
          </table:table-cell>
          <table:table-cell office:value-type="float" office:value="1693529806762" calcext:value-type="float">
            <text:p>16935298067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806862" calcext:value-type="float">
            <text:p>16935298068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1" calcext:value-type="float">
            <text:p>1,91</text:p>
          </table:table-cell>
          <table:table-cell office:value-type="float" office:value="1693529806962" calcext:value-type="float">
            <text:p>16935298069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4" calcext:value-type="float">
            <text:p>1,94</text:p>
          </table:table-cell>
          <table:table-cell office:value-type="float" office:value="1693529807062" calcext:value-type="float">
            <text:p>16935298070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1" calcext:value-type="float">
            <text:p>1,91</text:p>
          </table:table-cell>
          <table:table-cell office:value-type="float" office:value="1693529807162" calcext:value-type="float">
            <text:p>16935298071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2" calcext:value-type="float">
            <text:p>1,92</text:p>
          </table:table-cell>
          <table:table-cell office:value-type="float" office:value="1693529807262" calcext:value-type="float">
            <text:p>16935298072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807362" calcext:value-type="float">
            <text:p>16935298073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807462" calcext:value-type="float">
            <text:p>16935298074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4" calcext:value-type="float">
            <text:p>1,94</text:p>
          </table:table-cell>
          <table:table-cell office:value-type="float" office:value="1693529807562" calcext:value-type="float">
            <text:p>16935298075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807662" calcext:value-type="float">
            <text:p>16935298076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2" calcext:value-type="float">
            <text:p>1,92</text:p>
          </table:table-cell>
          <table:table-cell office:value-type="float" office:value="1693529807762" calcext:value-type="float">
            <text:p>16935298077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8" calcext:value-type="float">
            <text:p>1,88</text:p>
          </table:table-cell>
          <table:table-cell office:value-type="float" office:value="1693529807862" calcext:value-type="float">
            <text:p>16935298078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2" calcext:value-type="float">
            <text:p>1,92</text:p>
          </table:table-cell>
          <table:table-cell office:value-type="float" office:value="1693529807962" calcext:value-type="float">
            <text:p>16935298079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" calcext:value-type="float">
            <text:p>1,9</text:p>
          </table:table-cell>
          <table:table-cell office:value-type="float" office:value="1693529808062" calcext:value-type="float">
            <text:p>16935298080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1" calcext:value-type="float">
            <text:p>1,91</text:p>
          </table:table-cell>
          <table:table-cell office:value-type="float" office:value="1693529808162" calcext:value-type="float">
            <text:p>16935298081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2" calcext:value-type="float">
            <text:p>1,92</text:p>
          </table:table-cell>
          <table:table-cell office:value-type="float" office:value="1693529808262" calcext:value-type="float">
            <text:p>16935298082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2" calcext:value-type="float">
            <text:p>1,92</text:p>
          </table:table-cell>
          <table:table-cell office:value-type="float" office:value="1693529808362" calcext:value-type="float">
            <text:p>16935298083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1" calcext:value-type="float">
            <text:p>1,91</text:p>
          </table:table-cell>
          <table:table-cell office:value-type="float" office:value="1693529808462" calcext:value-type="float">
            <text:p>16935298084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4" calcext:value-type="float">
            <text:p>1,94</text:p>
          </table:table-cell>
          <table:table-cell office:value-type="float" office:value="1693529808562" calcext:value-type="float">
            <text:p>16935298085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2" calcext:value-type="float">
            <text:p>1,92</text:p>
          </table:table-cell>
          <table:table-cell office:value-type="float" office:value="1693529808662" calcext:value-type="float">
            <text:p>16935298086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4" calcext:value-type="float">
            <text:p>1,94</text:p>
          </table:table-cell>
          <table:table-cell office:value-type="float" office:value="1693529808762" calcext:value-type="float">
            <text:p>16935298087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4" calcext:value-type="float">
            <text:p>1,94</text:p>
          </table:table-cell>
          <table:table-cell office:value-type="float" office:value="1693529808862" calcext:value-type="float">
            <text:p>16935298088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808962" calcext:value-type="float">
            <text:p>16935298089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1" calcext:value-type="float">
            <text:p>1,91</text:p>
          </table:table-cell>
          <table:table-cell office:value-type="float" office:value="1693529809062" calcext:value-type="float">
            <text:p>16935298090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809162" calcext:value-type="float">
            <text:p>16935298091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2" calcext:value-type="float">
            <text:p>1,92</text:p>
          </table:table-cell>
          <table:table-cell office:value-type="float" office:value="1693529809262" calcext:value-type="float">
            <text:p>16935298092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2" calcext:value-type="float">
            <text:p>1,92</text:p>
          </table:table-cell>
          <table:table-cell office:value-type="float" office:value="1693529809362" calcext:value-type="float">
            <text:p>16935298093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1" calcext:value-type="float">
            <text:p>1,91</text:p>
          </table:table-cell>
          <table:table-cell office:value-type="float" office:value="1693529809462" calcext:value-type="float">
            <text:p>16935298094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809562" calcext:value-type="float">
            <text:p>16935298095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809662" calcext:value-type="float">
            <text:p>16935298096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809762" calcext:value-type="float">
            <text:p>16935298097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1" calcext:value-type="float">
            <text:p>1,91</text:p>
          </table:table-cell>
          <table:table-cell office:value-type="float" office:value="1693529809862" calcext:value-type="float">
            <text:p>16935298098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" calcext:value-type="float">
            <text:p>1,9</text:p>
          </table:table-cell>
          <table:table-cell office:value-type="float" office:value="1693529809962" calcext:value-type="float">
            <text:p>16935298099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4" calcext:value-type="float">
            <text:p>1,94</text:p>
          </table:table-cell>
          <table:table-cell office:value-type="float" office:value="1693529810062" calcext:value-type="float">
            <text:p>16935298100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810162" calcext:value-type="float">
            <text:p>16935298101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810262" calcext:value-type="float">
            <text:p>16935298102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2" calcext:value-type="float">
            <text:p>1,92</text:p>
          </table:table-cell>
          <table:table-cell office:value-type="float" office:value="1693529810362" calcext:value-type="float">
            <text:p>16935298103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2" calcext:value-type="float">
            <text:p>1,92</text:p>
          </table:table-cell>
          <table:table-cell office:value-type="float" office:value="1693529810462" calcext:value-type="float">
            <text:p>16935298104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810562" calcext:value-type="float">
            <text:p>16935298105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" calcext:value-type="float">
            <text:p>1,9</text:p>
          </table:table-cell>
          <table:table-cell office:value-type="float" office:value="1693529810662" calcext:value-type="float">
            <text:p>16935298106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4" calcext:value-type="float">
            <text:p>1,94</text:p>
          </table:table-cell>
          <table:table-cell office:value-type="float" office:value="1693529810762" calcext:value-type="float">
            <text:p>16935298107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5" calcext:value-type="float">
            <text:p>1,95</text:p>
          </table:table-cell>
          <table:table-cell office:value-type="float" office:value="1693529810862" calcext:value-type="float">
            <text:p>16935298108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1" calcext:value-type="float">
            <text:p>1,91</text:p>
          </table:table-cell>
          <table:table-cell office:value-type="float" office:value="1693529810962" calcext:value-type="float">
            <text:p>16935298109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1" calcext:value-type="float">
            <text:p>1,91</text:p>
          </table:table-cell>
          <table:table-cell office:value-type="float" office:value="1693529811062" calcext:value-type="float">
            <text:p>16935298110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1" calcext:value-type="float">
            <text:p>1,91</text:p>
          </table:table-cell>
          <table:table-cell office:value-type="float" office:value="1693529811162" calcext:value-type="float">
            <text:p>16935298111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5" calcext:value-type="float">
            <text:p>1,95</text:p>
          </table:table-cell>
          <table:table-cell office:value-type="float" office:value="1693529811262" calcext:value-type="float">
            <text:p>16935298112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2" calcext:value-type="float">
            <text:p>1,92</text:p>
          </table:table-cell>
          <table:table-cell office:value-type="float" office:value="1693529811362" calcext:value-type="float">
            <text:p>16935298113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811462" calcext:value-type="float">
            <text:p>16935298114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5" calcext:value-type="float">
            <text:p>1,95</text:p>
          </table:table-cell>
          <table:table-cell office:value-type="float" office:value="1693529811562" calcext:value-type="float">
            <text:p>16935298115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811662" calcext:value-type="float">
            <text:p>16935298116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6" calcext:value-type="float">
            <text:p>1,96</text:p>
          </table:table-cell>
          <table:table-cell office:value-type="float" office:value="1693529811762" calcext:value-type="float">
            <text:p>16935298117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811862" calcext:value-type="float">
            <text:p>16935298118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4" calcext:value-type="float">
            <text:p>1,94</text:p>
          </table:table-cell>
          <table:table-cell office:value-type="float" office:value="1693529811962" calcext:value-type="float">
            <text:p>16935298119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6" calcext:value-type="float">
            <text:p>1,96</text:p>
          </table:table-cell>
          <table:table-cell office:value-type="float" office:value="1693529812062" calcext:value-type="float">
            <text:p>16935298120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2" calcext:value-type="float">
            <text:p>1,92</text:p>
          </table:table-cell>
          <table:table-cell office:value-type="float" office:value="1693529812162" calcext:value-type="float">
            <text:p>16935298121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812262" calcext:value-type="float">
            <text:p>16935298122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2" calcext:value-type="float">
            <text:p>1,92</text:p>
          </table:table-cell>
          <table:table-cell office:value-type="float" office:value="1693529812362" calcext:value-type="float">
            <text:p>16935298123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5" calcext:value-type="float">
            <text:p>1,95</text:p>
          </table:table-cell>
          <table:table-cell office:value-type="float" office:value="1693529812462" calcext:value-type="float">
            <text:p>16935298124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812562" calcext:value-type="float">
            <text:p>16935298125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1" calcext:value-type="float">
            <text:p>1,91</text:p>
          </table:table-cell>
          <table:table-cell office:value-type="float" office:value="1693529812662" calcext:value-type="float">
            <text:p>16935298126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6" calcext:value-type="float">
            <text:p>1,96</text:p>
          </table:table-cell>
          <table:table-cell office:value-type="float" office:value="1693529812762" calcext:value-type="float">
            <text:p>16935298127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6" calcext:value-type="float">
            <text:p>1,96</text:p>
          </table:table-cell>
          <table:table-cell office:value-type="float" office:value="1693529812862" calcext:value-type="float">
            <text:p>16935298128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1" calcext:value-type="float">
            <text:p>1,91</text:p>
          </table:table-cell>
          <table:table-cell office:value-type="float" office:value="1693529812962" calcext:value-type="float">
            <text:p>16935298129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4" calcext:value-type="float">
            <text:p>1,94</text:p>
          </table:table-cell>
          <table:table-cell office:value-type="float" office:value="1693529813062" calcext:value-type="float">
            <text:p>16935298130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813162" calcext:value-type="float">
            <text:p>16935298131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4" calcext:value-type="float">
            <text:p>1,94</text:p>
          </table:table-cell>
          <table:table-cell office:value-type="float" office:value="1693529813262" calcext:value-type="float">
            <text:p>16935298132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813362" calcext:value-type="float">
            <text:p>16935298133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813462" calcext:value-type="float">
            <text:p>16935298134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4" calcext:value-type="float">
            <text:p>1,94</text:p>
          </table:table-cell>
          <table:table-cell office:value-type="float" office:value="1693529813562" calcext:value-type="float">
            <text:p>16935298135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4" calcext:value-type="float">
            <text:p>1,94</text:p>
          </table:table-cell>
          <table:table-cell office:value-type="float" office:value="1693529813662" calcext:value-type="float">
            <text:p>16935298136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4" calcext:value-type="float">
            <text:p>1,94</text:p>
          </table:table-cell>
          <table:table-cell office:value-type="float" office:value="1693529813762" calcext:value-type="float">
            <text:p>16935298137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1" calcext:value-type="float">
            <text:p>1,91</text:p>
          </table:table-cell>
          <table:table-cell office:value-type="float" office:value="1693529813862" calcext:value-type="float">
            <text:p>16935298138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6" calcext:value-type="float">
            <text:p>1,96</text:p>
          </table:table-cell>
          <table:table-cell office:value-type="float" office:value="1693529813962" calcext:value-type="float">
            <text:p>16935298139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4" calcext:value-type="float">
            <text:p>1,94</text:p>
          </table:table-cell>
          <table:table-cell office:value-type="float" office:value="1693529814062" calcext:value-type="float">
            <text:p>16935298140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5" calcext:value-type="float">
            <text:p>1,95</text:p>
          </table:table-cell>
          <table:table-cell office:value-type="float" office:value="1693529814162" calcext:value-type="float">
            <text:p>16935298141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5" calcext:value-type="float">
            <text:p>1,95</text:p>
          </table:table-cell>
          <table:table-cell office:value-type="float" office:value="1693529814262" calcext:value-type="float">
            <text:p>16935298142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7" calcext:value-type="float">
            <text:p>1,97</text:p>
          </table:table-cell>
          <table:table-cell office:value-type="float" office:value="1693529814362" calcext:value-type="float">
            <text:p>16935298143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5" calcext:value-type="float">
            <text:p>1,95</text:p>
          </table:table-cell>
          <table:table-cell office:value-type="float" office:value="1693529814462" calcext:value-type="float">
            <text:p>16935298144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814562" calcext:value-type="float">
            <text:p>16935298145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1" calcext:value-type="float">
            <text:p>1,91</text:p>
          </table:table-cell>
          <table:table-cell office:value-type="float" office:value="1693529814662" calcext:value-type="float">
            <text:p>16935298146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6" calcext:value-type="float">
            <text:p>1,96</text:p>
          </table:table-cell>
          <table:table-cell office:value-type="float" office:value="1693529814762" calcext:value-type="float">
            <text:p>16935298147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2" calcext:value-type="float">
            <text:p>1,92</text:p>
          </table:table-cell>
          <table:table-cell office:value-type="float" office:value="1693529814862" calcext:value-type="float">
            <text:p>16935298148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5" calcext:value-type="float">
            <text:p>1,95</text:p>
          </table:table-cell>
          <table:table-cell office:value-type="float" office:value="1693529814962" calcext:value-type="float">
            <text:p>16935298149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815062" calcext:value-type="float">
            <text:p>16935298150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2" calcext:value-type="float">
            <text:p>1,92</text:p>
          </table:table-cell>
          <table:table-cell office:value-type="float" office:value="1693529815162" calcext:value-type="float">
            <text:p>16935298151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1" calcext:value-type="float">
            <text:p>1,91</text:p>
          </table:table-cell>
          <table:table-cell office:value-type="float" office:value="1693529815262" calcext:value-type="float">
            <text:p>16935298152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6" calcext:value-type="float">
            <text:p>1,96</text:p>
          </table:table-cell>
          <table:table-cell office:value-type="float" office:value="1693529815362" calcext:value-type="float">
            <text:p>16935298153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4" calcext:value-type="float">
            <text:p>1,94</text:p>
          </table:table-cell>
          <table:table-cell office:value-type="float" office:value="1693529815462" calcext:value-type="float">
            <text:p>16935298154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815562" calcext:value-type="float">
            <text:p>16935298155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4" calcext:value-type="float">
            <text:p>1,94</text:p>
          </table:table-cell>
          <table:table-cell office:value-type="float" office:value="1693529815662" calcext:value-type="float">
            <text:p>16935298156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4" calcext:value-type="float">
            <text:p>1,94</text:p>
          </table:table-cell>
          <table:table-cell office:value-type="float" office:value="1693529815762" calcext:value-type="float">
            <text:p>16935298157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815862" calcext:value-type="float">
            <text:p>16935298158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815962" calcext:value-type="float">
            <text:p>16935298159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2" calcext:value-type="float">
            <text:p>1,92</text:p>
          </table:table-cell>
          <table:table-cell office:value-type="float" office:value="1693529816062" calcext:value-type="float">
            <text:p>16935298160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816162" calcext:value-type="float">
            <text:p>16935298161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5" calcext:value-type="float">
            <text:p>1,95</text:p>
          </table:table-cell>
          <table:table-cell office:value-type="float" office:value="1693529816262" calcext:value-type="float">
            <text:p>16935298162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6" calcext:value-type="float">
            <text:p>1,96</text:p>
          </table:table-cell>
          <table:table-cell office:value-type="float" office:value="1693529816362" calcext:value-type="float">
            <text:p>16935298163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816462" calcext:value-type="float">
            <text:p>16935298164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" calcext:value-type="float">
            <text:p>1,9</text:p>
          </table:table-cell>
          <table:table-cell office:value-type="float" office:value="1693529816562" calcext:value-type="float">
            <text:p>16935298165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6" calcext:value-type="float">
            <text:p>1,96</text:p>
          </table:table-cell>
          <table:table-cell office:value-type="float" office:value="1693529816662" calcext:value-type="float">
            <text:p>16935298166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4" calcext:value-type="float">
            <text:p>1,94</text:p>
          </table:table-cell>
          <table:table-cell office:value-type="float" office:value="1693529816762" calcext:value-type="float">
            <text:p>16935298167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4" calcext:value-type="float">
            <text:p>1,94</text:p>
          </table:table-cell>
          <table:table-cell office:value-type="float" office:value="1693529816862" calcext:value-type="float">
            <text:p>16935298168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8" calcext:value-type="float">
            <text:p>1,98</text:p>
          </table:table-cell>
          <table:table-cell office:value-type="float" office:value="1693529816962" calcext:value-type="float">
            <text:p>16935298169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" calcext:value-type="float">
            <text:p>1,9</text:p>
          </table:table-cell>
          <table:table-cell office:value-type="float" office:value="1693529817062" calcext:value-type="float">
            <text:p>16935298170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" calcext:value-type="float">
            <text:p>1,9</text:p>
          </table:table-cell>
          <table:table-cell office:value-type="float" office:value="1693529817162" calcext:value-type="float">
            <text:p>16935298171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817262" calcext:value-type="float">
            <text:p>16935298172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4" calcext:value-type="float">
            <text:p>1,94</text:p>
          </table:table-cell>
          <table:table-cell office:value-type="float" office:value="1693529817362" calcext:value-type="float">
            <text:p>16935298173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817462" calcext:value-type="float">
            <text:p>16935298174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6" calcext:value-type="float">
            <text:p>1,96</text:p>
          </table:table-cell>
          <table:table-cell office:value-type="float" office:value="1693529817562" calcext:value-type="float">
            <text:p>16935298175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817662" calcext:value-type="float">
            <text:p>16935298176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2" calcext:value-type="float">
            <text:p>1,92</text:p>
          </table:table-cell>
          <table:table-cell office:value-type="float" office:value="1693529817762" calcext:value-type="float">
            <text:p>16935298177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2" calcext:value-type="float">
            <text:p>1,92</text:p>
          </table:table-cell>
          <table:table-cell office:value-type="float" office:value="1693529817862" calcext:value-type="float">
            <text:p>16935298178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817962" calcext:value-type="float">
            <text:p>16935298179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818062" calcext:value-type="float">
            <text:p>16935298180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2" calcext:value-type="float">
            <text:p>1,92</text:p>
          </table:table-cell>
          <table:table-cell office:value-type="float" office:value="1693529818162" calcext:value-type="float">
            <text:p>16935298181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818262" calcext:value-type="float">
            <text:p>16935298182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2" calcext:value-type="float">
            <text:p>1,92</text:p>
          </table:table-cell>
          <table:table-cell office:value-type="float" office:value="1693529818362" calcext:value-type="float">
            <text:p>16935298183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5" calcext:value-type="float">
            <text:p>1,95</text:p>
          </table:table-cell>
          <table:table-cell office:value-type="float" office:value="1693529818462" calcext:value-type="float">
            <text:p>16935298184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2" calcext:value-type="float">
            <text:p>1,92</text:p>
          </table:table-cell>
          <table:table-cell office:value-type="float" office:value="1693529818562" calcext:value-type="float">
            <text:p>16935298185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4" calcext:value-type="float">
            <text:p>1,94</text:p>
          </table:table-cell>
          <table:table-cell office:value-type="float" office:value="1693529818662" calcext:value-type="float">
            <text:p>16935298186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1" calcext:value-type="float">
            <text:p>1,91</text:p>
          </table:table-cell>
          <table:table-cell office:value-type="float" office:value="1693529818762" calcext:value-type="float">
            <text:p>16935298187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4" calcext:value-type="float">
            <text:p>1,94</text:p>
          </table:table-cell>
          <table:table-cell office:value-type="float" office:value="1693529818862" calcext:value-type="float">
            <text:p>16935298188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2" calcext:value-type="float">
            <text:p>1,92</text:p>
          </table:table-cell>
          <table:table-cell office:value-type="float" office:value="1693529818962" calcext:value-type="float">
            <text:p>16935298189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4" calcext:value-type="float">
            <text:p>1,94</text:p>
          </table:table-cell>
          <table:table-cell office:value-type="float" office:value="1693529819062" calcext:value-type="float">
            <text:p>16935298190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9" calcext:value-type="float">
            <text:p>1,89</text:p>
          </table:table-cell>
          <table:table-cell office:value-type="float" office:value="1693529819162" calcext:value-type="float">
            <text:p>16935298191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1" calcext:value-type="float">
            <text:p>1,91</text:p>
          </table:table-cell>
          <table:table-cell office:value-type="float" office:value="1693529819262" calcext:value-type="float">
            <text:p>16935298192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4" calcext:value-type="float">
            <text:p>1,94</text:p>
          </table:table-cell>
          <table:table-cell office:value-type="float" office:value="1693529819362" calcext:value-type="float">
            <text:p>16935298193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819462" calcext:value-type="float">
            <text:p>16935298194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9" calcext:value-type="float">
            <text:p>1,89</text:p>
          </table:table-cell>
          <table:table-cell office:value-type="float" office:value="1693529819562" calcext:value-type="float">
            <text:p>16935298195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819662" calcext:value-type="float">
            <text:p>16935298196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5" calcext:value-type="float">
            <text:p>1,95</text:p>
          </table:table-cell>
          <table:table-cell office:value-type="float" office:value="1693529819762" calcext:value-type="float">
            <text:p>16935298197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819862" calcext:value-type="float">
            <text:p>16935298198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4" calcext:value-type="float">
            <text:p>1,94</text:p>
          </table:table-cell>
          <table:table-cell office:value-type="float" office:value="1693529819962" calcext:value-type="float">
            <text:p>16935298199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4" calcext:value-type="float">
            <text:p>1,94</text:p>
          </table:table-cell>
          <table:table-cell office:value-type="float" office:value="1693529820062" calcext:value-type="float">
            <text:p>16935298200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8" calcext:value-type="float">
            <text:p>1,98</text:p>
          </table:table-cell>
          <table:table-cell office:value-type="float" office:value="1693529820162" calcext:value-type="float">
            <text:p>16935298201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1" calcext:value-type="float">
            <text:p>1,91</text:p>
          </table:table-cell>
          <table:table-cell office:value-type="float" office:value="1693529820262" calcext:value-type="float">
            <text:p>16935298202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4" calcext:value-type="float">
            <text:p>1,94</text:p>
          </table:table-cell>
          <table:table-cell office:value-type="float" office:value="1693529820362" calcext:value-type="float">
            <text:p>16935298203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5" calcext:value-type="float">
            <text:p>1,95</text:p>
          </table:table-cell>
          <table:table-cell office:value-type="float" office:value="1693529820462" calcext:value-type="float">
            <text:p>16935298204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820562" calcext:value-type="float">
            <text:p>16935298205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7" calcext:value-type="float">
            <text:p>1,97</text:p>
          </table:table-cell>
          <table:table-cell office:value-type="float" office:value="1693529820662" calcext:value-type="float">
            <text:p>16935298206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4" calcext:value-type="float">
            <text:p>1,94</text:p>
          </table:table-cell>
          <table:table-cell office:value-type="float" office:value="1693529820762" calcext:value-type="float">
            <text:p>16935298207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820862" calcext:value-type="float">
            <text:p>16935298208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5" calcext:value-type="float">
            <text:p>1,95</text:p>
          </table:table-cell>
          <table:table-cell office:value-type="float" office:value="1693529820962" calcext:value-type="float">
            <text:p>16935298209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4" calcext:value-type="float">
            <text:p>1,94</text:p>
          </table:table-cell>
          <table:table-cell office:value-type="float" office:value="1693529821062" calcext:value-type="float">
            <text:p>16935298210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4" calcext:value-type="float">
            <text:p>1,94</text:p>
          </table:table-cell>
          <table:table-cell office:value-type="float" office:value="1693529821162" calcext:value-type="float">
            <text:p>16935298211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2" calcext:value-type="float">
            <text:p>1,92</text:p>
          </table:table-cell>
          <table:table-cell office:value-type="float" office:value="1693529821262" calcext:value-type="float">
            <text:p>16935298212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4" calcext:value-type="float">
            <text:p>1,94</text:p>
          </table:table-cell>
          <table:table-cell office:value-type="float" office:value="1693529821362" calcext:value-type="float">
            <text:p>16935298213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2" calcext:value-type="float">
            <text:p>1,92</text:p>
          </table:table-cell>
          <table:table-cell office:value-type="float" office:value="1693529821462" calcext:value-type="float">
            <text:p>16935298214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5" calcext:value-type="float">
            <text:p>1,95</text:p>
          </table:table-cell>
          <table:table-cell office:value-type="float" office:value="1693529821562" calcext:value-type="float">
            <text:p>16935298215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5" calcext:value-type="float">
            <text:p>1,95</text:p>
          </table:table-cell>
          <table:table-cell office:value-type="float" office:value="1693529821662" calcext:value-type="float">
            <text:p>16935298216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6" calcext:value-type="float">
            <text:p>1,96</text:p>
          </table:table-cell>
          <table:table-cell office:value-type="float" office:value="1693529821762" calcext:value-type="float">
            <text:p>16935298217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821862" calcext:value-type="float">
            <text:p>16935298218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821962" calcext:value-type="float">
            <text:p>16935298219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4" calcext:value-type="float">
            <text:p>1,94</text:p>
          </table:table-cell>
          <table:table-cell office:value-type="float" office:value="1693529822062" calcext:value-type="float">
            <text:p>16935298220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822162" calcext:value-type="float">
            <text:p>16935298221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822262" calcext:value-type="float">
            <text:p>16935298222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822362" calcext:value-type="float">
            <text:p>16935298223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822462" calcext:value-type="float">
            <text:p>16935298224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4" calcext:value-type="float">
            <text:p>1,94</text:p>
          </table:table-cell>
          <table:table-cell office:value-type="float" office:value="1693529822562" calcext:value-type="float">
            <text:p>16935298225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8" calcext:value-type="float">
            <text:p>1,88</text:p>
          </table:table-cell>
          <table:table-cell office:value-type="float" office:value="1693529822662" calcext:value-type="float">
            <text:p>16935298226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6" calcext:value-type="float">
            <text:p>1,96</text:p>
          </table:table-cell>
          <table:table-cell office:value-type="float" office:value="1693529822762" calcext:value-type="float">
            <text:p>16935298227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822862" calcext:value-type="float">
            <text:p>16935298228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2" calcext:value-type="float">
            <text:p>1,92</text:p>
          </table:table-cell>
          <table:table-cell office:value-type="float" office:value="1693529822962" calcext:value-type="float">
            <text:p>16935298229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823062" calcext:value-type="float">
            <text:p>16935298230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823162" calcext:value-type="float">
            <text:p>16935298231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2" calcext:value-type="float">
            <text:p>1,92</text:p>
          </table:table-cell>
          <table:table-cell office:value-type="float" office:value="1693529823262" calcext:value-type="float">
            <text:p>16935298232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1" calcext:value-type="float">
            <text:p>1,91</text:p>
          </table:table-cell>
          <table:table-cell office:value-type="float" office:value="1693529823362" calcext:value-type="float">
            <text:p>16935298233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823462" calcext:value-type="float">
            <text:p>16935298234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5" calcext:value-type="float">
            <text:p>1,95</text:p>
          </table:table-cell>
          <table:table-cell office:value-type="float" office:value="1693529823562" calcext:value-type="float">
            <text:p>16935298235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6" calcext:value-type="float">
            <text:p>1,96</text:p>
          </table:table-cell>
          <table:table-cell office:value-type="float" office:value="1693529823662" calcext:value-type="float">
            <text:p>16935298236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5" calcext:value-type="float">
            <text:p>1,95</text:p>
          </table:table-cell>
          <table:table-cell office:value-type="float" office:value="1693529823762" calcext:value-type="float">
            <text:p>16935298237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4" calcext:value-type="float">
            <text:p>1,94</text:p>
          </table:table-cell>
          <table:table-cell office:value-type="float" office:value="1693529823862" calcext:value-type="float">
            <text:p>16935298238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4" calcext:value-type="float">
            <text:p>1,94</text:p>
          </table:table-cell>
          <table:table-cell office:value-type="float" office:value="1693529823962" calcext:value-type="float">
            <text:p>16935298239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824062" calcext:value-type="float">
            <text:p>16935298240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8" calcext:value-type="float">
            <text:p>1,98</text:p>
          </table:table-cell>
          <table:table-cell office:value-type="float" office:value="1693529824162" calcext:value-type="float">
            <text:p>16935298241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1" calcext:value-type="float">
            <text:p>1,91</text:p>
          </table:table-cell>
          <table:table-cell office:value-type="float" office:value="1693529824262" calcext:value-type="float">
            <text:p>16935298242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824362" calcext:value-type="float">
            <text:p>16935298243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1" calcext:value-type="float">
            <text:p>1,91</text:p>
          </table:table-cell>
          <table:table-cell office:value-type="float" office:value="1693529824462" calcext:value-type="float">
            <text:p>16935298244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6" calcext:value-type="float">
            <text:p>1,96</text:p>
          </table:table-cell>
          <table:table-cell office:value-type="float" office:value="1693529824562" calcext:value-type="float">
            <text:p>16935298245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1" calcext:value-type="float">
            <text:p>1,91</text:p>
          </table:table-cell>
          <table:table-cell office:value-type="float" office:value="1693529824662" calcext:value-type="float">
            <text:p>16935298246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2" calcext:value-type="float">
            <text:p>1,92</text:p>
          </table:table-cell>
          <table:table-cell office:value-type="float" office:value="1693529824762" calcext:value-type="float">
            <text:p>16935298247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5" calcext:value-type="float">
            <text:p>1,95</text:p>
          </table:table-cell>
          <table:table-cell office:value-type="float" office:value="1693529824862" calcext:value-type="float">
            <text:p>16935298248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824962" calcext:value-type="float">
            <text:p>16935298249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9" calcext:value-type="float">
            <text:p>1,89</text:p>
          </table:table-cell>
          <table:table-cell office:value-type="float" office:value="1693529825062" calcext:value-type="float">
            <text:p>16935298250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" calcext:value-type="float">
            <text:p>1,9</text:p>
          </table:table-cell>
          <table:table-cell office:value-type="float" office:value="1693529825162" calcext:value-type="float">
            <text:p>16935298251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825262" calcext:value-type="float">
            <text:p>16935298252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825362" calcext:value-type="float">
            <text:p>16935298253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4" calcext:value-type="float">
            <text:p>1,94</text:p>
          </table:table-cell>
          <table:table-cell office:value-type="float" office:value="1693529825462" calcext:value-type="float">
            <text:p>16935298254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" calcext:value-type="float">
            <text:p>1,9</text:p>
          </table:table-cell>
          <table:table-cell office:value-type="float" office:value="1693529825562" calcext:value-type="float">
            <text:p>16935298255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825662" calcext:value-type="float">
            <text:p>16935298256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7" calcext:value-type="float">
            <text:p>1,97</text:p>
          </table:table-cell>
          <table:table-cell office:value-type="float" office:value="1693529825762" calcext:value-type="float">
            <text:p>16935298257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4" calcext:value-type="float">
            <text:p>1,94</text:p>
          </table:table-cell>
          <table:table-cell office:value-type="float" office:value="1693529825862" calcext:value-type="float">
            <text:p>16935298258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825962" calcext:value-type="float">
            <text:p>16935298259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826062" calcext:value-type="float">
            <text:p>16935298260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826162" calcext:value-type="float">
            <text:p>16935298261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1" calcext:value-type="float">
            <text:p>1,91</text:p>
          </table:table-cell>
          <table:table-cell office:value-type="float" office:value="1693529826262" calcext:value-type="float">
            <text:p>16935298262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5" calcext:value-type="float">
            <text:p>1,95</text:p>
          </table:table-cell>
          <table:table-cell office:value-type="float" office:value="1693529826362" calcext:value-type="float">
            <text:p>16935298263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826462" calcext:value-type="float">
            <text:p>16935298264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826562" calcext:value-type="float">
            <text:p>16935298265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6" calcext:value-type="float">
            <text:p>1,96</text:p>
          </table:table-cell>
          <table:table-cell office:value-type="float" office:value="1693529826662" calcext:value-type="float">
            <text:p>16935298266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826762" calcext:value-type="float">
            <text:p>16935298267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826862" calcext:value-type="float">
            <text:p>16935298268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4" calcext:value-type="float">
            <text:p>1,94</text:p>
          </table:table-cell>
          <table:table-cell office:value-type="float" office:value="1693529826962" calcext:value-type="float">
            <text:p>16935298269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5" calcext:value-type="float">
            <text:p>1,95</text:p>
          </table:table-cell>
          <table:table-cell office:value-type="float" office:value="1693529827062" calcext:value-type="float">
            <text:p>16935298270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2" calcext:value-type="float">
            <text:p>1,92</text:p>
          </table:table-cell>
          <table:table-cell office:value-type="float" office:value="1693529827162" calcext:value-type="float">
            <text:p>16935298271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4" calcext:value-type="float">
            <text:p>1,94</text:p>
          </table:table-cell>
          <table:table-cell office:value-type="float" office:value="1693529827262" calcext:value-type="float">
            <text:p>16935298272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827362" calcext:value-type="float">
            <text:p>16935298273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827462" calcext:value-type="float">
            <text:p>16935298274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2" calcext:value-type="float">
            <text:p>1,92</text:p>
          </table:table-cell>
          <table:table-cell office:value-type="float" office:value="1693529827562" calcext:value-type="float">
            <text:p>16935298275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5" calcext:value-type="float">
            <text:p>1,95</text:p>
          </table:table-cell>
          <table:table-cell office:value-type="float" office:value="1693529827662" calcext:value-type="float">
            <text:p>16935298276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827762" calcext:value-type="float">
            <text:p>16935298277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2" calcext:value-type="float">
            <text:p>1,92</text:p>
          </table:table-cell>
          <table:table-cell office:value-type="float" office:value="1693529827862" calcext:value-type="float">
            <text:p>16935298278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827962" calcext:value-type="float">
            <text:p>16935298279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828062" calcext:value-type="float">
            <text:p>16935298280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828162" calcext:value-type="float">
            <text:p>16935298281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4" calcext:value-type="float">
            <text:p>1,94</text:p>
          </table:table-cell>
          <table:table-cell office:value-type="float" office:value="1693529828262" calcext:value-type="float">
            <text:p>16935298282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5" calcext:value-type="float">
            <text:p>1,95</text:p>
          </table:table-cell>
          <table:table-cell office:value-type="float" office:value="1693529828362" calcext:value-type="float">
            <text:p>16935298283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1" calcext:value-type="float">
            <text:p>1,91</text:p>
          </table:table-cell>
          <table:table-cell office:value-type="float" office:value="1693529828462" calcext:value-type="float">
            <text:p>16935298284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828562" calcext:value-type="float">
            <text:p>16935298285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1" calcext:value-type="float">
            <text:p>1,91</text:p>
          </table:table-cell>
          <table:table-cell office:value-type="float" office:value="1693529828662" calcext:value-type="float">
            <text:p>16935298286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2" calcext:value-type="float">
            <text:p>1,92</text:p>
          </table:table-cell>
          <table:table-cell office:value-type="float" office:value="1693529828762" calcext:value-type="float">
            <text:p>16935298287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828862" calcext:value-type="float">
            <text:p>16935298288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828962" calcext:value-type="float">
            <text:p>16935298289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2" calcext:value-type="float">
            <text:p>1,92</text:p>
          </table:table-cell>
          <table:table-cell office:value-type="float" office:value="1693529829062" calcext:value-type="float">
            <text:p>16935298290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5" calcext:value-type="float">
            <text:p>1,95</text:p>
          </table:table-cell>
          <table:table-cell office:value-type="float" office:value="1693529829162" calcext:value-type="float">
            <text:p>16935298291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" calcext:value-type="float">
            <text:p>1,9</text:p>
          </table:table-cell>
          <table:table-cell office:value-type="float" office:value="1693529829262" calcext:value-type="float">
            <text:p>16935298292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1" calcext:value-type="float">
            <text:p>1,91</text:p>
          </table:table-cell>
          <table:table-cell office:value-type="float" office:value="1693529829362" calcext:value-type="float">
            <text:p>16935298293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5" calcext:value-type="float">
            <text:p>1,95</text:p>
          </table:table-cell>
          <table:table-cell office:value-type="float" office:value="1693529829462" calcext:value-type="float">
            <text:p>16935298294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5" calcext:value-type="float">
            <text:p>1,95</text:p>
          </table:table-cell>
          <table:table-cell office:value-type="float" office:value="1693529829562" calcext:value-type="float">
            <text:p>16935298295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829662" calcext:value-type="float">
            <text:p>16935298296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2" calcext:value-type="float">
            <text:p>1,92</text:p>
          </table:table-cell>
          <table:table-cell office:value-type="float" office:value="1693529829762" calcext:value-type="float">
            <text:p>16935298297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6" calcext:value-type="float">
            <text:p>1,96</text:p>
          </table:table-cell>
          <table:table-cell office:value-type="float" office:value="1693529829862" calcext:value-type="float">
            <text:p>16935298298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5" calcext:value-type="float">
            <text:p>1,95</text:p>
          </table:table-cell>
          <table:table-cell office:value-type="float" office:value="1693529829962" calcext:value-type="float">
            <text:p>16935298299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1" calcext:value-type="float">
            <text:p>1,91</text:p>
          </table:table-cell>
          <table:table-cell office:value-type="float" office:value="1693529830062" calcext:value-type="float">
            <text:p>16935298300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4" calcext:value-type="float">
            <text:p>1,94</text:p>
          </table:table-cell>
          <table:table-cell office:value-type="float" office:value="1693529830162" calcext:value-type="float">
            <text:p>16935298301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" calcext:value-type="float">
            <text:p>1,9</text:p>
          </table:table-cell>
          <table:table-cell office:value-type="float" office:value="1693529830262" calcext:value-type="float">
            <text:p>16935298302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830362" calcext:value-type="float">
            <text:p>16935298303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6" calcext:value-type="float">
            <text:p>1,96</text:p>
          </table:table-cell>
          <table:table-cell office:value-type="float" office:value="1693529830462" calcext:value-type="float">
            <text:p>16935298304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6" calcext:value-type="float">
            <text:p>1,96</text:p>
          </table:table-cell>
          <table:table-cell office:value-type="float" office:value="1693529830562" calcext:value-type="float">
            <text:p>16935298305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" calcext:value-type="float">
            <text:p>1,9</text:p>
          </table:table-cell>
          <table:table-cell office:value-type="float" office:value="1693529830662" calcext:value-type="float">
            <text:p>16935298306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830762" calcext:value-type="float">
            <text:p>16935298307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4" calcext:value-type="float">
            <text:p>1,94</text:p>
          </table:table-cell>
          <table:table-cell office:value-type="float" office:value="1693529830862" calcext:value-type="float">
            <text:p>16935298308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2" calcext:value-type="float">
            <text:p>1,92</text:p>
          </table:table-cell>
          <table:table-cell office:value-type="float" office:value="1693529830962" calcext:value-type="float">
            <text:p>16935298309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2" calcext:value-type="float">
            <text:p>1,92</text:p>
          </table:table-cell>
          <table:table-cell office:value-type="float" office:value="1693529831062" calcext:value-type="float">
            <text:p>16935298310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831162" calcext:value-type="float">
            <text:p>16935298311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8" calcext:value-type="float">
            <text:p>1,98</text:p>
          </table:table-cell>
          <table:table-cell office:value-type="float" office:value="1693529831262" calcext:value-type="float">
            <text:p>16935298312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1" calcext:value-type="float">
            <text:p>1,91</text:p>
          </table:table-cell>
          <table:table-cell office:value-type="float" office:value="1693529831362" calcext:value-type="float">
            <text:p>16935298313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4" calcext:value-type="float">
            <text:p>1,94</text:p>
          </table:table-cell>
          <table:table-cell office:value-type="float" office:value="1693529831462" calcext:value-type="float">
            <text:p>16935298314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2" calcext:value-type="float">
            <text:p>1,92</text:p>
          </table:table-cell>
          <table:table-cell office:value-type="float" office:value="1693529831562" calcext:value-type="float">
            <text:p>16935298315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4" calcext:value-type="float">
            <text:p>1,94</text:p>
          </table:table-cell>
          <table:table-cell office:value-type="float" office:value="1693529831662" calcext:value-type="float">
            <text:p>16935298316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4" calcext:value-type="float">
            <text:p>1,94</text:p>
          </table:table-cell>
          <table:table-cell office:value-type="float" office:value="1693529831762" calcext:value-type="float">
            <text:p>16935298317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" calcext:value-type="float">
            <text:p>1,9</text:p>
          </table:table-cell>
          <table:table-cell office:value-type="float" office:value="1693529831862" calcext:value-type="float">
            <text:p>16935298318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4" calcext:value-type="float">
            <text:p>1,94</text:p>
          </table:table-cell>
          <table:table-cell office:value-type="float" office:value="1693529831962" calcext:value-type="float">
            <text:p>16935298319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6" calcext:value-type="float">
            <text:p>1,96</text:p>
          </table:table-cell>
          <table:table-cell office:value-type="float" office:value="1693529832062" calcext:value-type="float">
            <text:p>16935298320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832162" calcext:value-type="float">
            <text:p>16935298321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1" calcext:value-type="float">
            <text:p>1,91</text:p>
          </table:table-cell>
          <table:table-cell office:value-type="float" office:value="1693529832262" calcext:value-type="float">
            <text:p>16935298322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5" calcext:value-type="float">
            <text:p>1,95</text:p>
          </table:table-cell>
          <table:table-cell office:value-type="float" office:value="1693529832362" calcext:value-type="float">
            <text:p>16935298323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7" calcext:value-type="float">
            <text:p>1,97</text:p>
          </table:table-cell>
          <table:table-cell office:value-type="float" office:value="1693529832462" calcext:value-type="float">
            <text:p>16935298324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4" calcext:value-type="float">
            <text:p>1,94</text:p>
          </table:table-cell>
          <table:table-cell office:value-type="float" office:value="1693529832562" calcext:value-type="float">
            <text:p>16935298325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5" calcext:value-type="float">
            <text:p>1,95</text:p>
          </table:table-cell>
          <table:table-cell office:value-type="float" office:value="1693529832662" calcext:value-type="float">
            <text:p>16935298326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4" calcext:value-type="float">
            <text:p>1,94</text:p>
          </table:table-cell>
          <table:table-cell office:value-type="float" office:value="1693529832762" calcext:value-type="float">
            <text:p>16935298327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2" calcext:value-type="float">
            <text:p>1,92</text:p>
          </table:table-cell>
          <table:table-cell office:value-type="float" office:value="1693529832862" calcext:value-type="float">
            <text:p>16935298328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832962" calcext:value-type="float">
            <text:p>16935298329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833062" calcext:value-type="float">
            <text:p>16935298330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4" calcext:value-type="float">
            <text:p>1,94</text:p>
          </table:table-cell>
          <table:table-cell office:value-type="float" office:value="1693529833162" calcext:value-type="float">
            <text:p>16935298331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4" calcext:value-type="float">
            <text:p>1,94</text:p>
          </table:table-cell>
          <table:table-cell office:value-type="float" office:value="1693529833262" calcext:value-type="float">
            <text:p>16935298332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5" calcext:value-type="float">
            <text:p>1,95</text:p>
          </table:table-cell>
          <table:table-cell office:value-type="float" office:value="1693529833362" calcext:value-type="float">
            <text:p>16935298333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4" calcext:value-type="float">
            <text:p>1,94</text:p>
          </table:table-cell>
          <table:table-cell office:value-type="float" office:value="1693529833462" calcext:value-type="float">
            <text:p>16935298334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5" calcext:value-type="float">
            <text:p>1,95</text:p>
          </table:table-cell>
          <table:table-cell office:value-type="float" office:value="1693529833562" calcext:value-type="float">
            <text:p>16935298335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6" calcext:value-type="float">
            <text:p>1,96</text:p>
          </table:table-cell>
          <table:table-cell office:value-type="float" office:value="1693529833662" calcext:value-type="float">
            <text:p>16935298336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6" calcext:value-type="float">
            <text:p>1,96</text:p>
          </table:table-cell>
          <table:table-cell office:value-type="float" office:value="1693529833762" calcext:value-type="float">
            <text:p>16935298337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1" calcext:value-type="float">
            <text:p>1,91</text:p>
          </table:table-cell>
          <table:table-cell office:value-type="float" office:value="1693529833862" calcext:value-type="float">
            <text:p>16935298338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4" calcext:value-type="float">
            <text:p>1,94</text:p>
          </table:table-cell>
          <table:table-cell office:value-type="float" office:value="1693529833962" calcext:value-type="float">
            <text:p>16935298339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834062" calcext:value-type="float">
            <text:p>16935298340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4" calcext:value-type="float">
            <text:p>1,94</text:p>
          </table:table-cell>
          <table:table-cell office:value-type="float" office:value="1693529834162" calcext:value-type="float">
            <text:p>16935298341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4" calcext:value-type="float">
            <text:p>1,94</text:p>
          </table:table-cell>
          <table:table-cell office:value-type="float" office:value="1693529834262" calcext:value-type="float">
            <text:p>16935298342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4" calcext:value-type="float">
            <text:p>1,94</text:p>
          </table:table-cell>
          <table:table-cell office:value-type="float" office:value="1693529834362" calcext:value-type="float">
            <text:p>16935298343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1" calcext:value-type="float">
            <text:p>1,91</text:p>
          </table:table-cell>
          <table:table-cell office:value-type="float" office:value="1693529834462" calcext:value-type="float">
            <text:p>16935298344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2" calcext:value-type="float">
            <text:p>1,92</text:p>
          </table:table-cell>
          <table:table-cell office:value-type="float" office:value="1693529834562" calcext:value-type="float">
            <text:p>16935298345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2" calcext:value-type="float">
            <text:p>1,92</text:p>
          </table:table-cell>
          <table:table-cell office:value-type="float" office:value="1693529834662" calcext:value-type="float">
            <text:p>16935298346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5" calcext:value-type="float">
            <text:p>1,95</text:p>
          </table:table-cell>
          <table:table-cell office:value-type="float" office:value="1693529834762" calcext:value-type="float">
            <text:p>16935298347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4" calcext:value-type="float">
            <text:p>1,94</text:p>
          </table:table-cell>
          <table:table-cell office:value-type="float" office:value="1693529834862" calcext:value-type="float">
            <text:p>16935298348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834962" calcext:value-type="float">
            <text:p>16935298349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835062" calcext:value-type="float">
            <text:p>16935298350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2" calcext:value-type="float">
            <text:p>1,92</text:p>
          </table:table-cell>
          <table:table-cell office:value-type="float" office:value="1693529835162" calcext:value-type="float">
            <text:p>16935298351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9" calcext:value-type="float">
            <text:p>1,89</text:p>
          </table:table-cell>
          <table:table-cell office:value-type="float" office:value="1693529835262" calcext:value-type="float">
            <text:p>16935298352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4" calcext:value-type="float">
            <text:p>1,94</text:p>
          </table:table-cell>
          <table:table-cell office:value-type="float" office:value="1693529835362" calcext:value-type="float">
            <text:p>16935298353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6" calcext:value-type="float">
            <text:p>1,96</text:p>
          </table:table-cell>
          <table:table-cell office:value-type="float" office:value="1693529835463" calcext:value-type="float">
            <text:p>169352983546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5" calcext:value-type="float">
            <text:p>1,95</text:p>
          </table:table-cell>
          <table:table-cell office:value-type="float" office:value="1693529835562" calcext:value-type="float">
            <text:p>16935298355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835662" calcext:value-type="float">
            <text:p>16935298356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835762" calcext:value-type="float">
            <text:p>16935298357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835862" calcext:value-type="float">
            <text:p>16935298358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4" calcext:value-type="float">
            <text:p>1,94</text:p>
          </table:table-cell>
          <table:table-cell office:value-type="float" office:value="1693529835962" calcext:value-type="float">
            <text:p>16935298359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5" calcext:value-type="float">
            <text:p>1,95</text:p>
          </table:table-cell>
          <table:table-cell office:value-type="float" office:value="1693529836062" calcext:value-type="float">
            <text:p>16935298360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836162" calcext:value-type="float">
            <text:p>16935298361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" calcext:value-type="float">
            <text:p>1,9</text:p>
          </table:table-cell>
          <table:table-cell office:value-type="float" office:value="1693529836262" calcext:value-type="float">
            <text:p>16935298362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836362" calcext:value-type="float">
            <text:p>16935298363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836462" calcext:value-type="float">
            <text:p>16935298364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1" calcext:value-type="float">
            <text:p>1,91</text:p>
          </table:table-cell>
          <table:table-cell office:value-type="float" office:value="1693529836562" calcext:value-type="float">
            <text:p>16935298365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836662" calcext:value-type="float">
            <text:p>16935298366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" calcext:value-type="float">
            <text:p>1,9</text:p>
          </table:table-cell>
          <table:table-cell office:value-type="float" office:value="1693529836762" calcext:value-type="float">
            <text:p>16935298367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836862" calcext:value-type="float">
            <text:p>16935298368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2" calcext:value-type="float">
            <text:p>1,92</text:p>
          </table:table-cell>
          <table:table-cell office:value-type="float" office:value="1693529836962" calcext:value-type="float">
            <text:p>16935298369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837062" calcext:value-type="float">
            <text:p>16935298370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837162" calcext:value-type="float">
            <text:p>16935298371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837262" calcext:value-type="float">
            <text:p>16935298372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4" calcext:value-type="float">
            <text:p>1,94</text:p>
          </table:table-cell>
          <table:table-cell office:value-type="float" office:value="1693529837362" calcext:value-type="float">
            <text:p>16935298373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6" calcext:value-type="float">
            <text:p>1,96</text:p>
          </table:table-cell>
          <table:table-cell office:value-type="float" office:value="1693529837462" calcext:value-type="float">
            <text:p>16935298374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837562" calcext:value-type="float">
            <text:p>16935298375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4" calcext:value-type="float">
            <text:p>1,94</text:p>
          </table:table-cell>
          <table:table-cell office:value-type="float" office:value="1693529837662" calcext:value-type="float">
            <text:p>16935298376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2" calcext:value-type="float">
            <text:p>1,92</text:p>
          </table:table-cell>
          <table:table-cell office:value-type="float" office:value="1693529837762" calcext:value-type="float">
            <text:p>16935298377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4" calcext:value-type="float">
            <text:p>1,94</text:p>
          </table:table-cell>
          <table:table-cell office:value-type="float" office:value="1693529837862" calcext:value-type="float">
            <text:p>16935298378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5" calcext:value-type="float">
            <text:p>1,95</text:p>
          </table:table-cell>
          <table:table-cell office:value-type="float" office:value="1693529837962" calcext:value-type="float">
            <text:p>16935298379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2" calcext:value-type="float">
            <text:p>1,92</text:p>
          </table:table-cell>
          <table:table-cell office:value-type="float" office:value="1693529838062" calcext:value-type="float">
            <text:p>16935298380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838162" calcext:value-type="float">
            <text:p>16935298381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838262" calcext:value-type="float">
            <text:p>16935298382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838362" calcext:value-type="float">
            <text:p>16935298383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838462" calcext:value-type="float">
            <text:p>16935298384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1" calcext:value-type="float">
            <text:p>1,91</text:p>
          </table:table-cell>
          <table:table-cell office:value-type="float" office:value="1693529838562" calcext:value-type="float">
            <text:p>16935298385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6" calcext:value-type="float">
            <text:p>1,96</text:p>
          </table:table-cell>
          <table:table-cell office:value-type="float" office:value="1693529838662" calcext:value-type="float">
            <text:p>16935298386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838762" calcext:value-type="float">
            <text:p>16935298387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2" calcext:value-type="float">
            <text:p>1,92</text:p>
          </table:table-cell>
          <table:table-cell office:value-type="float" office:value="1693529838862" calcext:value-type="float">
            <text:p>16935298388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" calcext:value-type="float">
            <text:p>1,9</text:p>
          </table:table-cell>
          <table:table-cell office:value-type="float" office:value="1693529838962" calcext:value-type="float">
            <text:p>16935298389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5" calcext:value-type="float">
            <text:p>1,95</text:p>
          </table:table-cell>
          <table:table-cell office:value-type="float" office:value="1693529839062" calcext:value-type="float">
            <text:p>16935298390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6" calcext:value-type="float">
            <text:p>1,96</text:p>
          </table:table-cell>
          <table:table-cell office:value-type="float" office:value="1693529839162" calcext:value-type="float">
            <text:p>16935298391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839262" calcext:value-type="float">
            <text:p>16935298392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6" calcext:value-type="float">
            <text:p>1,96</text:p>
          </table:table-cell>
          <table:table-cell office:value-type="float" office:value="1693529839362" calcext:value-type="float">
            <text:p>16935298393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05" calcext:value-type="float">
            <text:p>2,05</text:p>
          </table:table-cell>
          <table:table-cell office:value-type="float" office:value="1693529839462" calcext:value-type="float">
            <text:p>16935298394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4" calcext:value-type="float">
            <text:p>1,94</text:p>
          </table:table-cell>
          <table:table-cell office:value-type="float" office:value="1693529839562" calcext:value-type="float">
            <text:p>16935298395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839662" calcext:value-type="float">
            <text:p>16935298396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6" calcext:value-type="float">
            <text:p>1,96</text:p>
          </table:table-cell>
          <table:table-cell office:value-type="float" office:value="1693529839762" calcext:value-type="float">
            <text:p>16935298397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839862" calcext:value-type="float">
            <text:p>16935298398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03" calcext:value-type="float">
            <text:p>2,03</text:p>
          </table:table-cell>
          <table:table-cell office:value-type="float" office:value="1693529839962" calcext:value-type="float">
            <text:p>16935298399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1" calcext:value-type="float">
            <text:p>1,91</text:p>
          </table:table-cell>
          <table:table-cell office:value-type="float" office:value="1693529840062" calcext:value-type="float">
            <text:p>16935298400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1" calcext:value-type="float">
            <text:p>1,91</text:p>
          </table:table-cell>
          <table:table-cell office:value-type="float" office:value="1693529840162" calcext:value-type="float">
            <text:p>16935298401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4" calcext:value-type="float">
            <text:p>1,94</text:p>
          </table:table-cell>
          <table:table-cell office:value-type="float" office:value="1693529840262" calcext:value-type="float">
            <text:p>16935298402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8" calcext:value-type="float">
            <text:p>1,98</text:p>
          </table:table-cell>
          <table:table-cell office:value-type="float" office:value="1693529840362" calcext:value-type="float">
            <text:p>16935298403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8" calcext:value-type="float">
            <text:p>1,88</text:p>
          </table:table-cell>
          <table:table-cell office:value-type="float" office:value="1693529840463" calcext:value-type="float">
            <text:p>169352984046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" calcext:value-type="float">
            <text:p>1,9</text:p>
          </table:table-cell>
          <table:table-cell office:value-type="float" office:value="1693529840562" calcext:value-type="float">
            <text:p>16935298405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4" calcext:value-type="float">
            <text:p>1,94</text:p>
          </table:table-cell>
          <table:table-cell office:value-type="float" office:value="1693529840662" calcext:value-type="float">
            <text:p>16935298406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4" calcext:value-type="float">
            <text:p>1,94</text:p>
          </table:table-cell>
          <table:table-cell office:value-type="float" office:value="1693529840762" calcext:value-type="float">
            <text:p>16935298407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840862" calcext:value-type="float">
            <text:p>16935298408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5" calcext:value-type="float">
            <text:p>1,95</text:p>
          </table:table-cell>
          <table:table-cell office:value-type="float" office:value="1693529840962" calcext:value-type="float">
            <text:p>16935298409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5" calcext:value-type="float">
            <text:p>1,95</text:p>
          </table:table-cell>
          <table:table-cell office:value-type="float" office:value="1693529841062" calcext:value-type="float">
            <text:p>16935298410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7" calcext:value-type="float">
            <text:p>1,97</text:p>
          </table:table-cell>
          <table:table-cell office:value-type="float" office:value="1693529841162" calcext:value-type="float">
            <text:p>16935298411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4" calcext:value-type="float">
            <text:p>1,94</text:p>
          </table:table-cell>
          <table:table-cell office:value-type="float" office:value="1693529841262" calcext:value-type="float">
            <text:p>16935298412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1" calcext:value-type="float">
            <text:p>1,91</text:p>
          </table:table-cell>
          <table:table-cell office:value-type="float" office:value="1693529841362" calcext:value-type="float">
            <text:p>16935298413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89" calcext:value-type="float">
            <text:p>1,89</text:p>
          </table:table-cell>
          <table:table-cell office:value-type="float" office:value="1693529841463" calcext:value-type="float">
            <text:p>169352984146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841562" calcext:value-type="float">
            <text:p>16935298415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841662" calcext:value-type="float">
            <text:p>16935298416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5" calcext:value-type="float">
            <text:p>1,95</text:p>
          </table:table-cell>
          <table:table-cell office:value-type="float" office:value="1693529841762" calcext:value-type="float">
            <text:p>16935298417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4" calcext:value-type="float">
            <text:p>1,94</text:p>
          </table:table-cell>
          <table:table-cell office:value-type="float" office:value="1693529841863" calcext:value-type="float">
            <text:p>169352984186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841963" calcext:value-type="float">
            <text:p>169352984196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2" calcext:value-type="float">
            <text:p>1,92</text:p>
          </table:table-cell>
          <table:table-cell office:value-type="float" office:value="1693529842062" calcext:value-type="float">
            <text:p>16935298420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4" calcext:value-type="float">
            <text:p>1,94</text:p>
          </table:table-cell>
          <table:table-cell office:value-type="float" office:value="1693529842162" calcext:value-type="float">
            <text:p>16935298421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2" calcext:value-type="float">
            <text:p>1,92</text:p>
          </table:table-cell>
          <table:table-cell office:value-type="float" office:value="1693529842263" calcext:value-type="float">
            <text:p>169352984226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5" calcext:value-type="float">
            <text:p>1,95</text:p>
          </table:table-cell>
          <table:table-cell office:value-type="float" office:value="1693529842362" calcext:value-type="float">
            <text:p>16935298423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5" calcext:value-type="float">
            <text:p>1,95</text:p>
          </table:table-cell>
          <table:table-cell office:value-type="float" office:value="1693529842462" calcext:value-type="float">
            <text:p>16935298424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2" calcext:value-type="float">
            <text:p>1,92</text:p>
          </table:table-cell>
          <table:table-cell office:value-type="float" office:value="1693529842562" calcext:value-type="float">
            <text:p>16935298425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1" calcext:value-type="float">
            <text:p>1,91</text:p>
          </table:table-cell>
          <table:table-cell office:value-type="float" office:value="1693529842663" calcext:value-type="float">
            <text:p>169352984266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6" calcext:value-type="float">
            <text:p>1,96</text:p>
          </table:table-cell>
          <table:table-cell office:value-type="float" office:value="1693529842762" calcext:value-type="float">
            <text:p>16935298427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2" calcext:value-type="float">
            <text:p>1,92</text:p>
          </table:table-cell>
          <table:table-cell office:value-type="float" office:value="1693529842862" calcext:value-type="float">
            <text:p>16935298428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842962" calcext:value-type="float">
            <text:p>16935298429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843063" calcext:value-type="float">
            <text:p>169352984306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5" calcext:value-type="float">
            <text:p>1,95</text:p>
          </table:table-cell>
          <table:table-cell office:value-type="float" office:value="1693529843162" calcext:value-type="float">
            <text:p>16935298431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4" calcext:value-type="float">
            <text:p>1,94</text:p>
          </table:table-cell>
          <table:table-cell office:value-type="float" office:value="1693529843262" calcext:value-type="float">
            <text:p>16935298432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4" calcext:value-type="float">
            <text:p>1,94</text:p>
          </table:table-cell>
          <table:table-cell office:value-type="float" office:value="1693529843362" calcext:value-type="float">
            <text:p>16935298433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7" calcext:value-type="float">
            <text:p>1,97</text:p>
          </table:table-cell>
          <table:table-cell office:value-type="float" office:value="1693529843463" calcext:value-type="float">
            <text:p>169352984346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4" calcext:value-type="float">
            <text:p>1,94</text:p>
          </table:table-cell>
          <table:table-cell office:value-type="float" office:value="1693529843562" calcext:value-type="float">
            <text:p>16935298435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843662" calcext:value-type="float">
            <text:p>16935298436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843762" calcext:value-type="float">
            <text:p>169352984376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3" calcext:value-type="float">
            <text:p>1,93</text:p>
          </table:table-cell>
          <table:table-cell office:value-type="float" office:value="1693529843863" calcext:value-type="float">
            <text:p>169352984386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1.94" calcext:value-type="float">
            <text:p>1,94</text:p>
          </table:table-cell>
          <table:table-cell office:value-type="float" office:value="1693529843962" calcext:value-type="float">
            <text:p>169352984396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9">00-00-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12-19T19:22:07.545396645</dc:date>
    <meta:editing-duration>PT1M44S</meta:editing-duration>
    <meta:editing-cycles>1</meta:editing-cycles>
    <meta:document-statistic meta:table-count="1" meta:cell-count="3597" meta:object-count="1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9.674cm" svg:height="10.531cm" xlink:href=".." xlink:type="simple" chart:class="chart:line" chart:style-name="ch1">
        <chart:legend chart:legend-position="end" svg:x="17.94cm" svg:y="4.966cm" style:legend-expansion="high" chart:style-name="ch2"/>
        <chart:plot-area chart:style-name="ch3" table:cell-range-address="exp1p1.B1:exp1p1.B1199" chart:data-source-has-labels="row" svg:x="0.7cm" svg:y="0.617cm" svg:width="16.463cm" svg:height="9.895cm">
          <chartooo:coordinate-region svg:x="1.612cm" svg:y="0.817cm" svg:width="15.551cm" svg:height="8.64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exp1p1.B2:exp1p1.B1199" chart:label-cell-address="exp1p1.B1:exp1p1.B1" chart:class="chart:line">
            <chart:data-point chart:repeated="119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nge</text:p>
                <draw:g>
                  <svg:desc>exp1p1.B1:exp1p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96">
                <text:p>1.96</text:p>
                <draw:g>
                  <svg:desc>exp1p1.B2:exp1p1.B119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89">
                <text:p>1.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91">
                <text:p>1.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96">
                <text:p>1.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91">
                <text:p>1.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91">
                <text:p>1.9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91">
                <text:p>1.9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96">
                <text:p>1.9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91">
                <text:p>1.9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91">
                <text:p>1.9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96">
                <text:p>1.9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91">
                <text:p>1.9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91">
                <text:p>1.9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96">
                <text:p>1.9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96">
                <text:p>1.9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96">
                <text:p>1.9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91">
                <text:p>1.9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89">
                <text:p>1.8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96">
                <text:p>1.9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6">
                <text:p>1.9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91">
                <text:p>1.9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91">
                <text:p>1.9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91">
                <text:p>1.9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91">
                <text:p>1.9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97">
                <text:p>1.9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96">
                <text:p>1.9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96">
                <text:p>1.9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97">
                <text:p>1.9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96">
                <text:p>1.9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96">
                <text:p>1.9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91">
                <text:p>1.9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91">
                <text:p>1.9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.91">
                <text:p>1.9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91">
                <text:p>1.9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91">
                <text:p>1.9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91">
                <text:p>1.9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96">
                <text:p>1.9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91">
                <text:p>1.9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.96">
                <text:p>1.9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.96">
                <text:p>1.9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.88">
                <text:p>1.8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.91">
                <text:p>1.9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.89">
                <text:p>1.8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.91">
                <text:p>1.9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.96">
                <text:p>1.9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.96">
                <text:p>1.9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.96">
                <text:p>1.9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.96">
                <text:p>1.9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.96">
                <text:p>1.9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.97">
                <text:p>1.9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.91">
                <text:p>1.9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.96">
                <text:p>1.9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.96">
                <text:p>1.9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.91">
                <text:p>1.9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.89">
                <text:p>1.8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.96">
                <text:p>1.9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.91">
                <text:p>1.9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.91">
                <text:p>1.9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.89">
                <text:p>1.8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.91">
                <text:p>1.9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.96">
                <text:p>1.9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.97">
                <text:p>1.9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.96">
                <text:p>1.9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.89">
                <text:p>1.8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.96">
                <text:p>1.9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.91">
                <text:p>1.9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.96">
                <text:p>1.9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.96">
                <text:p>1.9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.91">
                <text:p>1.9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.91">
                <text:p>1.9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.89">
                <text:p>1.8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.96">
                <text:p>1.9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.96">
                <text:p>1.9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.91">
                <text:p>1.9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.91">
                <text:p>1.9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.96">
                <text:p>1.9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.97">
                <text:p>1.9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.96">
                <text:p>1.9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.91">
                <text:p>1.9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.96">
                <text:p>1.9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.96">
                <text:p>1.9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.91">
                <text:p>1.9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.91">
                <text:p>1.9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.96">
                <text:p>1.9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.91">
                <text:p>1.9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.96">
                <text:p>1.96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.96">
                <text:p>1.9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.96">
                <text:p>1.9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.91">
                <text:p>1.9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.91">
                <text:p>1.9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.87">
                <text:p>1.87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.97">
                <text:p>1.9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.89">
                <text:p>1.89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.91">
                <text:p>1.9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.91">
                <text:p>1.91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.96">
                <text:p>1.96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.91">
                <text:p>1.91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.91">
                <text:p>1.91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.96">
                <text:p>1.96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.96">
                <text:p>1.96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.97">
                <text:p>1.97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.97">
                <text:p>1.97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.91">
                <text:p>1.91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.91">
                <text:p>1.91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.91">
                <text:p>1.91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.91">
                <text:p>1.91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.91">
                <text:p>1.91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.96">
                <text:p>1.96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.96">
                <text:p>1.96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.91">
                <text:p>1.91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.97">
                <text:p>1.97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.96">
                <text:p>1.96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.91">
                <text:p>1.91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.89">
                <text:p>1.89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.91">
                <text:p>1.91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.96">
                <text:p>1.96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.96">
                <text:p>1.96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.91">
                <text:p>1.91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.96">
                <text:p>1.96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.96">
                <text:p>1.96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.91">
                <text:p>1.91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.96">
                <text:p>1.96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.89">
                <text:p>1.89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.91">
                <text:p>1.91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.91">
                <text:p>1.91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.96">
                <text:p>1.96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.97">
                <text:p>1.97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.91">
                <text:p>1.91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.96">
                <text:p>1.96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.97">
                <text:p>1.97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.91">
                <text:p>1.91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.91">
                <text:p>1.91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.97">
                <text:p>1.97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.91">
                <text:p>1.91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.88">
                <text:p>1.88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.91">
                <text:p>1.91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.91">
                <text:p>1.91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.89">
                <text:p>1.89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.96">
                <text:p>1.96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.89">
                <text:p>1.89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.89">
                <text:p>1.89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.96">
                <text:p>1.96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.96">
                <text:p>1.96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.89">
                <text:p>1.89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.96">
                <text:p>1.96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.96">
                <text:p>1.96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.91">
                <text:p>1.91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.91">
                <text:p>1.91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.91">
                <text:p>1.91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.91">
                <text:p>1.91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.91">
                <text:p>1.91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.91">
                <text:p>1.91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.91">
                <text:p>1.91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.88">
                <text:p>1.88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.91">
                <text:p>1.91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.91">
                <text:p>1.91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.91">
                <text:p>1.91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.91">
                <text:p>1.91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.91">
                <text:p>1.91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.91">
                <text:p>1.91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.91">
                <text:p>1.91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.91">
                <text:p>1.91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.96">
                <text:p>1.96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.96">
                <text:p>1.96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.91">
                <text:p>1.91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.96">
                <text:p>1.96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.96">
                <text:p>1.96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.91">
                <text:p>1.91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.91">
                <text:p>1.91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.96">
                <text:p>1.96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.97">
                <text:p>1.97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.91">
                <text:p>1.91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.96">
                <text:p>1.96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.91">
                <text:p>1.91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.96">
                <text:p>1.96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.96">
                <text:p>1.96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.96">
                <text:p>1.96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.96">
                <text:p>1.96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.91">
                <text:p>1.91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.89">
                <text:p>1.89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.91">
                <text:p>1.91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.89">
                <text:p>1.89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.91">
                <text:p>1.91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1.97">
                <text:p>1.97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1.96">
                <text:p>1.96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.88">
                <text:p>1.88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.96">
                <text:p>1.96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1.91">
                <text:p>1.91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.96">
                <text:p>1.96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.91">
                <text:p>1.91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1.91">
                <text:p>1.91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1.96">
                <text:p>1.96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1.91">
                <text:p>1.91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1.89">
                <text:p>1.89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1.97">
                <text:p>1.97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1.91">
                <text:p>1.91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1.96">
                <text:p>1.96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1.91">
                <text:p>1.91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1.91">
                <text:p>1.91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1.91">
                <text:p>1.91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1.96">
                <text:p>1.96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1.91">
                <text:p>1.91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1.96">
                <text:p>1.96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1.96">
                <text:p>1.96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1.91">
                <text:p>1.91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1.96">
                <text:p>1.96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1.91">
                <text:p>1.91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1.97">
                <text:p>1.97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1.96">
                <text:p>1.96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1.96">
                <text:p>1.96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1.91">
                <text:p>1.91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1.91">
                <text:p>1.91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1.89">
                <text:p>1.89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1.96">
                <text:p>1.96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1.91">
                <text:p>1.91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1.96">
                <text:p>1.96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1.91">
                <text:p>1.91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1.96">
                <text:p>1.96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1.96">
                <text:p>1.96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1.96">
                <text:p>1.96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2.05">
                <text:p>2.05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1.96">
                <text:p>1.96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2.03">
                <text:p>2.03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1.91">
                <text:p>1.91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1.91">
                <text:p>1.91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1.88">
                <text:p>1.88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1.97">
                <text:p>1.97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1.91">
                <text:p>1.91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1.89">
                <text:p>1.89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1.91">
                <text:p>1.91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1.96">
                <text:p>1.96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1.97">
                <text:p>1.97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1.94">
                <text:p>1.9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